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185cm"/>
    </style:style>
    <style:style style:name="co2" style:family="table-column">
      <style:table-column-properties fo:break-before="auto" style:column-width="6.72cm"/>
    </style:style>
    <style:style style:name="co3" style:family="table-column">
      <style:table-column-properties fo:break-before="auto" style:column-width="7.468cm"/>
    </style:style>
    <style:style style:name="co4" style:family="table-column">
      <style:table-column-properties fo:break-before="auto" style:column-width="1.78cm"/>
    </style:style>
    <style:style style:name="co5" style:family="table-column">
      <style:table-column-properties fo:break-before="auto" style:column-width="4.161cm"/>
    </style:style>
    <style:style style:name="co6" style:family="table-column">
      <style:table-column-properties fo:break-before="auto" style:column-width="3.80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3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1"/>
    </style:style>
    <style:style style:name="ta_extref" style:family="table">
      <style:table-properties table:display="false"/>
    </style:style>
    <style:style style:name="T1" style:family="text">
      <style:text-properties style:font-name="Arial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Titel</text:p>
          </table:table-cell>
          <table:table-cell table:style-name="ce1" office:value-type="string">
            <text:p>Original Titel</text:p>
          </table:table-cell>
          <table:table-cell table:style-name="ce1" office:value-type="string">
            <text:p>Autor(en)</text:p>
          </table:table-cell>
          <table:table-cell table:style-name="ce1" office:value-type="string">
            <text:p>Sprache</text:p>
          </table:table-cell>
          <table:table-cell table:style-name="ce1" office:value-type="string">
            <text:p>ISBN</text:p>
          </table:table-cell>
          <table:table-cell table:style-name="ce1" office:value-type="string">
            <text:p>DDR Lizenznummer</text:p>
          </table:table-cell>
        </table:table-row>
        <table:table-row table:style-name="ro1">
          <table:table-cell office:value-type="string">
            <text:p>Das Versteck der Burg</text:p>
          </table:table-cell>
          <table:table-cell/>
          <table:table-cell office:value-type="string">
            <text:p>Sabine Blazy</text:p>
          </table:table-cell>
          <table:table-cell office:value-type="string">
            <text:p>deutsch</text:p>
          </table:table-cell>
          <table:table-cell office:value-type="string">
            <text:p>3-522-17451-8</text:p>
          </table:table-cell>
          <table:table-cell/>
        </table:table-row>
        <table:table-row table:style-name="ro1">
          <table:table-cell office:value-type="string">
            <text:p>Der dunkle Turm</text:p>
          </table:table-cell>
          <table:table-cell/>
          <table:table-cell office:value-type="string">
            <text:p>Sabine Blazy</text:p>
          </table:table-cell>
          <table:table-cell office:value-type="string">
            <text:p>deutsch</text:p>
          </table:table-cell>
          <table:table-cell office:value-type="string">
            <text:p>3-522-17375-9</text:p>
          </table:table-cell>
          <table:table-cell/>
        </table:table-row>
        <table:table-row table:style-name="ro1">
          <table:table-cell office:value-type="string">
            <text:p>Schöne Scheine</text:p>
          </table:table-cell>
          <table:table-cell/>
          <table:table-cell office:value-type="string">
            <text:p>Terry Pratchett</text:p>
          </table:table-cell>
          <table:table-cell office:value-type="string">
            <text:p>deutsch</text:p>
          </table:table-cell>
          <table:table-cell office:value-type="string">
            <text:p>978-3-442-54631-2</text:p>
          </table:table-cell>
          <table:table-cell/>
        </table:table-row>
        <table:table-row table:style-name="ro1">
          <table:table-cell office:value-type="string">
            <text:p>Angel: Close to the Ground</text:p>
          </table:table-cell>
          <table:table-cell/>
          <table:table-cell office:value-type="string">
            <text:p>Jeff Mariotte</text:p>
          </table:table-cell>
          <table:table-cell office:value-type="string">
            <text:p>englisch</text:p>
          </table:table-cell>
          <table:table-cell office:value-type="string">
            <text:p>0-671-04147-9</text:p>
          </table:table-cell>
          <table:table-cell/>
        </table:table-row>
        <table:table-row table:style-name="ro1">
          <table:table-cell office:value-type="string">
            <text:p>Angel: Not Forgotten</text:p>
          </table:table-cell>
          <table:table-cell/>
          <table:table-cell office:value-type="string">
            <text:p>Nancy Holder</text:p>
          </table:table-cell>
          <table:table-cell office:value-type="string">
            <text:p>englisch</text:p>
          </table:table-cell>
          <table:table-cell office:value-type="string">
            <text:p>0-671-04145-2</text:p>
          </table:table-cell>
          <table:table-cell/>
        </table:table-row>
        <table:table-row table:style-name="ro1">
          <table:table-cell office:value-type="string">
            <text:p>Angel: City Of</text:p>
          </table:table-cell>
          <table:table-cell/>
          <table:table-cell office:value-type="string">
            <text:p>Nancy Holder</text:p>
          </table:table-cell>
          <table:table-cell office:value-type="string">
            <text:p>englisch</text:p>
          </table:table-cell>
          <table:table-cell office:value-type="string">
            <text:p>0-671-04144-4</text:p>
          </table:table-cell>
          <table:table-cell/>
        </table:table-row>
        <table:table-row table:style-name="ro1">
          <table:table-cell office:value-type="string">
            <text:p>Buffy the Vampire Slayer: Ghoul Trouble</text:p>
          </table:table-cell>
          <table:table-cell/>
          <table:table-cell office:value-type="string">
            <text:p>John Passarella</text:p>
          </table:table-cell>
          <table:table-cell office:value-type="string">
            <text:p>englisch</text:p>
          </table:table-cell>
          <table:table-cell office:value-type="string">
            <text:p>0-7434-0042-9</text:p>
          </table:table-cell>
          <table:table-cell/>
        </table:table-row>
        <table:table-row table:style-name="ro1">
          <table:table-cell office:value-type="string">
            <text:p>Buffy the Vampire Slayer: Unnatural Selection</text:p>
          </table:table-cell>
          <table:table-cell/>
          <table:table-cell office:value-type="string">
            <text:p>Mel Odom</text:p>
          </table:table-cell>
          <table:table-cell office:value-type="string">
            <text:p>englisch</text:p>
          </table:table-cell>
          <table:table-cell office:value-type="string">
            <text:p>0-671-02630-5</text:p>
          </table:table-cell>
          <table:table-cell/>
        </table:table-row>
        <table:table-row table:style-name="ro1">
          <table:table-cell office:value-type="string">
            <text:p>Buffy the Vampire Slayer: Prime Evil</text:p>
          </table:table-cell>
          <table:table-cell/>
          <table:table-cell office:value-type="string">
            <text:p>Diana G. Gallagher</text:p>
          </table:table-cell>
          <table:table-cell office:value-type="string">
            <text:p>englisch</text:p>
          </table:table-cell>
          <table:table-cell office:value-type="string">
            <text:p>0-671-03930-X</text:p>
          </table:table-cell>
          <table:table-cell/>
        </table:table-row>
        <table:table-row table:style-name="ro1">
          <table:table-cell office:value-type="string">
            <text:p>Roswell High: The Salvation</text:p>
          </table:table-cell>
          <table:table-cell/>
          <table:table-cell office:value-type="string">
            <text:p>Melinda Metz</text:p>
          </table:table-cell>
          <table:table-cell office:value-type="string">
            <text:p>englisch</text:p>
          </table:table-cell>
          <table:table-cell office:value-type="string">
            <text:p>0-671-03564-9</text:p>
          </table:table-cell>
          <table:table-cell/>
        </table:table-row>
        <table:table-row table:style-name="ro1">
          <table:table-cell office:value-type="string">
            <text:p>Roswell High: The Dark One</text:p>
          </table:table-cell>
          <table:table-cell/>
          <table:table-cell office:value-type="string">
            <text:p>Melinda Metz</text:p>
          </table:table-cell>
          <table:table-cell office:value-type="string">
            <text:p>englisch</text:p>
          </table:table-cell>
          <table:table-cell office:value-type="string">
            <text:p>0-671-03563-0</text:p>
          </table:table-cell>
          <table:table-cell/>
        </table:table-row>
        <table:table-row table:style-name="ro1">
          <table:table-cell office:value-type="string">
            <text:p>Roswell High: The Rebel</text:p>
          </table:table-cell>
          <table:table-cell/>
          <table:table-cell office:value-type="string">
            <text:p>Melinda Metz</text:p>
          </table:table-cell>
          <table:table-cell office:value-type="string">
            <text:p>englisch</text:p>
          </table:table-cell>
          <table:table-cell office:value-type="string">
            <text:p>0-671-03562-2</text:p>
          </table:table-cell>
          <table:table-cell/>
        </table:table-row>
        <table:table-row table:style-name="ro1">
          <table:table-cell office:value-type="string">
            <text:p>Roswell High: The Vanished</text:p>
          </table:table-cell>
          <table:table-cell/>
          <table:table-cell office:value-type="string">
            <text:p>Melinda Metz</text:p>
          </table:table-cell>
          <table:table-cell office:value-type="string">
            <text:p>englisch</text:p>
          </table:table-cell>
          <table:table-cell office:value-type="string">
            <text:p>0-671-03561-4</text:p>
          </table:table-cell>
          <table:table-cell/>
        </table:table-row>
        <table:table-row table:style-name="ro1">
          <table:table-cell office:value-type="string">
            <text:p>Roswell High: The Stowaway</text:p>
          </table:table-cell>
          <table:table-cell/>
          <table:table-cell office:value-type="string">
            <text:p>Melinda Metz</text:p>
          </table:table-cell>
          <table:table-cell office:value-type="string">
            <text:p>englisch</text:p>
          </table:table-cell>
          <table:table-cell office:value-type="string">
            <text:p>0-671-02379-9</text:p>
          </table:table-cell>
          <table:table-cell/>
        </table:table-row>
        <table:table-row table:style-name="ro1">
          <table:table-cell office:value-type="string">
            <text:p>Roswell High: The Intruder</text:p>
          </table:table-cell>
          <table:table-cell/>
          <table:table-cell office:value-type="string">
            <text:p>Melinda Metz</text:p>
          </table:table-cell>
          <table:table-cell office:value-type="string">
            <text:p>englisch</text:p>
          </table:table-cell>
          <table:table-cell office:value-type="string">
            <text:p>0-671-77459-X</text:p>
          </table:table-cell>
          <table:table-cell/>
        </table:table-row>
        <table:table-row table:style-name="ro1">
          <table:table-cell office:value-type="string">
            <text:p>Roswell High: The Watcher</text:p>
          </table:table-cell>
          <table:table-cell/>
          <table:table-cell office:value-type="string">
            <text:p>Melinda Metz</text:p>
          </table:table-cell>
          <table:table-cell office:value-type="string">
            <text:p>englisch</text:p>
          </table:table-cell>
          <table:table-cell office:value-type="string">
            <text:p>0-7434-0881-0</text:p>
          </table:table-cell>
          <table:table-cell/>
        </table:table-row>
        <table:table-row table:style-name="ro1">
          <table:table-cell office:value-type="string">
            <text:p>Roswell High: The Seeker</text:p>
          </table:table-cell>
          <table:table-cell/>
          <table:table-cell office:value-type="string">
            <text:p>Melinda Metz</text:p>
          </table:table-cell>
          <table:table-cell office:value-type="string">
            <text:p>englisch</text:p>
          </table:table-cell>
          <table:table-cell office:value-type="string">
            <text:p>0-671-77464-6</text:p>
          </table:table-cell>
          <table:table-cell/>
        </table:table-row>
        <table:table-row table:style-name="ro1">
          <table:table-cell office:value-type="string">
            <text:p>Roswell: No Good Deed</text:p>
          </table:table-cell>
          <table:table-cell/>
          <table:table-cell office:value-type="string">
            <text:p>Dean Wesley Smith, Kristine Kathryn Rusch</text:p>
          </table:table-cell>
          <table:table-cell office:value-type="string">
            <text:p>englisch</text:p>
          </table:table-cell>
          <table:table-cell office:value-type="string">
            <text:p>0-7434-1835-2</text:p>
          </table:table-cell>
          <table:table-cell/>
        </table:table-row>
        <table:table-row table:style-name="ro1">
          <table:table-cell office:value-type="string">
            <text:p>Buffy the Vampire Slayer: Child of the Hunt</text:p>
          </table:table-cell>
          <table:table-cell/>
          <table:table-cell office:value-type="string">
            <text:p>Christopher Golden, Nancy Holder</text:p>
          </table:table-cell>
          <table:table-cell office:value-type="string">
            <text:p>englisch</text:p>
          </table:table-cell>
          <table:table-cell office:value-type="string">
            <text:p>0-671-02135-4</text:p>
          </table:table-cell>
          <table:table-cell/>
        </table:table-row>
        <table:table-row table:style-name="ro1">
          <table:table-cell office:value-type="string">
            <text:p>Buffy the Vampire Slayer: Return to Chaos</text:p>
          </table:table-cell>
          <table:table-cell/>
          <table:table-cell office:value-type="string">
            <text:p>Craig Shaw Gardner</text:p>
          </table:table-cell>
          <table:table-cell office:value-type="string">
            <text:p>englisch</text:p>
          </table:table-cell>
          <table:table-cell office:value-type="string">
            <text:p>0-671-02136-2</text:p>
          </table:table-cell>
          <table:table-cell/>
        </table:table-row>
        <table:table-row table:style-name="ro1">
          <table:table-cell office:value-type="string">
            <text:p>Buffy – Das inoffizielle Fanbuch</text:p>
          </table:table-cell>
          <table:table-cell/>
          <table:table-cell office:value-type="string">
            <text:p>Christian Lukas, Sascha Westphal</text:p>
          </table:table-cell>
          <table:table-cell office:value-type="string">
            <text:p>deutsch</text:p>
          </table:table-cell>
          <table:table-cell office:value-type="string">
            <text:p>3-426-61354-9</text:p>
          </table:table-cell>
          <table:table-cell/>
        </table:table-row>
        <table:table-row table:style-name="ro1">
          <table:table-cell office:value-type="string">
            <text:p>Buffy – Die Jagd geht weiter</text:p>
          </table:table-cell>
          <table:table-cell/>
          <table:table-cell office:value-type="string">
            <text:p>Christian Lukas, Sascha Westphal</text:p>
          </table:table-cell>
          <table:table-cell office:value-type="string">
            <text:p>deutsch</text:p>
          </table:table-cell>
          <table:table-cell office:value-type="string">
            <text:p>3-426-61851-6</text:p>
          </table:table-cell>
          <table:table-cell/>
        </table:table-row>
        <table:table-row table:style-name="ro1">
          <table:table-cell office:value-type="string">
            <text:p>Buffy – Die neuen Abenteuer</text:p>
          </table:table-cell>
          <table:table-cell/>
          <table:table-cell office:value-type="string">
            <text:p>Christian Lukas, Sascha Westphal</text:p>
          </table:table-cell>
          <table:table-cell office:value-type="string">
            <text:p>deutsch</text:p>
          </table:table-cell>
          <table:table-cell office:value-type="string">
            <text:p>3-426-61706-4</text:p>
          </table:table-cell>
          <table:table-cell/>
        </table:table-row>
        <table:table-row table:style-name="ro1">
          <table:table-cell office:value-type="string">
            <text:p>Buffy – Die Jägerin schlägt zurück</text:p>
          </table:table-cell>
          <table:table-cell/>
          <table:table-cell office:value-type="string">
            <text:p>Christian Lukas, Sascha Westphal</text:p>
          </table:table-cell>
          <table:table-cell office:value-type="string">
            <text:p>deutsch</text:p>
          </table:table-cell>
          <table:table-cell office:value-type="string">
            <text:p>3-426-62079-0</text:p>
          </table:table-cell>
          <table:table-cell/>
        </table:table-row>
        <table:table-row table:style-name="ro1">
          <table:table-cell office:value-type="string">
            <text:p>Zauberhafte Schwestern: Im Reich der Schatten</text:p>
          </table:table-cell>
          <table:table-cell/>
          <table:table-cell office:value-type="string">
            <text:p>Torsten Dewi</text:p>
          </table:table-cell>
          <table:table-cell office:value-type="string">
            <text:p>deutsch</text:p>
          </table:table-cell>
          <table:table-cell office:value-type="string">
            <text:p>3-8025-3257-0</text:p>
          </table:table-cell>
          <table:table-cell/>
        </table:table-row>
        <table:table-row table:style-name="ro1">
          <table:table-cell office:value-type="string">
            <text:p>Only Human</text:p>
          </table:table-cell>
          <table:table-cell/>
          <table:table-cell office:value-type="string">
            <text:p>Tom Holt</text:p>
          </table:table-cell>
          <table:table-cell office:value-type="string">
            <text:p>englisch</text:p>
          </table:table-cell>
          <table:table-cell office:value-type="string">
            <text:p>1-85723-949-0</text:p>
          </table:table-cell>
          <table:table-cell/>
        </table:table-row>
        <table:table-row table:style-name="ro1">
          <table:table-cell office:value-type="string">
            <text:p>Richards Blockbuster</text:p>
          </table:table-cell>
          <table:table-cell/>
          <table:table-cell office:value-type="string">
            <text:p>Tom Holt</text:p>
          </table:table-cell>
          <table:table-cell office:value-type="string">
            <text:p>deutsch</text:p>
          </table:table-cell>
          <table:table-cell office:value-type="string">
            <text:p>3-453-12232-1</text:p>
          </table:table-cell>
          <table:table-cell/>
        </table:table-row>
        <table:table-row table:style-name="ro1">
          <table:table-cell office:value-type="string">
            <text:p>Auch Götter sind nur Menschen</text:p>
          </table:table-cell>
          <table:table-cell office:value-type="string">
            <text:p>Odds and Gods</text:p>
          </table:table-cell>
          <table:table-cell office:value-type="string">
            <text:p>Tom Holt</text:p>
          </table:table-cell>
          <table:table-cell office:value-type="string">
            <text:p>deutsch</text:p>
          </table:table-cell>
          <table:table-cell office:value-type="string">
            <text:p>3-453-11935-5</text:p>
          </table:table-cell>
          <table:table-cell/>
        </table:table-row>
        <table:table-row table:style-name="ro1">
          <table:table-cell office:value-type="string">
            <text:p>Snottys Gral</text:p>
          </table:table-cell>
          <table:table-cell office:value-type="string">
            <text:p>Grailblazers</text:p>
          </table:table-cell>
          <table:table-cell office:value-type="string">
            <text:p>Tom Holt</text:p>
          </table:table-cell>
          <table:table-cell office:value-type="string">
            <text:p>deutsch</text:p>
          </table:table-cell>
          <table:table-cell office:value-type="string">
            <text:p>3-453-10972-4</text:p>
          </table:table-cell>
          <table:table-cell/>
        </table:table-row>
        <table:table-row table:style-name="ro1">
          <table:table-cell office:value-type="string">
            <text:p>Wish You Were Here</text:p>
          </table:table-cell>
          <table:table-cell/>
          <table:table-cell office:value-type="string">
            <text:p>Tom Holt</text:p>
          </table:table-cell>
          <table:table-cell office:value-type="string">
            <text:p>englisch</text:p>
          </table:table-cell>
          <table:table-cell office:value-type="string">
            <text:p>1-85723-687-4</text:p>
          </table:table-cell>
          <table:table-cell/>
        </table:table-row>
        <table:table-row table:style-name="ro1">
          <table:table-cell office:value-type="string">
            <text:p>Mein Held</text:p>
          </table:table-cell>
          <table:table-cell office:value-type="string">
            <text:p>My Hero</text:p>
          </table:table-cell>
          <table:table-cell office:value-type="string">
            <text:p>Tom Holt</text:p>
          </table:table-cell>
          <table:table-cell office:value-type="string">
            <text:p>deutsch</text:p>
          </table:table-cell>
          <table:table-cell office:value-type="string">
            <text:p>3-453-14933-5</text:p>
          </table:table-cell>
          <table:table-cell/>
        </table:table-row>
        <table:table-row table:style-name="ro1">
          <table:table-cell office:value-type="string">
            <text:p>Immer Ärger mit Georgie</text:p>
          </table:table-cell>
          <table:table-cell office:value-type="string">
            <text:p>Paint Your Dragon</text:p>
          </table:table-cell>
          <table:table-cell office:value-type="string">
            <text:p>Tom Holt</text:p>
          </table:table-cell>
          <table:table-cell office:value-type="string">
            <text:p>deutsch</text:p>
          </table:table-cell>
          <table:table-cell office:value-type="string">
            <text:p>3-453-14030-3</text:p>
          </table:table-cell>
          <table:table-cell/>
        </table:table-row>
        <table:table-row table:style-name="ro1">
          <table:table-cell office:value-type="string">
            <text:p>Falling Sideways</text:p>
          </table:table-cell>
          <table:table-cell/>
          <table:table-cell office:value-type="string">
            <text:p>Tom Holt</text:p>
          </table:table-cell>
          <table:table-cell office:value-type="string">
            <text:p>englisch</text:p>
          </table:table-cell>
          <table:table-cell office:value-type="string">
            <text:p>1-84149-110-1</text:p>
          </table:table-cell>
          <table:table-cell/>
        </table:table-row>
        <table:table-row table:style-name="ro1">
          <table:table-cell office:value-type="string">
            <text:p>Die Saga von Garth und Torian II</text:p>
          </table:table-cell>
          <table:table-cell/>
          <table:table-cell office:value-type="string">
            <text:p>Wolfgang Hohlbein</text:p>
          </table:table-cell>
          <table:table-cell office:value-type="string">
            <text:p>deutsch</text:p>
          </table:table-cell>
          <table:table-cell office:value-type="string">
            <text:p>3-442-24702-0</text:p>
          </table:table-cell>
          <table:table-cell/>
        </table:table-row>
        <table:table-row table:style-name="ro1">
          <table:table-cell office:value-type="string">
            <text:p>Die Rückkehr der Zauberer</text:p>
          </table:table-cell>
          <table:table-cell/>
          <table:table-cell office:value-type="string">
            <text:p>Wolfgang Hohlbein</text:p>
          </table:table-cell>
          <table:table-cell office:value-type="string">
            <text:p>deutsch</text:p>
          </table:table-cell>
          <table:table-cell office:value-type="string">
            <text:p>3-404-13969-0</text:p>
          </table:table-cell>
          <table:table-cell/>
        </table:table-row>
        <table:table-row table:style-name="ro1">
          <table:table-cell office:value-type="string">
            <text:p>Märchenmonds Kinder</text:p>
          </table:table-cell>
          <table:table-cell/>
          <table:table-cell office:value-type="string">
            <text:p>Wolfgang Hohlbein, Heike Hohlbein</text:p>
          </table:table-cell>
          <table:table-cell office:value-type="string">
            <text:p>deutsch</text:p>
          </table:table-cell>
          <table:table-cell office:value-type="string">
            <text:p>3-453-13573-3</text:p>
          </table:table-cell>
          <table:table-cell/>
        </table:table-row>
        <table:table-row table:style-name="ro1">
          <table:table-cell office:value-type="string">
            <text:p>Der Inquisitor</text:p>
          </table:table-cell>
          <table:table-cell/>
          <table:table-cell office:value-type="string">
            <text:p>Wolfgang Hohlbein</text:p>
          </table:table-cell>
          <table:table-cell office:value-type="string">
            <text:p>deutsch</text:p>
          </table:table-cell>
          <table:table-cell office:value-type="string">
            <text:p>3-404-13627-6</text:p>
          </table:table-cell>
          <table:table-cell/>
        </table:table-row>
        <table:table-row table:style-name="ro1">
          <table:table-cell office:value-type="string">
            <text:p>Im Netz der Spinnen</text:p>
          </table:table-cell>
          <table:table-cell/>
          <table:table-cell office:value-type="string">
            <text:p>Wolfgang Hohlbein</text:p>
          </table:table-cell>
          <table:table-cell office:value-type="string">
            <text:p>deutsch</text:p>
          </table:table-cell>
          <table:table-cell office:value-type="string">
            <text:p>3-453-13090-1</text:p>
          </table:table-cell>
          <table:table-cell/>
        </table:table-row>
        <table:table-row table:style-name="ro1">
          <table:table-cell office:value-type="string">
            <text:p>Das Druidentor</text:p>
          </table:table-cell>
          <table:table-cell/>
          <table:table-cell office:value-type="string">
            <text:p>Wolfgang Hohlbein</text:p>
          </table:table-cell>
          <table:table-cell office:value-type="string">
            <text:p>deutsch</text:p>
          </table:table-cell>
          <table:table-cell office:value-type="string">
            <text:p>3-453-08843-3</text:p>
          </table:table-cell>
          <table:table-cell/>
        </table:table-row>
        <table:table-row table:style-name="ro1">
          <table:table-cell office:value-type="string">
            <text:p>Dinoland</text:p>
          </table:table-cell>
          <table:table-cell/>
          <table:table-cell office:value-type="string">
            <text:p>Wolfgang Hohlbein</text:p>
          </table:table-cell>
          <table:table-cell office:value-type="string">
            <text:p>deutsch</text:p>
          </table:table-cell>
          <table:table-cell office:value-type="string">
            <text:p>3-404-13949-6</text:p>
          </table:table-cell>
          <table:table-cell/>
        </table:table-row>
        <table:table-row table:style-name="ro1">
          <table:table-cell office:value-type="string">
            <text:p>Die grösste Show jenseits der Welt</text:p>
          </table:table-cell>
          <table:table-cell office:value-type="string">
            <text:p>The Greatest Show Off Earth</text:p>
          </table:table-cell>
          <table:table-cell office:value-type="string">
            <text:p>Robert Rankin</text:p>
          </table:table-cell>
          <table:table-cell office:value-type="string">
            <text:p>deutsch</text:p>
          </table:table-cell>
          <table:table-cell office:value-type="string">
            <text:p>3-404-24210-6</text:p>
          </table:table-cell>
          <table:table-cell/>
        </table:table-row>
        <table:table-row table:style-name="ro1">
          <table:table-cell office:value-type="string">
            <text:p>Jäger des verlorenen Parkplatzes</text:p>
          </table:table-cell>
          <table:table-cell office:value-type="string">
            <text:p>Raiders of the Lost Car Park</text:p>
          </table:table-cell>
          <table:table-cell office:value-type="string">
            <text:p>Robert Rankin</text:p>
          </table:table-cell>
          <table:table-cell office:value-type="string">
            <text:p>deutsch</text:p>
          </table:table-cell>
          <table:table-cell office:value-type="string">
            <text:p>3-404-24204-1</text:p>
          </table:table-cell>
          <table:table-cell/>
        </table:table-row>
        <table:table-row table:style-name="ro1">
          <table:table-cell office:value-type="string">
            <text:p>Der Garten unirdischer Gelüste</text:p>
          </table:table-cell>
          <table:table-cell office:value-type="string">
            <text:p>The Garden of Unearthly Delights</text:p>
          </table:table-cell>
          <table:table-cell office:value-type="string">
            <text:p>Robert Rankin</text:p>
          </table:table-cell>
          <table:table-cell office:value-type="string">
            <text:p>deutsch</text:p>
          </table:table-cell>
          <table:table-cell office:value-type="string">
            <text:p>3-404-24225-4</text:p>
          </table:table-cell>
          <table:table-cell/>
        </table:table-row>
        <table:table-row table:style-name="ro1">
          <table:table-cell office:value-type="string">
            <text:p>Die Akte Brentford</text:p>
          </table:table-cell>
          <table:table-cell office:value-type="string">
            <text:p>The Brentford Triangle</text:p>
          </table:table-cell>
          <table:table-cell office:value-type="string">
            <text:p>Robert Rankin</text:p>
          </table:table-cell>
          <table:table-cell office:value-type="string">
            <text:p>deutsch</text:p>
          </table:table-cell>
          <table:table-cell office:value-type="string">
            <text:p>3-404-24247-5</text:p>
          </table:table-cell>
          <table:table-cell/>
        </table:table-row>
        <table:table-row table:style-name="ro1">
          <table:table-cell office:value-type="string">
            <text:p>Jenseits von Ealing</text:p>
          </table:table-cell>
          <table:table-cell office:value-type="string">
            <text:p>East of Ealing</text:p>
          </table:table-cell>
          <table:table-cell office:value-type="string">
            <text:p>Robert Rankin</text:p>
          </table:table-cell>
          <table:table-cell office:value-type="string">
            <text:p>deutsch</text:p>
          </table:table-cell>
          <table:table-cell office:value-type="string">
            <text:p>3-404-24255-6</text:p>
          </table:table-cell>
          <table:table-cell/>
        </table:table-row>
        <table:table-row table:style-name="ro1">
          <table:table-cell office:value-type="string">
            <text:p>Der wundersamste Mann, der jemals lebte</text:p>
          </table:table-cell>
          <table:table-cell office:value-type="string">
            <text:p>The Most Amazing Man Who Ever Lived</text:p>
          </table:table-cell>
          <table:table-cell office:value-type="string">
            <text:p>Robert Rankin</text:p>
          </table:table-cell>
          <table:table-cell office:value-type="string">
            <text:p>deutsch</text:p>
          </table:table-cell>
          <table:table-cell office:value-type="string">
            <text:p>3-404-24216-5</text:p>
          </table:table-cell>
          <table:table-cell/>
        </table:table-row>
        <table:table-row table:style-name="ro1">
          <table:table-cell office:value-type="string">
            <text:p>Der Antipapst</text:p>
          </table:table-cell>
          <table:table-cell office:value-type="string">
            <text:p>The Antipope</text:p>
          </table:table-cell>
          <table:table-cell office:value-type="string">
            <text:p>Robert Rankin</text:p>
          </table:table-cell>
          <table:table-cell office:value-type="string">
            <text:p>deutsch</text:p>
          </table:table-cell>
          <table:table-cell office:value-type="string">
            <text:p>3-404-24246-7</text:p>
          </table:table-cell>
          <table:table-cell/>
        </table:table-row>
        <table:table-row table:style-name="ro1">
          <table:table-cell office:value-type="string">
            <text:p>Das Buch der allerletzten Wahrheiten</text:p>
          </table:table-cell>
          <table:table-cell office:value-type="string">
            <text:p>The Book of Ultimate Truths</text:p>
          </table:table-cell>
          <table:table-cell office:value-type="string">
            <text:p>Robert Rankin</text:p>
          </table:table-cell>
          <table:table-cell office:value-type="string">
            <text:p>deutsch</text:p>
          </table:table-cell>
          <table:table-cell office:value-type="string">
            <text:p>3-404-24201-7</text:p>
          </table:table-cell>
          <table:table-cell/>
        </table:table-row>
        <table:table-row table:style-name="ro1">
          <table:table-cell office:value-type="string">
            <text:p>Per Anhalter durch die Galaxis</text:p>
          </table:table-cell>
          <table:table-cell office:value-type="string">
            <text:p>The Hitchhiker's Guide to the Galaxy</text:p>
          </table:table-cell>
          <table:table-cell office:value-type="string">
            <text:p>Douglas Adams</text:p>
          </table:table-cell>
          <table:table-cell office:value-type="string">
            <text:p>deutsch</text:p>
          </table:table-cell>
          <table:table-cell office:value-type="string">
            <text:p>3-548-22491-1</text:p>
          </table:table-cell>
          <table:table-cell/>
        </table:table-row>
        <table:table-row table:style-name="ro1">
          <table:table-cell office:value-type="string">
            <text:p>Der Tiefere Sinn des Labenz</text:p>
          </table:table-cell>
          <table:table-cell office:value-type="string">
            <text:p>The Deeper Meaning of Liff</text:p>
          </table:table-cell>
          <table:table-cell office:value-type="string">
            <text:p>Douglas Adams</text:p>
          </table:table-cell>
          <table:table-cell office:value-type="string">
            <text:p>deutsch</text:p>
          </table:table-cell>
          <table:table-cell office:value-type="string">
            <text:p>3-453-09982-6</text:p>
          </table:table-cell>
          <table:table-cell/>
        </table:table-row>
        <table:table-row table:style-name="ro1">
          <table:table-cell office:value-type="string">
            <text:p>Dirk Gently's Holistische Detektei</text:p>
          </table:table-cell>
          <table:table-cell office:value-type="string">
            <text:p>Dirk Gently's Holistic Detective Agency</text:p>
          </table:table-cell>
          <table:table-cell office:value-type="string">
            <text:p>Douglas Adams</text:p>
          </table:table-cell>
          <table:table-cell office:value-type="string">
            <text:p>deutsch</text:p>
          </table:table-cell>
          <table:table-cell office:value-type="string">
            <text:p>3-548-22231-5</text:p>
          </table:table-cell>
          <table:table-cell/>
        </table:table-row>
        <table:table-row table:style-name="ro1">
          <table:table-cell office:value-type="string">
            <text:p>Der lange dunkle Fünfuhrtee der Seele</text:p>
          </table:table-cell>
          <table:table-cell office:value-type="string">
            <text:p>The Long Dark Tea-Time of the Soul</text:p>
          </table:table-cell>
          <table:table-cell office:value-type="string">
            <text:p>Douglas Adams</text:p>
          </table:table-cell>
          <table:table-cell office:value-type="string">
            <text:p>deutsch</text:p>
          </table:table-cell>
          <table:table-cell office:value-type="string">
            <text:p>3-548-22539-X</text:p>
          </table:table-cell>
          <table:table-cell/>
        </table:table-row>
        <table:table-row table:style-name="ro1">
          <table:table-cell office:value-type="string">
            <text:p>Die Letzten ihrer Art</text:p>
          </table:table-cell>
          <table:table-cell office:value-type="string">
            <text:p>Last Chance to See...</text:p>
          </table:table-cell>
          <table:table-cell office:value-type="string">
            <text:p>Douglas Adams, Mark Carwardine</text:p>
          </table:table-cell>
          <table:table-cell office:value-type="string">
            <text:p>deutsch</text:p>
          </table:table-cell>
          <table:table-cell office:value-type="string">
            <text:p>3-453-06115-2</text:p>
          </table:table-cell>
          <table:table-cell/>
        </table:table-row>
        <table:table-row table:style-name="ro1">
          <table:table-cell office:value-type="string">
            <text:p>Per Anhalter durch die Galaxis (Comic)</text:p>
          </table:table-cell>
          <table:table-cell office:value-type="string">
            <text:p>The Hitchhiker's Guide to the Galaxy (Comic)</text:p>
          </table:table-cell>
          <table:table-cell office:value-type="string">
            <text:p>Douglas Adams</text:p>
          </table:table-cell>
          <table:table-cell office:value-type="string">
            <text:p>deutsch</text:p>
          </table:table-cell>
          <table:table-cell office:value-type="string">
            <text:p>3-453-11700-X</text:p>
          </table:table-cell>
          <table:table-cell/>
        </table:table-row>
        <table:table-row table:style-name="ro1">
          <table:table-cell office:value-type="string">
            <text:p>Das Leben, das Universum und der ganze Rest / Macht's gut, und Danke für den Fisch</text:p>
          </table:table-cell>
          <table:table-cell office:value-type="string">
            <text:p>Life, The Universe and Everything / So Long, and Thanks for All the Fish</text:p>
          </table:table-cell>
          <table:table-cell office:value-type="string">
            <text:p>Douglas Adams</text:p>
          </table:table-cell>
          <table:table-cell office:value-type="string">
            <text:p>deutsch</text:p>
          </table:table-cell>
          <table:table-cell office:value-type="string">
            <text:p>3-548-23681-2</text:p>
          </table:table-cell>
          <table:table-cell/>
        </table:table-row>
        <table:table-row table:style-name="ro1">
          <table:table-cell office:value-type="string">
            <text:p>Das Erbe des Zauberers</text:p>
          </table:table-cell>
          <table:table-cell office:value-type="string">
            <text:p>Equal Rites</text:p>
          </table:table-cell>
          <table:table-cell office:value-type="string">
            <text:p>Terry Pratchett</text:p>
          </table:table-cell>
          <table:table-cell office:value-type="string">
            <text:p>deutsch</text:p>
          </table:table-cell>
          <table:table-cell office:value-type="string">
            <text:p>3-453-03451-1</text:p>
          </table:table-cell>
          <table:table-cell/>
        </table:table-row>
        <table:table-row table:style-name="ro1">
          <table:table-cell office:value-type="string">
            <text:p>Terry Pratchetts Scheibenwelt-Quizbuch</text:p>
          </table:table-cell>
          <table:table-cell office:value-type="string">
            <text:p>Terry Pratchett's Discworld Quizbook</text:p>
          </table:table-cell>
          <table:table-cell office:value-type="string">
            <text:p>David Langford</text:p>
          </table:table-cell>
          <table:table-cell office:value-type="string">
            <text:p>deutsch</text:p>
          </table:table-cell>
          <table:table-cell office:value-type="string">
            <text:p>3-442-44514-0</text:p>
          </table:table-cell>
          <table:table-cell/>
        </table:table-row>
        <table:table-row table:style-name="ro1">
          <table:table-cell table:number-columns-repeated="2" office:value-type="string">
            <text:p>Strata</text:p>
          </table:table-cell>
          <table:table-cell office:value-type="string">
            <text:p>Terry Pratchett</text:p>
          </table:table-cell>
          <table:table-cell office:value-type="string">
            <text:p>deutsch</text:p>
          </table:table-cell>
          <table:table-cell office:value-type="string">
            <text:p>978-3-453-05834-7</text:p>
          </table:table-cell>
          <table:table-cell/>
        </table:table-row>
        <table:table-row table:style-name="ro1">
          <table:table-cell office:value-type="string">
            <text:p>Wachen! Wachen!</text:p>
          </table:table-cell>
          <table:table-cell office:value-type="string">
            <text:p>Guards! Guards!</text:p>
          </table:table-cell>
          <table:table-cell office:value-type="string">
            <text:p>Terry Pratchett</text:p>
          </table:table-cell>
          <table:table-cell office:value-type="string">
            <text:p>deutsch</text:p>
          </table:table-cell>
          <table:table-cell office:value-type="string">
            <text:p>3-453-05029-0</text:p>
          </table:table-cell>
          <table:table-cell/>
        </table:table-row>
        <table:table-row table:style-name="ro1">
          <table:table-cell office:value-type="string">
            <text:p>Gefährliche Possen</text:p>
          </table:table-cell>
          <table:table-cell office:value-type="string">
            <text:p>The Wizards of Odd – Comic Tales of Fantasy</text:p>
          </table:table-cell>
          <table:table-cell office:value-type="string">
            <text:p>diverse</text:p>
          </table:table-cell>
          <table:table-cell office:value-type="string">
            <text:p>deutsch</text:p>
          </table:table-cell>
          <table:table-cell office:value-type="string">
            <text:p>3-453-13343-9</text:p>
          </table:table-cell>
          <table:table-cell/>
        </table:table-row>
        <table:table-row table:style-name="ro1">
          <table:table-cell office:value-type="string">
            <text:p>Die Farben der Magie</text:p>
          </table:table-cell>
          <table:table-cell office:value-type="string">
            <text:p>The Colour of Magic</text:p>
          </table:table-cell>
          <table:table-cell office:value-type="string">
            <text:p>Terry Pratchett</text:p>
          </table:table-cell>
          <table:table-cell office:value-type="string">
            <text:p>deutsch</text:p>
          </table:table-cell>
          <table:table-cell office:value-type="string">
            <text:p>3-453-05860-7</text:p>
          </table:table-cell>
          <table:table-cell/>
        </table:table-row>
        <table:table-row table:style-name="ro1">
          <table:table-cell office:value-type="string">
            <text:p>Nur Du kannst die Menschheit retten</text:p>
          </table:table-cell>
          <table:table-cell office:value-type="string">
            <text:p>Only You Can Save Mankind</text:p>
          </table:table-cell>
          <table:table-cell office:value-type="string">
            <text:p>Terry Pratchett</text:p>
          </table:table-cell>
          <table:table-cell office:value-type="string">
            <text:p>deutsch</text:p>
          </table:table-cell>
          <table:table-cell office:value-type="string">
            <text:p>3-442-42633-2</text:p>
          </table:table-cell>
          <table:table-cell/>
        </table:table-row>
        <table:table-row table:style-name="ro1">
          <table:table-cell office:value-type="string">
            <text:p>Nur Du kannst sie verstehen</text:p>
          </table:table-cell>
          <table:table-cell office:value-type="string">
            <text:p>Johnny and the Dead</text:p>
          </table:table-cell>
          <table:table-cell office:value-type="string">
            <text:p>Terry Pratchett</text:p>
          </table:table-cell>
          <table:table-cell office:value-type="string">
            <text:p>deutsch</text:p>
          </table:table-cell>
          <table:table-cell office:value-type="string">
            <text:p>3-442-42634-0</text:p>
          </table:table-cell>
          <table:table-cell/>
        </table:table-row>
        <table:table-row table:style-name="ro1">
          <table:table-cell office:value-type="string">
            <text:p>Das Restaurant am Ende des Universums</text:p>
          </table:table-cell>
          <table:table-cell office:value-type="string">
            <text:p>The Restaurant at the End of the Universe</text:p>
          </table:table-cell>
          <table:table-cell office:value-type="string">
            <text:p>Douglas Adams</text:p>
          </table:table-cell>
          <table:table-cell office:value-type="string">
            <text:p>deutsch</text:p>
          </table:table-cell>
          <table:table-cell office:value-type="string">
            <text:p>3-548-22492-X</text:p>
          </table:table-cell>
          <table:table-cell/>
        </table:table-row>
        <table:table-row table:style-name="ro1">
          <table:table-cell office:value-type="string">
            <text:p>The Truth</text:p>
          </table:table-cell>
          <table:table-cell/>
          <table:table-cell office:value-type="string">
            <text:p>Terry Pratchett</text:p>
          </table:table-cell>
          <table:table-cell office:value-type="string">
            <text:p>englisch</text:p>
          </table:table-cell>
          <table:table-cell office:value-type="string">
            <text:p>0-380-97895-4</text:p>
          </table:table-cell>
          <table:table-cell/>
        </table:table-row>
        <table:table-row table:style-name="ro1">
          <table:table-cell office:value-type="string">
            <text:p>Jingo</text:p>
          </table:table-cell>
          <table:table-cell/>
          <table:table-cell office:value-type="string">
            <text:p>Terry Pratchett</text:p>
          </table:table-cell>
          <table:table-cell office:value-type="string">
            <text:p>englisch</text:p>
          </table:table-cell>
          <table:table-cell office:value-type="string">
            <text:p>0-06-105047-4</text:p>
          </table:table-cell>
          <table:table-cell/>
        </table:table-row>
        <table:table-row table:style-name="ro1">
          <table:table-cell office:value-type="string">
            <text:p>The Last Continent</text:p>
          </table:table-cell>
          <table:table-cell/>
          <table:table-cell office:value-type="string">
            <text:p>Terry Pratchett</text:p>
          </table:table-cell>
          <table:table-cell office:value-type="string">
            <text:p>englisch</text:p>
          </table:table-cell>
          <table:table-cell office:value-type="string">
            <text:p>0-06-105048-2</text:p>
          </table:table-cell>
          <table:table-cell/>
        </table:table-row>
        <table:table-row table:style-name="ro1">
          <table:table-cell office:value-type="string">
            <text:p>Carpe Jugulum</text:p>
          </table:table-cell>
          <table:table-cell/>
          <table:table-cell office:value-type="string">
            <text:p>Terry Pratchett</text:p>
          </table:table-cell>
          <table:table-cell office:value-type="string">
            <text:p>englisch</text:p>
          </table:table-cell>
          <table:table-cell office:value-type="string">
            <text:p>0-06-105158-6</text:p>
          </table:table-cell>
          <table:table-cell/>
        </table:table-row>
        <table:table-row table:style-name="ro1">
          <table:table-cell office:value-type="string">
            <text:p>The Fifth Elephant</text:p>
          </table:table-cell>
          <table:table-cell/>
          <table:table-cell office:value-type="string">
            <text:p>Terry Pratchett</text:p>
          </table:table-cell>
          <table:table-cell office:value-type="string">
            <text:p>englisch</text:p>
          </table:table-cell>
          <table:table-cell office:value-type="string">
            <text:p>0-06-105157-8</text:p>
          </table:table-cell>
          <table:table-cell/>
        </table:table-row>
        <table:table-row table:style-name="ro1">
          <table:table-cell office:value-type="string">
            <text:p>Nation</text:p>
          </table:table-cell>
          <table:table-cell/>
          <table:table-cell office:value-type="string">
            <text:p>Terry Pratchett</text:p>
          </table:table-cell>
          <table:table-cell office:value-type="string">
            <text:p>englisch</text:p>
          </table:table-cell>
          <table:table-cell office:value-type="string">
            <text:p>978-0-385-61370-5</text:p>
          </table:table-cell>
          <table:table-cell/>
        </table:table-row>
        <table:table-row table:style-name="ro1">
          <table:table-cell office:value-type="string">
            <text:p>Monstrous Regiment</text:p>
          </table:table-cell>
          <table:table-cell/>
          <table:table-cell office:value-type="string">
            <text:p>Terry Pratchett</text:p>
          </table:table-cell>
          <table:table-cell office:value-type="string">
            <text:p>englisch</text:p>
          </table:table-cell>
          <table:table-cell office:value-type="string">
            <text:p>0-385-60340-1</text:p>
          </table:table-cell>
          <table:table-cell/>
        </table:table-row>
        <table:table-row table:style-name="ro1">
          <table:table-cell office:value-type="string">
            <text:p>Der Zeitdieb</text:p>
          </table:table-cell>
          <table:table-cell office:value-type="string">
            <text:p>The Thief of Time</text:p>
          </table:table-cell>
          <table:table-cell office:value-type="string">
            <text:p>Terry Pratchett</text:p>
          </table:table-cell>
          <table:table-cell office:value-type="string">
            <text:p>deutsch</text:p>
          </table:table-cell>
          <table:table-cell office:value-type="string">
            <text:p>3-442-54528-5</text:p>
          </table:table-cell>
          <table:table-cell/>
        </table:table-row>
        <table:table-row table:style-name="ro1">
          <table:table-cell office:value-type="string">
            <text:p>Einmal Rupert und zurück</text:p>
          </table:table-cell>
          <table:table-cell office:value-type="string">
            <text:p>Mostly Harmless</text:p>
          </table:table-cell>
          <table:table-cell office:value-type="string">
            <text:p>Douglas Adams</text:p>
          </table:table-cell>
          <table:table-cell office:value-type="string">
            <text:p>deutsch</text:p>
          </table:table-cell>
          <table:table-cell office:value-type="string">
            <text:p>3-453-08230-3</text:p>
          </table:table-cell>
          <table:table-cell/>
        </table:table-row>
        <table:table-row table:style-name="ro1">
          <table:table-cell office:value-type="string">
            <text:p>Weihnachten und andere Katastrophen</text:p>
          </table:table-cell>
          <table:table-cell/>
          <table:table-cell office:value-type="string">
            <text:p>diverse</text:p>
          </table:table-cell>
          <table:table-cell office:value-type="string">
            <text:p>deutsch</text:p>
          </table:table-cell>
          <table:table-cell office:value-type="string">
            <text:p>978-3-548-60875-4</text:p>
          </table:table-cell>
          <table:table-cell/>
        </table:table-row>
        <table:table-row table:style-name="ro1">
          <table:table-cell office:value-type="string">
            <text:p>The Amazing Maurice and His Educated Rodents</text:p>
          </table:table-cell>
          <table:table-cell/>
          <table:table-cell office:value-type="string">
            <text:p>Terry Pratchett</text:p>
          </table:table-cell>
          <table:table-cell office:value-type="string">
            <text:p>englisch</text:p>
          </table:table-cell>
          <table:table-cell office:value-type="string">
            <text:p>0-385-60123-9</text:p>
          </table:table-cell>
          <table:table-cell/>
        </table:table-row>
        <table:table-row table:style-name="ro1">
          <table:table-cell office:value-type="string">
            <text:p>Der fünfte Elefant</text:p>
          </table:table-cell>
          <table:table-cell office:value-type="string">
            <text:p>The Fifth Elephant</text:p>
          </table:table-cell>
          <table:table-cell office:value-type="string">
            <text:p>Terry Pratchett</text:p>
          </table:table-cell>
          <table:table-cell office:value-type="string">
            <text:p>deutsch</text:p>
          </table:table-cell>
          <table:table-cell office:value-type="string">
            <text:p>3-442-54509-9</text:p>
          </table:table-cell>
          <table:table-cell/>
        </table:table-row>
        <table:table-row table:style-name="ro1">
          <table:table-cell office:value-type="string">
            <text:p>Die volle Wahrheit</text:p>
          </table:table-cell>
          <table:table-cell office:value-type="string">
            <text:p>The Truth</text:p>
          </table:table-cell>
          <table:table-cell office:value-type="string">
            <text:p>Terry Pratchett</text:p>
          </table:table-cell>
          <table:table-cell office:value-type="string">
            <text:p>deutsch</text:p>
          </table:table-cell>
          <table:table-cell office:value-type="string">
            <text:p>3-442-54518-8</text:p>
          </table:table-cell>
          <table:table-cell/>
        </table:table-row>
        <table:table-row table:style-name="ro1">
          <table:table-cell office:value-type="string">
            <text:p>Wolfsherz</text:p>
          </table:table-cell>
          <table:table-cell/>
          <table:table-cell office:value-type="string">
            <text:p>Wolfgang Hohlbein</text:p>
          </table:table-cell>
          <table:table-cell office:value-type="string">
            <text:p>deutsch</text:p>
          </table:table-cell>
          <table:table-cell office:value-type="string">
            <text:p>3-7857-0890-4</text:p>
          </table:table-cell>
          <table:table-cell/>
        </table:table-row>
        <table:table-row table:style-name="ro1">
          <table:table-cell office:value-type="string">
            <text:p>Die Saga von Garth und Torian</text:p>
          </table:table-cell>
          <table:table-cell/>
          <table:table-cell office:value-type="string">
            <text:p>Wolfgang Hohlbein</text:p>
          </table:table-cell>
          <table:table-cell office:value-type="string">
            <text:p>deutsch</text:p>
          </table:table-cell>
          <table:table-cell office:value-type="string">
            <text:p>3-442-23682-7</text:p>
          </table:table-cell>
          <table:table-cell/>
        </table:table-row>
        <table:table-row table:style-name="ro1">
          <table:table-cell office:value-type="string">
            <text:p>Märchenmonds Erben</text:p>
          </table:table-cell>
          <table:table-cell/>
          <table:table-cell office:value-type="string">
            <text:p>Wolfgang Hohlbein, Heike Hohlbein</text:p>
          </table:table-cell>
          <table:table-cell office:value-type="string">
            <text:p>deutsch</text:p>
          </table:table-cell>
          <table:table-cell office:value-type="string">
            <text:p>978-3-8000-2558-9</text:p>
          </table:table-cell>
          <table:table-cell/>
        </table:table-row>
        <table:table-row table:style-name="ro1">
          <table:table-cell table:number-columns-repeated="2" office:value-type="string">
            <text:p>Eric</text:p>
          </table:table-cell>
          <table:table-cell office:value-type="string">
            <text:p>Terry Pratchett</text:p>
          </table:table-cell>
          <table:table-cell office:value-type="string">
            <text:p>deutsch</text:p>
          </table:table-cell>
          <table:table-cell office:value-type="string">
            <text:p>3-453-06234-5</text:p>
          </table:table-cell>
          <table:table-cell/>
        </table:table-row>
        <table:table-row table:style-name="ro1">
          <table:table-cell office:value-type="string">
            <text:p>Drachentahl – Das Spiegelkabinett</text:p>
          </table:table-cell>
          <table:table-cell/>
          <table:table-cell office:value-type="string">
            <text:p>Wolfgang Hohlbein, Heike Hohlbein</text:p>
          </table:table-cell>
          <table:table-cell office:value-type="string">
            <text:p>deutsch</text:p>
          </table:table-cell>
          <table:table-cell office:value-type="string">
            <text:p>3-8000-5042-0</text:p>
          </table:table-cell>
          <table:table-cell/>
        </table:table-row>
        <table:table-row table:style-name="ro1">
          <table:table-cell office:value-type="string">
            <text:p>Die Nacht des Drachen</text:p>
          </table:table-cell>
          <table:table-cell/>
          <table:table-cell office:value-type="string">
            <text:p>Wolfgang Hohlbein</text:p>
          </table:table-cell>
          <table:table-cell office:value-type="string">
            <text:p>deutsch</text:p>
          </table:table-cell>
          <table:table-cell office:value-type="string">
            <text:p>3-8000-2537-X</text:p>
          </table:table-cell>
          <table:table-cell/>
        </table:table-row>
        <table:table-row table:style-name="ro1">
          <table:table-cell office:value-type="string">
            <text:p>Drachenfeuer</text:p>
          </table:table-cell>
          <table:table-cell/>
          <table:table-cell office:value-type="string">
            <text:p>Wolfgang Hohlbein, Heike Hohlbein</text:p>
          </table:table-cell>
          <table:table-cell office:value-type="string">
            <text:p>deutsch</text:p>
          </table:table-cell>
          <table:table-cell office:value-type="string">
            <text:p>978-3-8000-2539-8</text:p>
          </table:table-cell>
          <table:table-cell/>
        </table:table-row>
        <table:table-row table:style-name="ro1">
          <table:table-cell office:value-type="string">
            <text:p>Valhalla</text:p>
          </table:table-cell>
          <table:table-cell/>
          <table:table-cell office:value-type="string">
            <text:p>Tom Holt</text:p>
          </table:table-cell>
          <table:table-cell office:value-type="string">
            <text:p>englisch</text:p>
          </table:table-cell>
          <table:table-cell office:value-type="string">
            <text:p>1-84149-042-3</text:p>
          </table:table-cell>
          <table:table-cell/>
        </table:table-row>
        <table:table-row table:style-name="ro1">
          <table:table-cell office:value-type="string">
            <text:p>Die schönen Mütter anderer Töchter</text:p>
          </table:table-cell>
          <table:table-cell/>
          <table:table-cell office:value-type="string">
            <text:p>Mirjam Müntefering</text:p>
          </table:table-cell>
          <table:table-cell office:value-type="string">
            <text:p>deutsch</text:p>
          </table:table-cell>
          <table:table-cell office:value-type="string">
            <text:p>3-404-14557-7</text:p>
          </table:table-cell>
          <table:table-cell/>
        </table:table-row>
        <table:table-row table:style-name="ro1">
          <table:table-cell office:value-type="string">
            <text:p>Das Gegenteil von Schokolade</text:p>
          </table:table-cell>
          <table:table-cell/>
          <table:table-cell office:value-type="string">
            <text:p>Mirjam Müntefering</text:p>
          </table:table-cell>
          <table:table-cell office:value-type="string">
            <text:p>deutsch</text:p>
          </table:table-cell>
          <table:table-cell office:value-type="string">
            <text:p>3-404-14854-1</text:p>
          </table:table-cell>
          <table:table-cell/>
        </table:table-row>
        <table:table-row table:style-name="ro1">
          <table:table-cell office:value-type="string">
            <text:p>Flug ins Apricot</text:p>
          </table:table-cell>
          <table:table-cell/>
          <table:table-cell office:value-type="string">
            <text:p>Mirjam Müntefering</text:p>
          </table:table-cell>
          <table:table-cell office:value-type="string">
            <text:p>deutsch</text:p>
          </table:table-cell>
          <table:table-cell office:value-type="string">
            <text:p>3-492-23802-5</text:p>
          </table:table-cell>
          <table:table-cell/>
        </table:table-row>
        <table:table-row table:style-name="ro1">
          <table:table-cell office:value-type="string">
            <text:p>Apricot im Herzen</text:p>
          </table:table-cell>
          <table:table-cell/>
          <table:table-cell office:value-type="string">
            <text:p>Mirjam Müntefering</text:p>
          </table:table-cell>
          <table:table-cell office:value-type="string">
            <text:p>deutsch</text:p>
          </table:table-cell>
          <table:table-cell office:value-type="string">
            <text:p>978-3-85286-085-5</text:p>
          </table:table-cell>
          <table:table-cell/>
        </table:table-row>
        <table:table-row table:style-name="ro1">
          <table:table-cell office:value-type="string">
            <text:p>Steingesicht</text:p>
          </table:table-cell>
          <table:table-cell/>
          <table:table-cell office:value-type="string">
            <text:p>Karen-Susan Fessel</text:p>
          </table:table-cell>
          <table:table-cell office:value-type="string">
            <text:p>deutsch</text:p>
          </table:table-cell>
          <table:table-cell office:value-type="string">
            <text:p>978-3-7891-3505-7</text:p>
          </table:table-cell>
          <table:table-cell/>
        </table:table-row>
        <table:table-row table:style-name="ro1">
          <table:table-cell office:value-type="string">
            <text:p>Empress of the World</text:p>
          </table:table-cell>
          <table:table-cell/>
          <table:table-cell office:value-type="string">
            <text:p>Sara Ryan</text:p>
          </table:table-cell>
          <table:table-cell office:value-type="string">
            <text:p>englisch</text:p>
          </table:table-cell>
          <table:table-cell office:value-type="string">
            <text:p>0-14-250059-3</text:p>
          </table:table-cell>
          <table:table-cell/>
        </table:table-row>
        <table:table-row table:style-name="ro1">
          <table:table-cell office:value-type="string">
            <text:p>Einfach nur Liebe – Sandra liebt Meike</text:p>
          </table:table-cell>
          <table:table-cell/>
          <table:table-cell office:value-type="string">
            <text:p>Marliese Arnold</text:p>
          </table:table-cell>
          <table:table-cell office:value-type="string">
            <text:p>deutsch</text:p>
          </table:table-cell>
          <table:table-cell office:value-type="string">
            <text:p>3-596-80341-1</text:p>
          </table:table-cell>
          <table:table-cell/>
        </table:table-row>
        <table:table-row table:style-name="ro1">
          <table:table-cell office:value-type="string">
            <text:p>Du bist mein Geheimnis</text:p>
          </table:table-cell>
          <table:table-cell office:value-type="string">
            <text:p>Keeping You A Secret</text:p>
          </table:table-cell>
          <table:table-cell office:value-type="string">
            <text:p>Julie Anne Peters</text:p>
          </table:table-cell>
          <table:table-cell office:value-type="string">
            <text:p>deutsch</text:p>
          </table:table-cell>
          <table:table-cell office:value-type="string">
            <text:p>3-423-78200-5</text:p>
          </table:table-cell>
          <table:table-cell/>
        </table:table-row>
        <table:table-row table:style-name="ro1">
          <table:table-cell office:value-type="string">
            <text:p>Annie on My Mind</text:p>
          </table:table-cell>
          <table:table-cell/>
          <table:table-cell office:value-type="string">
            <text:p>Nancy Garden</text:p>
          </table:table-cell>
          <table:table-cell office:value-type="string">
            <text:p>englisch</text:p>
          </table:table-cell>
          <table:table-cell office:value-type="string">
            <text:p>0-374-40414-3</text:p>
          </table:table-cell>
          <table:table-cell/>
        </table:table-row>
        <table:table-row table:style-name="ro1">
          <table:table-cell office:value-type="string">
            <text:p>Das Blau ihrer Augen</text:p>
          </table:table-cell>
          <table:table-cell/>
          <table:table-cell office:value-type="string">
            <text:p>Katrin Janitz</text:p>
          </table:table-cell>
          <table:table-cell office:value-type="string">
            <text:p>deutsch</text:p>
          </table:table-cell>
          <table:table-cell office:value-type="string">
            <text:p>978-3-8965-6114-5</text:p>
          </table:table-cell>
          <table:table-cell/>
        </table:table-row>
        <table:table-row table:style-name="ro1">
          <table:table-cell office:value-type="string">
            <text:p>...total verknallt in Anne</text:p>
          </table:table-cell>
          <table:table-cell office:value-type="string">
            <text:p>S. P. Likes A. D.</text:p>
          </table:table-cell>
          <table:table-cell office:value-type="string">
            <text:p>Cathrine Brett</text:p>
          </table:table-cell>
          <table:table-cell office:value-type="string">
            <text:p>deutsch</text:p>
          </table:table-cell>
          <table:table-cell office:value-type="string">
            <text:p>3-423-78092-4</text:p>
          </table:table-cell>
          <table:table-cell/>
        </table:table-row>
        <table:table-row table:style-name="ro1">
          <table:table-cell office:value-type="string">
            <text:p>Liebe ist, was du draus machst</text:p>
          </table:table-cell>
          <table:table-cell/>
          <table:table-cell office:value-type="string">
            <text:p>Patricia Schröder</text:p>
          </table:table-cell>
          <table:table-cell office:value-type="string">
            <text:p>deutsch</text:p>
          </table:table-cell>
          <table:table-cell office:value-type="string">
            <text:p>3-401-04860-0</text:p>
          </table:table-cell>
          <table:table-cell/>
        </table:table-row>
        <table:table-row table:style-name="ro1">
          <table:table-cell office:value-type="string">
            <text:p>Hunter's Way</text:p>
          </table:table-cell>
          <table:table-cell/>
          <table:table-cell office:value-type="string">
            <text:p>Gerri Hill</text:p>
          </table:table-cell>
          <table:table-cell office:value-type="string">
            <text:p>englisch</text:p>
          </table:table-cell>
          <table:table-cell office:value-type="string">
            <text:p>978-1-59493-018-8</text:p>
          </table:table-cell>
          <table:table-cell/>
        </table:table-row>
        <table:table-row table:style-name="ro1">
          <table:table-cell office:value-type="string">
            <text:p>The Target</text:p>
          </table:table-cell>
          <table:table-cell/>
          <table:table-cell office:value-type="string">
            <text:p>Gerri Hill</text:p>
          </table:table-cell>
          <table:table-cell office:value-type="string">
            <text:p>englisch</text:p>
          </table:table-cell>
          <table:table-cell office:value-type="string">
            <text:p>978-1-594930-82-9</text:p>
          </table:table-cell>
          <table:table-cell/>
        </table:table-row>
        <table:table-row table:style-name="ro1">
          <table:table-cell office:value-type="string">
            <text:p>The Rainbow Cedar</text:p>
          </table:table-cell>
          <table:table-cell/>
          <table:table-cell office:value-type="string">
            <text:p>Gerri Hill</text:p>
          </table:table-cell>
          <table:table-cell office:value-type="string">
            <text:p>englisch</text:p>
          </table:table-cell>
          <table:table-cell office:value-type="string">
            <text:p>978-1-59493-124-6</text:p>
          </table:table-cell>
          <table:table-cell/>
        </table:table-row>
        <table:table-row table:style-name="ro1">
          <table:table-cell office:value-type="string">
            <text:p>Gulf Breeze</text:p>
          </table:table-cell>
          <table:table-cell/>
          <table:table-cell office:value-type="string">
            <text:p>Gerri Hill</text:p>
          </table:table-cell>
          <table:table-cell office:value-type="string">
            <text:p>englisch</text:p>
          </table:table-cell>
          <table:table-cell office:value-type="string">
            <text:p>1-931513-97-X</text:p>
          </table:table-cell>
          <table:table-cell/>
        </table:table-row>
        <table:table-row table:style-name="ro1">
          <table:table-cell office:value-type="string">
            <text:p>Die Königstochter aus Elfenland</text:p>
          </table:table-cell>
          <table:table-cell office:value-type="string">
            <text:p>The King of Elfland's Daughter</text:p>
          </table:table-cell>
          <table:table-cell office:value-type="string">
            <text:p>Lord Dunsany</text:p>
          </table:table-cell>
          <table:table-cell office:value-type="string">
            <text:p>deutsch</text:p>
          </table:table-cell>
          <table:table-cell office:value-type="string">
            <text:p>978-3-60887519-5</text:p>
          </table:table-cell>
          <table:table-cell/>
        </table:table-row>
        <table:table-row table:style-name="ro1">
          <table:table-cell office:value-type="string">
            <text:p>Spur zum Fjord</text:p>
          </table:table-cell>
          <table:table-cell/>
          <table:table-cell office:value-type="string">
            <text:p>Claudia Rath</text:p>
          </table:table-cell>
          <table:table-cell office:value-type="string">
            <text:p>deutsch</text:p>
          </table:table-cell>
          <table:table-cell office:value-type="string">
            <text:p>978-3-930041-56-5</text:p>
          </table:table-cell>
          <table:table-cell/>
        </table:table-row>
        <table:table-row table:style-name="ro1">
          <table:table-cell office:value-type="string">
            <text:p>Snow White and the Seven Samurai</text:p>
          </table:table-cell>
          <table:table-cell/>
          <table:table-cell office:value-type="string">
            <text:p>Tom Holt</text:p>
          </table:table-cell>
          <table:table-cell office:value-type="string">
            <text:p>englisch</text:p>
          </table:table-cell>
          <table:table-cell office:value-type="string">
            <text:p>1-85723-988-1</text:p>
          </table:table-cell>
          <table:table-cell/>
        </table:table-row>
        <table:table-row table:style-name="ro1">
          <table:table-cell office:value-type="string">
            <text:p>Darwin und die Götter der Scheibenwelt</text:p>
          </table:table-cell>
          <table:table-cell office:value-type="string">
            <text:p>Science of Discworld 3: Darwin's Watch</text:p>
          </table:table-cell>
          <table:table-cell office:value-type="string">
            <text:p>Terry Pratchett, Ian Stewart, Jack Cohen</text:p>
          </table:table-cell>
          <table:table-cell office:value-type="string">
            <text:p>deutsch</text:p>
          </table:table-cell>
          <table:table-cell office:value-type="string">
            <text:p>3-492-26622-3</text:p>
          </table:table-cell>
          <table:table-cell/>
        </table:table-row>
        <table:table-row table:style-name="ro1">
          <table:table-cell office:value-type="string">
            <text:p>Rettet die Rundwelt!</text:p>
          </table:table-cell>
          <table:table-cell office:value-type="string">
            <text:p>The Science of Discworld II: The Globe</text:p>
          </table:table-cell>
          <table:table-cell office:value-type="string">
            <text:p>Terry Pratchett, Ian Stewart, Jack Cohen</text:p>
          </table:table-cell>
          <table:table-cell office:value-type="string">
            <text:p>deutsch</text:p>
          </table:table-cell>
          <table:table-cell office:value-type="string">
            <text:p>3-453-86174-4</text:p>
          </table:table-cell>
          <table:table-cell/>
        </table:table-row>
        <table:table-row table:style-name="ro1">
          <table:table-cell office:value-type="string">
            <text:p>Gibt es intelligentes Leben?</text:p>
          </table:table-cell>
          <table:table-cell/>
          <table:table-cell office:value-type="string">
            <text:p>Dieter Nuhr</text:p>
          </table:table-cell>
          <table:table-cell office:value-type="string">
            <text:p>deutsch</text:p>
          </table:table-cell>
          <table:table-cell office:value-type="string">
            <text:p>978-3-499-62076-8</text:p>
          </table:table-cell>
          <table:table-cell/>
        </table:table-row>
        <table:table-row table:style-name="ro1">
          <table:table-cell office:value-type="string">
            <text:p>A Tale of Two Pipers</text:p>
          </table:table-cell>
          <table:table-cell/>
          <table:table-cell office:value-type="string">
            <text:p>Constance M. Burge</text:p>
          </table:table-cell>
          <table:table-cell office:value-type="string">
            <text:p>englisch</text:p>
          </table:table-cell>
          <table:table-cell office:value-type="string">
            <text:p>0-689-86850-2</text:p>
          </table:table-cell>
          <table:table-cell/>
        </table:table-row>
        <table:table-row table:style-name="ro1">
          <table:table-cell office:value-type="string">
            <text:p>Dream Lover</text:p>
          </table:table-cell>
          <table:table-cell/>
          <table:table-cell office:value-type="string">
            <text:p>Lyn Denison</text:p>
          </table:table-cell>
          <table:table-cell office:value-type="string">
            <text:p>englisch</text:p>
          </table:table-cell>
          <table:table-cell office:value-type="string">
            <text:p>1-931513-96-1</text:p>
          </table:table-cell>
          <table:table-cell/>
        </table:table-row>
        <table:table-row table:style-name="ro1">
          <table:table-cell office:value-type="string">
            <text:p>Little People</text:p>
          </table:table-cell>
          <table:table-cell/>
          <table:table-cell office:value-type="string">
            <text:p>Tom Holt</text:p>
          </table:table-cell>
          <table:table-cell office:value-type="string">
            <text:p>englisch</text:p>
          </table:table-cell>
          <table:table-cell office:value-type="string">
            <text:p>1-84149-185-3</text:p>
          </table:table-cell>
          <table:table-cell/>
        </table:table-row>
        <table:table-row table:style-name="ro1">
          <table:table-cell office:value-type="string">
            <text:p>Nothing But Blue Skies</text:p>
          </table:table-cell>
          <table:table-cell/>
          <table:table-cell office:value-type="string">
            <text:p>Tom Holt</text:p>
          </table:table-cell>
          <table:table-cell office:value-type="string">
            <text:p>englisch</text:p>
          </table:table-cell>
          <table:table-cell office:value-type="string">
            <text:p>1-84149-058-X</text:p>
          </table:table-cell>
          <table:table-cell/>
        </table:table-row>
        <table:table-row table:style-name="ro1">
          <table:table-cell office:value-type="string">
            <text:p>Echte Katzen tragen niemals Schleifen</text:p>
          </table:table-cell>
          <table:table-cell office:value-type="string">
            <text:p>The Unadulterated Cat</text:p>
          </table:table-cell>
          <table:table-cell office:value-type="string">
            <text:p>Terry Pratchett</text:p>
          </table:table-cell>
          <table:table-cell office:value-type="string">
            <text:p>deutsch</text:p>
          </table:table-cell>
          <table:table-cell office:value-type="string">
            <text:p>3-426-02792-5</text:p>
          </table:table-cell>
          <table:table-cell/>
        </table:table-row>
        <table:table-row table:style-name="ro1">
          <table:table-cell office:value-type="string">
            <text:p>Die Strassen von Ankh-Morpork – Eine Scheibenwelt Karte</text:p>
          </table:table-cell>
          <table:table-cell office:value-type="string">
            <text:p>The Streets of Ankh-Morpork</text:p>
          </table:table-cell>
          <table:table-cell office:value-type="string">
            <text:p>Terry Pratchett, Stephen Briggs</text:p>
          </table:table-cell>
          <table:table-cell office:value-type="string">
            <text:p>deutsch</text:p>
          </table:table-cell>
          <table:table-cell office:value-type="string">
            <text:p>3-442-24719-5</text:p>
          </table:table-cell>
          <table:table-cell/>
        </table:table-row>
        <table:table-row table:style-name="ro1">
          <table:table-cell office:value-type="string">
            <text:p>Discworld Mapp</text:p>
          </table:table-cell>
          <table:table-cell/>
          <table:table-cell office:value-type="string">
            <text:p>Terry Pratchett, Stephen Briggs</text:p>
          </table:table-cell>
          <table:table-cell office:value-type="string">
            <text:p>englisch</text:p>
          </table:table-cell>
          <table:table-cell office:value-type="string">
            <text:p>0-552-14324-3</text:p>
          </table:table-cell>
          <table:table-cell/>
        </table:table-row>
        <table:table-row table:style-name="ro1">
          <table:table-cell office:value-type="string">
            <text:p>A Tourist Guide to Lancre – A Discworld Mapp</text:p>
          </table:table-cell>
          <table:table-cell/>
          <table:table-cell office:value-type="string">
            <text:p>Terry Pratchett, Stephen Briggs</text:p>
          </table:table-cell>
          <table:table-cell office:value-type="string">
            <text:p>englisch</text:p>
          </table:table-cell>
          <table:table-cell office:value-type="string">
            <text:p>0-552-14608-0</text:p>
          </table:table-cell>
          <table:table-cell/>
        </table:table-row>
        <table:table-row table:style-name="ro1">
          <table:table-cell office:value-type="string">
            <text:p>Sugar Rush</text:p>
          </table:table-cell>
          <table:table-cell/>
          <table:table-cell office:value-type="string">
            <text:p>Julie Burchill</text:p>
          </table:table-cell>
          <table:table-cell office:value-type="string">
            <text:p>englisch</text:p>
          </table:table-cell>
          <table:table-cell office:value-type="string">
            <text:p>0-330-41583-2</text:p>
          </table:table-cell>
          <table:table-cell/>
        </table:table-row>
        <table:table-row table:style-name="ro1">
          <table:table-cell office:value-type="string">
            <text:p>Apocalypso</text:p>
          </table:table-cell>
          <table:table-cell/>
          <table:table-cell office:value-type="string">
            <text:p>Robert Rankin</text:p>
          </table:table-cell>
          <table:table-cell office:value-type="string">
            <text:p>englisch</text:p>
          </table:table-cell>
          <table:table-cell office:value-type="string">
            <text:p>0-552-14589-0</text:p>
          </table:table-cell>
          <table:table-cell/>
        </table:table-row>
        <table:table-row table:style-name="ro1">
          <table:table-cell office:value-type="string">
            <text:p>A Series of Unfortunate Events: The Reptile Room</text:p>
          </table:table-cell>
          <table:table-cell/>
          <table:table-cell office:value-type="string">
            <text:p>Lemony Snicket</text:p>
          </table:table-cell>
          <table:table-cell office:value-type="string">
            <text:p>englisch</text:p>
          </table:table-cell>
          <table:table-cell office:value-type="string">
            <text:p>0-06-440767-5</text:p>
          </table:table-cell>
          <table:table-cell/>
        </table:table-row>
        <table:table-row table:style-name="ro1">
          <table:table-cell office:value-type="string">
            <text:p>Die Helden von Muddelerde</text:p>
          </table:table-cell>
          <table:table-cell office:value-type="string">
            <text:p>Muddleearth</text:p>
          </table:table-cell>
          <table:table-cell office:value-type="string">
            <text:p>Paul Stewart, Chris Riddell</text:p>
          </table:table-cell>
          <table:table-cell office:value-type="string">
            <text:p>deutsch</text:p>
          </table:table-cell>
          <table:table-cell office:value-type="string">
            <text:p>3-499-21287-0</text:p>
          </table:table-cell>
          <table:table-cell/>
        </table:table-row>
        <table:table-row table:style-name="ro1">
          <table:table-cell office:value-type="string">
            <text:p>The Cursed Towers</text:p>
          </table:table-cell>
          <table:table-cell/>
          <table:table-cell office:value-type="string">
            <text:p>Kate Forsyth</text:p>
          </table:table-cell>
          <table:table-cell office:value-type="string">
            <text:p>englisch</text:p>
          </table:table-cell>
          <table:table-cell office:value-type="string">
            <text:p>0-451-45691-2</text:p>
          </table:table-cell>
          <table:table-cell/>
        </table:table-row>
        <table:table-row table:style-name="ro1">
          <table:table-cell office:value-type="string">
            <text:p>Bernd das Brot</text:p>
          </table:table-cell>
          <table:table-cell table:number-columns-repeated="2"/>
          <table:table-cell office:value-type="string">
            <text:p>deutsch</text:p>
          </table:table-cell>
          <table:table-cell office:value-type="string">
            <text:p>3-629-10032-5</text:p>
          </table:table-cell>
          <table:table-cell/>
        </table:table-row>
        <table:table-row table:style-name="ro1">
          <table:table-cell office:value-type="string">
            <text:p>Salem's Tails: You're History</text:p>
          </table:table-cell>
          <table:table-cell/>
          <table:table-cell office:value-type="string">
            <text:p>Brad Strickland, Barbara Strickland</text:p>
          </table:table-cell>
          <table:table-cell office:value-type="string">
            <text:p>englisch</text:p>
          </table:table-cell>
          <table:table-cell office:value-type="string">
            <text:p>0-671-02104-4</text:p>
          </table:table-cell>
          <table:table-cell/>
        </table:table-row>
        <table:table-row table:style-name="ro1">
          <table:table-cell office:value-type="string">
            <text:p>Salem's Tails: Dog Day Afternoon</text:p>
          </table:table-cell>
          <table:table-cell/>
          <table:table-cell office:value-type="string">
            <text:p>Diana G. Gallagher</text:p>
          </table:table-cell>
          <table:table-cell office:value-type="string">
            <text:p>englisch</text:p>
          </table:table-cell>
          <table:table-cell office:value-type="string">
            <text:p>0-671-02103-6</text:p>
          </table:table-cell>
          <table:table-cell/>
        </table:table-row>
        <table:table-row table:style-name="ro1">
          <table:table-cell office:value-type="string">
            <text:p>Buffy the Vampire Slayer: Sins of the Father</text:p>
          </table:table-cell>
          <table:table-cell/>
          <table:table-cell office:value-type="string">
            <text:p>Christopher Golden</text:p>
          </table:table-cell>
          <table:table-cell office:value-type="string">
            <text:p>englisch</text:p>
          </table:table-cell>
          <table:table-cell office:value-type="string">
            <text:p>0-671-03928-8</text:p>
          </table:table-cell>
          <table:table-cell/>
        </table:table-row>
        <table:table-row table:style-name="ro1">
          <table:table-cell office:value-type="string">
            <text:p>Buffy the Vampire Slayer: How I Survived My Summer Vacation – Vol.1</text:p>
          </table:table-cell>
          <table:table-cell/>
          <table:table-cell office:value-type="string">
            <text:p>diverse</text:p>
          </table:table-cell>
          <table:table-cell office:value-type="string">
            <text:p>englisch</text:p>
          </table:table-cell>
          <table:table-cell office:value-type="string">
            <text:p>0-7434-0040-2</text:p>
          </table:table-cell>
          <table:table-cell/>
        </table:table-row>
        <table:table-row table:style-name="ro1">
          <table:table-cell office:value-type="string">
            <text:p>Buffy the Vampire Slayer: Power of Persuasion</text:p>
          </table:table-cell>
          <table:table-cell/>
          <table:table-cell office:value-type="string">
            <text:p>Elizabeth Massie</text:p>
          </table:table-cell>
          <table:table-cell office:value-type="string">
            <text:p>englisch</text:p>
          </table:table-cell>
          <table:table-cell office:value-type="string">
            <text:p>0-671-02632-1</text:p>
          </table:table-cell>
          <table:table-cell/>
        </table:table-row>
        <table:table-row table:style-name="ro1">
          <table:table-cell office:value-type="string">
            <text:p>Buffy the Vampire Slayer: Visitors</text:p>
          </table:table-cell>
          <table:table-cell/>
          <table:table-cell office:value-type="string">
            <text:p>Laura Anne Gilman, Josepha Sherman</text:p>
          </table:table-cell>
          <table:table-cell office:value-type="string">
            <text:p>englisch</text:p>
          </table:table-cell>
          <table:table-cell office:value-type="string">
            <text:p>0-671-02628-3</text:p>
          </table:table-cell>
          <table:table-cell/>
        </table:table-row>
        <table:table-row table:style-name="ro1">
          <table:table-cell office:value-type="string">
            <text:p>Buffy the Vampire Slayer: Here Be Monsters</text:p>
          </table:table-cell>
          <table:table-cell/>
          <table:table-cell office:value-type="string">
            <text:p>Cameron Dokey</text:p>
          </table:table-cell>
          <table:table-cell office:value-type="string">
            <text:p>englisch</text:p>
          </table:table-cell>
          <table:table-cell office:value-type="string">
            <text:p>0-671-03921-0</text:p>
          </table:table-cell>
          <table:table-cell/>
        </table:table-row>
        <table:table-row table:style-name="ro1">
          <table:table-cell office:value-type="string">
            <text:p>Rollende Steine</text:p>
          </table:table-cell>
          <table:table-cell office:value-type="string">
            <text:p>Soul Music</text:p>
          </table:table-cell>
          <table:table-cell office:value-type="string">
            <text:p>Terry Pratchett</text:p>
          </table:table-cell>
          <table:table-cell office:value-type="string">
            <text:p>deutsch</text:p>
          </table:table-cell>
          <table:table-cell office:value-type="string">
            <text:p>3-442-41589-6</text:p>
          </table:table-cell>
          <table:table-cell/>
        </table:table-row>
        <table:table-row table:style-name="ro1">
          <table:table-cell office:value-type="string">
            <text:p>Die Scheibenwelt von A-Z</text:p>
          </table:table-cell>
          <table:table-cell office:value-type="string">
            <text:p>The Discworld Companion</text:p>
          </table:table-cell>
          <table:table-cell office:value-type="string">
            <text:p>Terry Pratchett, Stephen Briggs</text:p>
          </table:table-cell>
          <table:table-cell office:value-type="string">
            <text:p>deutsch</text:p>
          </table:table-cell>
          <table:table-cell office:value-type="string">
            <text:p>3-442-43263-4</text:p>
          </table:table-cell>
          <table:table-cell/>
        </table:table-row>
        <table:table-row table:style-name="ro1">
          <table:table-cell office:value-type="string">
            <text:p>Einfach göttlich</text:p>
          </table:table-cell>
          <table:table-cell office:value-type="string">
            <text:p>Small Gods</text:p>
          </table:table-cell>
          <table:table-cell office:value-type="string">
            <text:p>Terry Pratchett</text:p>
          </table:table-cell>
          <table:table-cell office:value-type="string">
            <text:p>deutsch</text:p>
          </table:table-cell>
          <table:table-cell office:value-type="string">
            <text:p>3-442-41566-7</text:p>
          </table:table-cell>
          <table:table-cell/>
        </table:table-row>
        <table:table-row table:style-name="ro1">
          <table:table-cell office:value-type="string">
            <text:p>Echt zauberhaft</text:p>
          </table:table-cell>
          <table:table-cell office:value-type="string">
            <text:p>Interesting Times</text:p>
          </table:table-cell>
          <table:table-cell office:value-type="string">
            <text:p>Terry Pratchett</text:p>
          </table:table-cell>
          <table:table-cell office:value-type="string">
            <text:p>deutsch</text:p>
          </table:table-cell>
          <table:table-cell office:value-type="string">
            <text:p>3-442-41599-3</text:p>
          </table:table-cell>
          <table:table-cell/>
        </table:table-row>
        <table:table-row table:style-name="ro1">
          <table:table-cell office:value-type="string">
            <text:p>Mummenschanz</text:p>
          </table:table-cell>
          <table:table-cell office:value-type="string">
            <text:p>Maskerade</text:p>
          </table:table-cell>
          <table:table-cell office:value-type="string">
            <text:p>Terry Pratchett</text:p>
          </table:table-cell>
          <table:table-cell office:value-type="string">
            <text:p>deutsch</text:p>
          </table:table-cell>
          <table:table-cell office:value-type="string">
            <text:p>3-442-41593-4</text:p>
          </table:table-cell>
          <table:table-cell/>
        </table:table-row>
        <table:table-row table:style-name="ro1">
          <table:table-cell office:value-type="string">
            <text:p>Alles Sense!</text:p>
          </table:table-cell>
          <table:table-cell office:value-type="string">
            <text:p>Reaper Man</text:p>
          </table:table-cell>
          <table:table-cell office:value-type="string">
            <text:p>Terry Pratchett</text:p>
          </table:table-cell>
          <table:table-cell office:value-type="string">
            <text:p>deutsch</text:p>
          </table:table-cell>
          <table:table-cell office:value-type="string">
            <text:p>3-442-41551-9</text:p>
          </table:table-cell>
          <table:table-cell/>
        </table:table-row>
        <table:table-row table:style-name="ro1">
          <table:table-cell office:value-type="string">
            <text:p>Voll im Bilde</text:p>
          </table:table-cell>
          <table:table-cell office:value-type="string">
            <text:p>Moving Pictures</text:p>
          </table:table-cell>
          <table:table-cell office:value-type="string">
            <text:p>Terry Pratchett</text:p>
          </table:table-cell>
          <table:table-cell office:value-type="string">
            <text:p>deutsch</text:p>
          </table:table-cell>
          <table:table-cell office:value-type="string">
            <text:p>3-442-41543-8</text:p>
          </table:table-cell>
          <table:table-cell/>
        </table:table-row>
        <table:table-row table:style-name="ro1">
          <table:table-cell office:value-type="string">
            <text:p>Helle Barden</text:p>
          </table:table-cell>
          <table:table-cell office:value-type="string">
            <text:p>Men at Arms</text:p>
          </table:table-cell>
          <table:table-cell office:value-type="string">
            <text:p>Terry Pratchett</text:p>
          </table:table-cell>
          <table:table-cell office:value-type="string">
            <text:p>deutsch</text:p>
          </table:table-cell>
          <table:table-cell office:value-type="string">
            <text:p>3-442-43048-8</text:p>
          </table:table-cell>
          <table:table-cell/>
        </table:table-row>
        <table:table-row table:style-name="ro1">
          <table:table-cell office:value-type="string">
            <text:p>Schweinsgalopp</text:p>
          </table:table-cell>
          <table:table-cell office:value-type="string">
            <text:p>Hogfather</text:p>
          </table:table-cell>
          <table:table-cell office:value-type="string">
            <text:p>Terry Pratchett</text:p>
          </table:table-cell>
          <table:table-cell office:value-type="string">
            <text:p>deutsch</text:p>
          </table:table-cell>
          <table:table-cell office:value-type="string">
            <text:p>3-442-41631-0</text:p>
          </table:table-cell>
          <table:table-cell/>
        </table:table-row>
        <table:table-row table:style-name="ro1">
          <table:table-cell office:value-type="string">
            <text:p>Hohle Köpfe</text:p>
          </table:table-cell>
          <table:table-cell office:value-type="string">
            <text:p>Feet of Clay</text:p>
          </table:table-cell>
          <table:table-cell office:value-type="string">
            <text:p>Terry Pratchett</text:p>
          </table:table-cell>
          <table:table-cell office:value-type="string">
            <text:p>deutsch</text:p>
          </table:table-cell>
          <table:table-cell office:value-type="string">
            <text:p>3-442-41539-X</text:p>
          </table:table-cell>
          <table:table-cell/>
        </table:table-row>
        <table:table-row table:style-name="ro1">
          <table:table-cell office:value-type="string">
            <text:p>Total verhext</text:p>
          </table:table-cell>
          <table:table-cell office:value-type="string">
            <text:p>Witches Abroad</text:p>
          </table:table-cell>
          <table:table-cell office:value-type="string">
            <text:p>Terry Pratchett</text:p>
          </table:table-cell>
          <table:table-cell office:value-type="string">
            <text:p>deutsch</text:p>
          </table:table-cell>
          <table:table-cell office:value-type="string">
            <text:p>978-3-442-41557-1</text:p>
          </table:table-cell>
          <table:table-cell/>
        </table:table-row>
        <table:table-row table:style-name="ro1">
          <table:table-cell office:value-type="string">
            <text:p>Lords und Ladies</text:p>
          </table:table-cell>
          <table:table-cell office:value-type="string">
            <text:p>Lords and Ladies</text:p>
          </table:table-cell>
          <table:table-cell office:value-type="string">
            <text:p>Terry Pratchett</text:p>
          </table:table-cell>
          <table:table-cell office:value-type="string">
            <text:p>deutsch</text:p>
          </table:table-cell>
          <table:table-cell office:value-type="string">
            <text:p>3-442-42580-8</text:p>
          </table:table-cell>
          <table:table-cell/>
        </table:table-row>
        <table:table-row table:style-name="ro1">
          <table:table-cell office:value-type="string">
            <text:p>Heiße Hüpfer</text:p>
          </table:table-cell>
          <table:table-cell office:value-type="string">
            <text:p>The Last Continent</text:p>
          </table:table-cell>
          <table:table-cell office:value-type="string">
            <text:p>Terry Pratchett</text:p>
          </table:table-cell>
          <table:table-cell office:value-type="string">
            <text:p>deutsch</text:p>
          </table:table-cell>
          <table:table-cell office:value-type="string">
            <text:p>3-442-41646-9</text:p>
          </table:table-cell>
          <table:table-cell/>
        </table:table-row>
        <table:table-row table:style-name="ro1">
          <table:table-cell office:value-type="string">
            <text:p>Ruhig Blut!</text:p>
          </table:table-cell>
          <table:table-cell office:value-type="string">
            <text:p>Carpe Jugulum</text:p>
          </table:table-cell>
          <table:table-cell office:value-type="string">
            <text:p>Terry Pratchett</text:p>
          </table:table-cell>
          <table:table-cell office:value-type="string">
            <text:p>deutsch</text:p>
          </table:table-cell>
          <table:table-cell office:value-type="string">
            <text:p>3-442-41652-3</text:p>
          </table:table-cell>
          <table:table-cell/>
        </table:table-row>
        <table:table-row table:style-name="ro1">
          <table:table-cell office:value-type="string">
            <text:p>Fliegende Fetzen</text:p>
          </table:table-cell>
          <table:table-cell office:value-type="string">
            <text:p>Jingo</text:p>
          </table:table-cell>
          <table:table-cell office:value-type="string">
            <text:p>Terry Pratchett</text:p>
          </table:table-cell>
          <table:table-cell office:value-type="string">
            <text:p>deutsch</text:p>
          </table:table-cell>
          <table:table-cell office:value-type="string">
            <text:p>3-442-41625-6</text:p>
          </table:table-cell>
          <table:table-cell/>
        </table:table-row>
        <table:table-row table:style-name="ro1">
          <table:table-cell office:value-type="string">
            <text:p>The Wee Free Men</text:p>
          </table:table-cell>
          <table:table-cell/>
          <table:table-cell office:value-type="string">
            <text:p>Terry Pratchett</text:p>
          </table:table-cell>
          <table:table-cell office:value-type="string">
            <text:p>englisch</text:p>
          </table:table-cell>
          <table:table-cell office:value-type="string">
            <text:p>0-385-60533-1</text:p>
          </table:table-cell>
          <table:table-cell/>
        </table:table-row>
        <table:table-row table:style-name="ro1">
          <table:table-cell office:value-type="string">
            <text:p>Pyramiden</text:p>
          </table:table-cell>
          <table:table-cell office:value-type="string">
            <text:p>Pyramids</text:p>
          </table:table-cell>
          <table:table-cell office:value-type="string">
            <text:p>Terry Pratchett</text:p>
          </table:table-cell>
          <table:table-cell office:value-type="string">
            <text:p>deutsch</text:p>
          </table:table-cell>
          <table:table-cell office:value-type="string">
            <text:p>3-453-04505-X</text:p>
          </table:table-cell>
          <table:table-cell/>
        </table:table-row>
        <table:table-row table:style-name="ro1">
          <table:table-cell office:value-type="string">
            <text:p>The Unseen University Challenge</text:p>
          </table:table-cell>
          <table:table-cell/>
          <table:table-cell office:value-type="string">
            <text:p>David Langford</text:p>
          </table:table-cell>
          <table:table-cell office:value-type="string">
            <text:p>englisch</text:p>
          </table:table-cell>
          <table:table-cell office:value-type="string">
            <text:p>0-575-60000-4</text:p>
          </table:table-cell>
          <table:table-cell/>
        </table:table-row>
        <table:table-row table:style-name="ro1">
          <table:table-cell office:value-type="string">
            <text:p>Hogfather</text:p>
          </table:table-cell>
          <table:table-cell/>
          <table:table-cell office:value-type="string">
            <text:p>Terry Pratchett</text:p>
          </table:table-cell>
          <table:table-cell office:value-type="string">
            <text:p>englisch</text:p>
          </table:table-cell>
          <table:table-cell office:value-type="string">
            <text:p>0-552-14542-4</text:p>
          </table:table-cell>
          <table:table-cell/>
        </table:table-row>
        <table:table-row table:style-name="ro1">
          <table:table-cell office:value-type="string">
            <text:p>Trucker</text:p>
          </table:table-cell>
          <table:table-cell office:value-type="string">
            <text:p>Truckers</text:p>
          </table:table-cell>
          <table:table-cell office:value-type="string">
            <text:p>Terry Pratchett</text:p>
          </table:table-cell>
          <table:table-cell office:value-type="string">
            <text:p>deutsch</text:p>
          </table:table-cell>
          <table:table-cell office:value-type="string">
            <text:p>3-453-06263-9</text:p>
          </table:table-cell>
          <table:table-cell/>
        </table:table-row>
        <table:table-row table:style-name="ro1">
          <table:table-cell office:value-type="string">
            <text:p>Wühler</text:p>
          </table:table-cell>
          <table:table-cell office:value-type="string">
            <text:p>Diggers</text:p>
          </table:table-cell>
          <table:table-cell office:value-type="string">
            <text:p>Terry Pratchett</text:p>
          </table:table-cell>
          <table:table-cell office:value-type="string">
            <text:p>deutsch</text:p>
          </table:table-cell>
          <table:table-cell office:value-type="string">
            <text:p>3-453-06264-7</text:p>
          </table:table-cell>
          <table:table-cell/>
        </table:table-row>
        <table:table-row table:style-name="ro1">
          <table:table-cell office:value-type="string">
            <text:p>Thief of Time</text:p>
          </table:table-cell>
          <table:table-cell/>
          <table:table-cell office:value-type="string">
            <text:p>Terry Pratchett</text:p>
          </table:table-cell>
          <table:table-cell office:value-type="string">
            <text:p>englisch</text:p>
          </table:table-cell>
          <table:table-cell office:value-type="string">
            <text:p>0-552-14840-7</text:p>
          </table:table-cell>
          <table:table-cell/>
        </table:table-row>
        <table:table-row table:style-name="ro1">
          <table:table-cell office:value-type="string">
            <text:p>Going Postal</text:p>
          </table:table-cell>
          <table:table-cell/>
          <table:table-cell office:value-type="string">
            <text:p>Terry Pratchett</text:p>
          </table:table-cell>
          <table:table-cell office:value-type="string">
            <text:p>englisch</text:p>
          </table:table-cell>
          <table:table-cell office:value-type="string">
            <text:p>0-552-14943-8</text:p>
          </table:table-cell>
          <table:table-cell/>
        </table:table-row>
        <table:table-row table:style-name="ro1">
          <table:table-cell office:value-type="string">
            <text:p>A Hat Full of Sky</text:p>
          </table:table-cell>
          <table:table-cell/>
          <table:table-cell office:value-type="string">
            <text:p>Terry Pratchett</text:p>
          </table:table-cell>
          <table:table-cell office:value-type="string">
            <text:p>englisch</text:p>
          </table:table-cell>
          <table:table-cell office:value-type="string">
            <text:p>978-0-06-058662-1</text:p>
          </table:table-cell>
          <table:table-cell/>
        </table:table-row>
        <table:table-row table:style-name="ro1">
          <table:table-cell office:value-type="string">
            <text:p>Night Watch</text:p>
          </table:table-cell>
          <table:table-cell/>
          <table:table-cell office:value-type="string">
            <text:p>Terry Pratchett</text:p>
          </table:table-cell>
          <table:table-cell office:value-type="string">
            <text:p>englisch</text:p>
          </table:table-cell>
          <table:table-cell office:value-type="string">
            <text:p>0-552-14899-7</text:p>
          </table:table-cell>
          <table:table-cell/>
        </table:table-row>
        <table:table-row table:style-name="ro1">
          <table:table-cell office:value-type="string">
            <text:p>Gevatter Tod</text:p>
          </table:table-cell>
          <table:table-cell office:value-type="string">
            <text:p>Mort</text:p>
          </table:table-cell>
          <table:table-cell office:value-type="string">
            <text:p>Terry Pratchett</text:p>
          </table:table-cell>
          <table:table-cell office:value-type="string">
            <text:p>deutsch</text:p>
          </table:table-cell>
          <table:table-cell office:value-type="string">
            <text:p>3-453-04290-5</text:p>
          </table:table-cell>
          <table:table-cell/>
        </table:table-row>
        <table:table-row table:style-name="ro1">
          <table:table-cell office:value-type="string">
            <text:p>Der Zauberhut</text:p>
          </table:table-cell>
          <table:table-cell office:value-type="string">
            <text:p>Sourcery</text:p>
          </table:table-cell>
          <table:table-cell office:value-type="string">
            <text:p>Terry Pratchett</text:p>
          </table:table-cell>
          <table:table-cell office:value-type="string">
            <text:p>deutsch</text:p>
          </table:table-cell>
          <table:table-cell office:value-type="string">
            <text:p>3-453-04300-6</text:p>
          </table:table-cell>
          <table:table-cell/>
        </table:table-row>
        <table:table-row table:style-name="ro1">
          <table:table-cell office:value-type="string">
            <text:p>Flügel</text:p>
          </table:table-cell>
          <table:table-cell office:value-type="string">
            <text:p>Wings</text:p>
          </table:table-cell>
          <table:table-cell office:value-type="string">
            <text:p>Terry Pratchett</text:p>
          </table:table-cell>
          <table:table-cell office:value-type="string">
            <text:p>deutsch</text:p>
          </table:table-cell>
          <table:table-cell office:value-type="string">
            <text:p>3-453-06265-5</text:p>
          </table:table-cell>
          <table:table-cell/>
        </table:table-row>
        <table:table-row table:style-name="ro1">
          <table:table-cell office:value-type="string">
            <text:p>Die dunkle Seite der Sonne</text:p>
          </table:table-cell>
          <table:table-cell office:value-type="string">
            <text:p>The Dark Side of the Sun</text:p>
          </table:table-cell>
          <table:table-cell office:value-type="string">
            <text:p>Terry Pratchett</text:p>
          </table:table-cell>
          <table:table-cell office:value-type="string">
            <text:p>deutsch</text:p>
          </table:table-cell>
          <table:table-cell office:value-type="string">
            <text:p>3-453-03902-5</text:p>
          </table:table-cell>
          <table:table-cell/>
        </table:table-row>
        <table:table-row table:style-name="ro1">
          <table:table-cell office:value-type="string">
            <text:p>Nur Du hast den Schlüssel</text:p>
          </table:table-cell>
          <table:table-cell office:value-type="string">
            <text:p>Johnny and the Bomb</text:p>
          </table:table-cell>
          <table:table-cell office:value-type="string">
            <text:p>Terry Pratchett</text:p>
          </table:table-cell>
          <table:table-cell office:value-type="string">
            <text:p>deutsch</text:p>
          </table:table-cell>
          <table:table-cell office:value-type="string">
            <text:p>3-442-43817-9</text:p>
          </table:table-cell>
          <table:table-cell/>
        </table:table-row>
        <table:table-row table:style-name="ro1">
          <table:table-cell office:value-type="string">
            <text:p>Die Teppichvölker</text:p>
          </table:table-cell>
          <table:table-cell office:value-type="string">
            <text:p>The Carpet People</text:p>
          </table:table-cell>
          <table:table-cell office:value-type="string">
            <text:p>Terry Pratchett</text:p>
          </table:table-cell>
          <table:table-cell office:value-type="string">
            <text:p>deutsch</text:p>
          </table:table-cell>
          <table:table-cell office:value-type="string">
            <text:p>3-453-07369-X</text:p>
          </table:table-cell>
          <table:table-cell/>
        </table:table-row>
        <table:table-row table:style-name="ro1">
          <table:table-cell office:value-type="string">
            <text:p>MacBest</text:p>
          </table:table-cell>
          <table:table-cell office:value-type="string">
            <text:p>Wyrd Sisters</text:p>
          </table:table-cell>
          <table:table-cell office:value-type="string">
            <text:p>Terry Pratchett</text:p>
          </table:table-cell>
          <table:table-cell office:value-type="string">
            <text:p>deutsch</text:p>
          </table:table-cell>
          <table:table-cell office:value-type="string">
            <text:p>3-453-05408-3</text:p>
          </table:table-cell>
          <table:table-cell/>
        </table:table-row>
        <table:table-row table:style-name="ro1">
          <table:table-cell office:value-type="string">
            <text:p>Weiberregiment</text:p>
          </table:table-cell>
          <table:table-cell office:value-type="string">
            <text:p>Monstrous Regiment</text:p>
          </table:table-cell>
          <table:table-cell office:value-type="string">
            <text:p>Terry Pratchett</text:p>
          </table:table-cell>
          <table:table-cell office:value-type="string">
            <text:p>deutsch</text:p>
          </table:table-cell>
          <table:table-cell office:value-type="string">
            <text:p>3-442-46195-2</text:p>
          </table:table-cell>
          <table:table-cell/>
        </table:table-row>
        <table:table-row table:style-name="ro1">
          <table:table-cell office:value-type="string">
            <text:p>Das Licht der Phantasie</text:p>
          </table:table-cell>
          <table:table-cell office:value-type="string">
            <text:p>The Light Fantastic</text:p>
          </table:table-cell>
          <table:table-cell office:value-type="string">
            <text:p>Terry Pratchett</text:p>
          </table:table-cell>
          <table:table-cell office:value-type="string">
            <text:p>deutsch</text:p>
          </table:table-cell>
          <table:table-cell office:value-type="string">
            <text:p>3-453-03450-3</text:p>
          </table:table-cell>
          <table:table-cell/>
        </table:table-row>
        <table:table-row table:style-name="ro1">
          <table:table-cell office:value-type="string">
            <text:p>Nanny Oggs Kochbuch</text:p>
          </table:table-cell>
          <table:table-cell office:value-type="string">
            <text:p>Nanny Ogg's Cookbook</text:p>
          </table:table-cell>
          <table:table-cell office:value-type="string">
            <text:p>Terry Pratchett, Stephen Briggs, Tina Hannan</text:p>
          </table:table-cell>
          <table:table-cell office:value-type="string">
            <text:p>deutsch</text:p>
          </table:table-cell>
          <table:table-cell office:value-type="string">
            <text:p>3-442-45050-0</text:p>
          </table:table-cell>
          <table:table-cell/>
        </table:table-row>
        <table:table-row table:style-name="ro1">
          <table:table-cell office:value-type="string">
            <text:p>Klonk!</text:p>
          </table:table-cell>
          <table:table-cell office:value-type="string">
            <text:p>Thud!</text:p>
          </table:table-cell>
          <table:table-cell office:value-type="string">
            <text:p>Terry Pratchett</text:p>
          </table:table-cell>
          <table:table-cell office:value-type="string">
            <text:p>deutsch</text:p>
          </table:table-cell>
          <table:table-cell office:value-type="string">
            <text:p>3-442-54616-8</text:p>
          </table:table-cell>
          <table:table-cell/>
        </table:table-row>
        <table:table-row table:style-name="ro1">
          <table:table-cell office:value-type="string">
            <text:p>Die Rächer vom Sherwood</text:p>
          </table:table-cell>
          <table:table-cell/>
          <table:table-cell office:value-type="string">
            <text:p>George Payne Rainsford James</text:p>
          </table:table-cell>
          <table:table-cell office:value-type="string">
            <text:p>deutsch</text:p>
          </table:table-cell>
          <table:table-cell/>
          <table:table-cell office:value-type="string">
            <text:p>303/305/166/61</text:p>
          </table:table-cell>
        </table:table-row>
        <table:table-row table:style-name="ro1">
          <table:table-cell office:value-type="string">
            <text:p>Pinocchio</text:p>
          </table:table-cell>
          <table:table-cell office:value-type="string">
            <text:p>Le Avventure Di Pinocchio</text:p>
          </table:table-cell>
          <table:table-cell office:value-type="string">
            <text:p>C. Collodi</text:p>
          </table:table-cell>
          <table:table-cell office:value-type="string">
            <text:p>deutsch</text:p>
          </table:table-cell>
          <table:table-cell/>
          <table:table-cell office:value-type="string">
            <text:p>358/255/12/59</text:p>
          </table:table-cell>
        </table:table-row>
        <table:table-row table:style-name="ro1">
          <table:table-cell office:value-type="string">
            <text:p>Die schwatzhaften Sachsen</text:p>
          </table:table-cell>
          <table:table-cell/>
          <table:table-cell office:value-type="string">
            <text:p>Renate Holland-Moritz</text:p>
          </table:table-cell>
          <table:table-cell office:value-type="string">
            <text:p>deutsch</text:p>
          </table:table-cell>
          <table:table-cell/>
          <table:table-cell office:value-type="string">
            <text:p>540/78/85</text:p>
          </table:table-cell>
        </table:table-row>
        <table:table-row table:style-name="ro1">
          <table:table-cell office:value-type="string">
            <text:p>Herrensalon W. Kleinkorte</text:p>
          </table:table-cell>
          <table:table-cell/>
          <table:table-cell office:value-type="string">
            <text:p>C. U. Wiesner</text:p>
          </table:table-cell>
          <table:table-cell office:value-type="string">
            <text:p>deutsch</text:p>
          </table:table-cell>
          <table:table-cell/>
          <table:table-cell office:value-type="string">
            <text:p>540/60/81</text:p>
          </table:table-cell>
        </table:table-row>
        <table:table-row table:style-name="ro1">
          <table:table-cell office:value-type="string">
            <text:p>Halt dich senkrecht!</text:p>
          </table:table-cell>
          <table:table-cell/>
          <table:table-cell office:value-type="string">
            <text:p>Hans Backe</text:p>
          </table:table-cell>
          <table:table-cell office:value-type="string">
            <text:p>deutsch</text:p>
          </table:table-cell>
          <table:table-cell/>
          <table:table-cell office:value-type="string">
            <text:p>304/270/308/77-(55)</text:p>
          </table:table-cell>
        </table:table-row>
        <table:table-row table:style-name="ro1">
          <table:table-cell office:value-type="string">
            <text:p>Onkel Toms Hütte</text:p>
          </table:table-cell>
          <table:table-cell office:value-type="string">
            <text:p>Uncle Tom's Cabin</text:p>
          </table:table-cell>
          <table:table-cell office:value-type="string">
            <text:p>Harriet Beecher-Stowe</text:p>
          </table:table-cell>
          <table:table-cell office:value-type="string">
            <text:p>deutsch</text:p>
          </table:table-cell>
          <table:table-cell/>
          <table:table-cell office:value-type="string">
            <text:p>303/305/172/61</text:p>
          </table:table-cell>
        </table:table-row>
        <table:table-row table:style-name="ro1">
          <table:table-cell office:value-type="string">
            <text:p>Vorsicht an der Bahnsteigkante</text:p>
          </table:table-cell>
          <table:table-cell/>
          <table:table-cell office:value-type="string">
            <text:p>Lothar Kusche</text:p>
          </table:table-cell>
          <table:table-cell office:value-type="string">
            <text:p>deutsch</text:p>
          </table:table-cell>
          <table:table-cell/>
          <table:table-cell office:value-type="string">
            <text:p>540/51/77</text:p>
          </table:table-cell>
        </table:table-row>
        <table:table-row table:style-name="ro1">
          <table:table-cell office:value-type="string">
            <text:p>Wie man einen Haushalt aushält</text:p>
          </table:table-cell>
          <table:table-cell/>
          <table:table-cell office:value-type="string">
            <text:p>Lothar Kusche</text:p>
          </table:table-cell>
          <table:table-cell office:value-type="string">
            <text:p>deutsch</text:p>
          </table:table-cell>
          <table:table-cell/>
          <table:table-cell office:value-type="string">
            <text:p>540/53/76</text:p>
          </table:table-cell>
        </table:table-row>
        <table:table-row table:style-name="ro1">
          <table:table-cell office:value-type="string">
            <text:p>Ilse Bilse</text:p>
          </table:table-cell>
          <table:table-cell/>
          <table:table-cell office:value-type="string">
            <text:p>diverse</text:p>
          </table:table-cell>
          <table:table-cell office:value-type="string">
            <text:p>deutsch</text:p>
          </table:table-cell>
          <table:table-cell/>
          <table:table-cell office:value-type="string">
            <text:p>304/270/313/81-(168)</text:p>
          </table:table-cell>
        </table:table-row>
        <table:table-row table:style-name="ro1">
          <table:table-cell office:value-type="string">
            <text:p>Der Geist des Llano Estacado</text:p>
          </table:table-cell>
          <table:table-cell/>
          <table:table-cell office:value-type="string">
            <text:p>Karl May</text:p>
          </table:table-cell>
          <table:table-cell office:value-type="string">
            <text:p>deutsch</text:p>
          </table:table-cell>
          <table:table-cell/>
          <table:table-cell office:value-type="string">
            <text:p>303/305/58/85</text:p>
          </table:table-cell>
        </table:table-row>
        <table:table-row table:style-name="ro1">
          <table:table-cell office:value-type="string">
            <text:p>Die letzte Zeugin</text:p>
          </table:table-cell>
          <table:table-cell/>
          <table:table-cell office:value-type="string">
            <text:p>Hainer Rank</text:p>
          </table:table-cell>
          <table:table-cell office:value-type="string">
            <text:p>deutsch</text:p>
          </table:table-cell>
          <table:table-cell/>
          <table:table-cell office:value-type="string">
            <text:p>409/160/166/77</text:p>
          </table:table-cell>
        </table:table-row>
        <table:table-row table:style-name="ro1">
          <table:table-cell table:style-name="ce2" office:value-type="float" office:value="1984">
            <text:p>1984</text:p>
          </table:table-cell>
          <table:table-cell office:value-type="float" office:value="1984">
            <text:p>1984</text:p>
          </table:table-cell>
          <table:table-cell office:value-type="string">
            <text:p>George Orwell</text:p>
          </table:table-cell>
          <table:table-cell office:value-type="string">
            <text:p>deutsch</text:p>
          </table:table-cell>
          <table:table-cell office:value-type="string">
            <text:p>3-548-22562-4</text:p>
          </table:table-cell>
          <table:table-cell/>
        </table:table-row>
        <table:table-row table:style-name="ro1">
          <table:table-cell office:value-type="string">
            <text:p>Die größten Irrtümer der Welt</text:p>
          </table:table-cell>
          <table:table-cell office:value-type="string">
            <text:p>The World's Greatest Mistakes</text:p>
          </table:table-cell>
          <table:table-cell office:value-type="string">
            <text:p>Nigel Blundell</text:p>
          </table:table-cell>
          <table:table-cell office:value-type="string">
            <text:p>deutsch</text:p>
          </table:table-cell>
          <table:table-cell office:value-type="string">
            <text:p>3-426-03758-0</text:p>
          </table:table-cell>
          <table:table-cell/>
        </table:table-row>
        <table:table-row table:style-name="ro1">
          <table:table-cell office:value-type="string">
            <text:p>Dinopark</text:p>
          </table:table-cell>
          <table:table-cell office:value-type="string">
            <text:p>Jurassic Park</text:p>
          </table:table-cell>
          <table:table-cell office:value-type="string">
            <text:p>Michael Crichton</text:p>
          </table:table-cell>
          <table:table-cell office:value-type="string">
            <text:p>deutsch</text:p>
          </table:table-cell>
          <table:table-cell table:number-columns-repeated="2"/>
        </table:table-row>
        <table:table-row table:style-name="ro1">
          <table:table-cell table:style-name="ce3" office:value-type="string">
            <text:p>Der Señor und die Punkte</text:p>
          </table:table-cell>
          <table:table-cell/>
          <table:table-cell office:value-type="string">
            <text:p>W. K. Schweickert</text:p>
          </table:table-cell>
          <table:table-cell office:value-type="string">
            <text:p>deutsch</text:p>
          </table:table-cell>
          <table:table-cell/>
          <table:table-cell office:value-type="string">
            <text:p>484/250/1002/62</text:p>
          </table:table-cell>
        </table:table-row>
        <table:table-row table:style-name="ro1">
          <table:table-cell office:value-type="string">
            <text:p>Die drei Musketiere – 2.Band</text:p>
          </table:table-cell>
          <table:table-cell office:value-type="string">
            <text:p>Les trois Mousquetaires</text:p>
          </table:table-cell>
          <table:table-cell office:value-type="string">
            <text:p>Alexandre Dumas</text:p>
          </table:table-cell>
          <table:table-cell office:value-type="string">
            <text:p>deutsch</text:p>
          </table:table-cell>
          <table:table-cell/>
          <table:table-cell office:value-type="string">
            <text:p>220/415/63/80</text:p>
          </table:table-cell>
        </table:table-row>
        <table:table-row table:style-name="ro1">
          <table:table-cell office:value-type="string">
            <text:p>Zwanzig Jahre später – 1.Band</text:p>
          </table:table-cell>
          <table:table-cell office:value-type="string">
            <text:p>Vingt ans Après</text:p>
          </table:table-cell>
          <table:table-cell office:value-type="string">
            <text:p>Alexandre Dumas</text:p>
          </table:table-cell>
          <table:table-cell office:value-type="string">
            <text:p>deutsch</text:p>
          </table:table-cell>
          <table:table-cell/>
          <table:table-cell office:value-type="string">
            <text:p>220/415/51/79</text:p>
          </table:table-cell>
        </table:table-row>
        <table:table-row table:style-name="ro1">
          <table:table-cell office:value-type="string">
            <text:p>Bummel durch Europa</text:p>
          </table:table-cell>
          <table:table-cell office:value-type="string">
            <text:p>A Tramp Abroad</text:p>
          </table:table-cell>
          <table:table-cell office:value-type="string">
            <text:p>Mark Twain</text:p>
          </table:table-cell>
          <table:table-cell office:value-type="string">
            <text:p>deutsch</text:p>
          </table:table-cell>
          <table:table-cell/>
          <table:table-cell office:value-type="string">
            <text:p>301/120/138/65</text:p>
          </table:table-cell>
        </table:table-row>
        <table:table-row table:style-name="ro1">
          <table:table-cell office:value-type="string">
            <text:p>Das Jahr und Katrin</text:p>
          </table:table-cell>
          <table:table-cell/>
          <table:table-cell office:value-type="string">
            <text:p>Klaus Gerisch</text:p>
          </table:table-cell>
          <table:table-cell office:value-type="string">
            <text:p>deutsch</text:p>
          </table:table-cell>
          <table:table-cell/>
          <table:table-cell office:value-type="string">
            <text:p>391/240/23/73</text:p>
          </table:table-cell>
        </table:table-row>
        <table:table-row table:style-name="ro1">
          <table:table-cell office:value-type="string">
            <text:p>Das siebte Kreuz</text:p>
          </table:table-cell>
          <table:table-cell/>
          <table:table-cell office:value-type="string">
            <text:p>Anna Seghers</text:p>
          </table:table-cell>
          <table:table-cell office:value-type="string">
            <text:p>deutsch</text:p>
          </table:table-cell>
          <table:table-cell/>
          <table:table-cell office:value-type="string">
            <text:p>363/340/72/68</text:p>
          </table:table-cell>
        </table:table-row>
        <table:table-row table:style-name="ro1">
          <table:table-cell office:value-type="string">
            <text:p>Die Augen der Blinden</text:p>
          </table:table-cell>
          <table:table-cell/>
          <table:table-cell office:value-type="string">
            <text:p>Werner Steinberg</text:p>
          </table:table-cell>
          <table:table-cell office:value-type="string">
            <text:p>deutsch</text:p>
          </table:table-cell>
          <table:table-cell/>
          <table:table-cell office:value-type="string">
            <text:p>409/160/155/77</text:p>
          </table:table-cell>
        </table:table-row>
        <table:table-row table:style-name="ro1">
          <table:table-cell office:value-type="string">
            <text:p>Unheimliche Erscheinungsformen auf Omega XI</text:p>
          </table:table-cell>
          <table:table-cell/>
          <table:table-cell office:value-type="string">
            <text:p>Johanna Braun, Günter Braun</text:p>
          </table:table-cell>
          <table:table-cell office:value-type="string">
            <text:p>deutsch</text:p>
          </table:table-cell>
          <table:table-cell/>
          <table:table-cell office:value-type="string">
            <text:p>409/160/165/81</text:p>
          </table:table-cell>
        </table:table-row>
        <table:table-row table:style-name="ro1">
          <table:table-cell office:value-type="string">
            <text:p>De quergestreifte Kaugummi</text:p>
          </table:table-cell>
          <table:table-cell/>
          <table:table-cell office:value-type="string">
            <text:p>Ephraim Kishon</text:p>
          </table:table-cell>
          <table:table-cell office:value-type="string">
            <text:p>deutsch</text:p>
          </table:table-cell>
          <table:table-cell office:value-type="string">
            <text:p>3-548-20013-3</text:p>
          </table:table-cell>
          <table:table-cell/>
        </table:table-row>
        <table:table-row table:style-name="ro1">
          <table:table-cell office:value-type="string">
            <text:p>Stadt der Mäuse</text:p>
          </table:table-cell>
          <table:table-cell office:value-type="string">
            <text:p>All You Can Eat</text:p>
          </table:table-cell>
          <table:table-cell office:value-type="string">
            <text:p>Robin Hemley</text:p>
          </table:table-cell>
          <table:table-cell office:value-type="string">
            <text:p>deutsch</text:p>
          </table:table-cell>
          <table:table-cell office:value-type="string">
            <text:p>3-442-09658-8</text:p>
          </table:table-cell>
          <table:table-cell/>
        </table:table-row>
        <table:table-row table:style-name="ro1">
          <table:table-cell office:value-type="string">
            <text:p>Die Erben des Rings</text:p>
          </table:table-cell>
          <table:table-cell/>
          <table:table-cell office:value-type="string">
            <text:p>diverse</text:p>
          </table:table-cell>
          <table:table-cell office:value-type="string">
            <text:p>deutsch</text:p>
          </table:table-cell>
          <table:table-cell office:value-type="string">
            <text:p>3-404-13803-1</text:p>
          </table:table-cell>
          <table:table-cell/>
        </table:table-row>
        <table:table-row table:style-name="ro1">
          <table:table-cell office:value-type="string">
            <text:p>Wyrm</text:p>
          </table:table-cell>
          <table:table-cell/>
          <table:table-cell office:value-type="string">
            <text:p>Wolfgang Hohlbein</text:p>
          </table:table-cell>
          <table:table-cell office:value-type="string">
            <text:p>deutsch</text:p>
          </table:table-cell>
          <table:table-cell office:value-type="string">
            <text:p>3-453-16119-X</text:p>
          </table:table-cell>
          <table:table-cell/>
        </table:table-row>
        <table:table-row table:style-name="ro1">
          <table:table-cell office:value-type="string">
            <text:p>The Sleepover Club at Kenny's</text:p>
          </table:table-cell>
          <table:table-cell/>
          <table:table-cell office:value-type="string">
            <text:p>Rose Impey</text:p>
          </table:table-cell>
          <table:table-cell office:value-type="string">
            <text:p>englisch</text:p>
          </table:table-cell>
          <table:table-cell office:value-type="string">
            <text:p>0-00-679451-3</text:p>
          </table:table-cell>
          <table:table-cell/>
        </table:table-row>
        <table:table-row table:style-name="ro1">
          <table:table-cell office:value-type="string">
            <text:p>Sleepover in Spain</text:p>
          </table:table-cell>
          <table:table-cell/>
          <table:table-cell office:value-type="string">
            <text:p>Narinder Dhami</text:p>
          </table:table-cell>
          <table:table-cell office:value-type="string">
            <text:p>englisch</text:p>
          </table:table-cell>
          <table:table-cell office:value-type="string">
            <text:p>0-00-675395-7</text:p>
          </table:table-cell>
          <table:table-cell/>
        </table:table-row>
        <table:table-row table:style-name="ro1">
          <table:table-cell office:value-type="string">
            <text:p>The Sleepover Club at Frankie's</text:p>
          </table:table-cell>
          <table:table-cell/>
          <table:table-cell office:value-type="string">
            <text:p>Rose Impey</text:p>
          </table:table-cell>
          <table:table-cell office:value-type="string">
            <text:p>englisch</text:p>
          </table:table-cell>
          <table:table-cell office:value-type="string">
            <text:p>0-00-675233-0</text:p>
          </table:table-cell>
          <table:table-cell/>
        </table:table-row>
        <table:table-row table:style-name="ro1">
          <table:table-cell office:value-type="string">
            <text:p>Weihnachtsgeschichten</text:p>
          </table:table-cell>
          <table:table-cell/>
          <table:table-cell office:value-type="string">
            <text:p>Charles Dickens</text:p>
          </table:table-cell>
          <table:table-cell office:value-type="string">
            <text:p>deutsch</text:p>
          </table:table-cell>
          <table:table-cell office:value-type="string">
            <text:p>3-85001-493-2</text:p>
          </table:table-cell>
          <table:table-cell/>
        </table:table-row>
        <table:table-row table:style-name="ro1">
          <table:table-cell office:value-type="string">
            <text:p>Andres</text:p>
          </table:table-cell>
          <table:table-cell/>
          <table:table-cell office:value-type="string">
            <text:p>Herbert Mühlstädt</text:p>
          </table:table-cell>
          <table:table-cell office:value-type="string">
            <text:p>deutsch</text:p>
          </table:table-cell>
          <table:table-cell/>
          <table:table-cell office:value-type="string">
            <text:p>304/270/645/84-(20)</text:p>
          </table:table-cell>
        </table:table-row>
        <table:table-row table:style-name="ro1">
          <table:table-cell office:value-type="string">
            <text:p>Robinson Crusoe</text:p>
          </table:table-cell>
          <table:table-cell/>
          <table:table-cell office:value-type="string">
            <text:p>Daniel Defeo</text:p>
          </table:table-cell>
          <table:table-cell table:number-columns-repeated="3"/>
        </table:table-row>
        <table:table-row table:style-name="ro1">
          <table:table-cell office:value-type="string">
            <text:p>Die Schule der Robinsons</text:p>
          </table:table-cell>
          <table:table-cell office:value-type="string">
            <text:p>L'école des Robinsons</text:p>
          </table:table-cell>
          <table:table-cell office:value-type="string">
            <text:p>Jules Verne</text:p>
          </table:table-cell>
          <table:table-cell office:value-type="string">
            <text:p>deutsch</text:p>
          </table:table-cell>
          <table:table-cell/>
          <table:table-cell office:value-type="string">
            <text:p>303/305/99/87</text:p>
          </table:table-cell>
        </table:table-row>
        <table:table-row table:style-name="ro1">
          <table:table-cell office:value-type="string">
            <text:p>Zwei Jahre Ferien</text:p>
          </table:table-cell>
          <table:table-cell office:value-type="string">
            <text:p>Deux ans de vacanes</text:p>
          </table:table-cell>
          <table:table-cell office:value-type="string">
            <text:p>Jules Verne</text:p>
          </table:table-cell>
          <table:table-cell office:value-type="string">
            <text:p>deutsch</text:p>
          </table:table-cell>
          <table:table-cell/>
          <table:table-cell office:value-type="string">
            <text:p>303/305/228/82</text:p>
          </table:table-cell>
        </table:table-row>
        <table:table-row table:style-name="ro1">
          <table:table-cell office:value-type="string">
            <text:p>Die drei Musketiere – 1.Band</text:p>
          </table:table-cell>
          <table:table-cell office:value-type="string">
            <text:p>Les trois Mousquetaires</text:p>
          </table:table-cell>
          <table:table-cell office:value-type="string">
            <text:p>Alexandre Dumas</text:p>
          </table:table-cell>
          <table:table-cell office:value-type="string">
            <text:p>deutsch</text:p>
          </table:table-cell>
          <table:table-cell/>
          <table:table-cell office:value-type="string">
            <text:p>220/415/62/80</text:p>
          </table:table-cell>
        </table:table-row>
        <table:table-row table:style-name="ro1">
          <table:table-cell office:value-type="string">
            <text:p>Nord gegen Süd</text:p>
          </table:table-cell>
          <table:table-cell office:value-type="string">
            <text:p>Nord contre Sud</text:p>
          </table:table-cell>
          <table:table-cell office:value-type="string">
            <text:p>Jules Verne</text:p>
          </table:table-cell>
          <table:table-cell office:value-type="string">
            <text:p>deutsch</text:p>
          </table:table-cell>
          <table:table-cell/>
          <table:table-cell office:value-type="string">
            <text:p>303/305/251/81</text:p>
          </table:table-cell>
        </table:table-row>
        <table:table-row table:style-name="ro1">
          <table:table-cell office:value-type="string">
            <text:p>Zwanzig Jahre später – 2.Band</text:p>
          </table:table-cell>
          <table:table-cell office:value-type="string">
            <text:p>Vingt ans Après</text:p>
          </table:table-cell>
          <table:table-cell office:value-type="string">
            <text:p>Alexandre Dumas</text:p>
          </table:table-cell>
          <table:table-cell office:value-type="string">
            <text:p>deutsch</text:p>
          </table:table-cell>
          <table:table-cell/>
          <table:table-cell office:value-type="string">
            <text:p>220/415/52/79</text:p>
          </table:table-cell>
        </table:table-row>
        <table:table-row table:style-name="ro1">
          <table:table-cell office:value-type="string">
            <text:p>Der Seewolf</text:p>
          </table:table-cell>
          <table:table-cell office:value-type="string">
            <text:p>The Sea-Wolf</text:p>
          </table:table-cell>
          <table:table-cell office:value-type="string">
            <text:p>Jack London</text:p>
          </table:table-cell>
          <table:table-cell office:value-type="string">
            <text:p>deutsch</text:p>
          </table:table-cell>
          <table:table-cell office:value-type="string">
            <text:p>3-87070-407-1</text:p>
          </table:table-cell>
          <table:table-cell/>
        </table:table-row>
        <table:table-row table:style-name="ro1">
          <table:table-cell office:value-type="string">
            <text:p>Steven Spielberg's Unglaubliche Geschichten</text:p>
          </table:table-cell>
          <table:table-cell office:value-type="string">
            <text:p>Steven Spielberg's Amazing Stories</text:p>
          </table:table-cell>
          <table:table-cell office:value-type="string">
            <text:p>Steven Bauer</text:p>
          </table:table-cell>
          <table:table-cell office:value-type="string">
            <text:p>deutsch</text:p>
          </table:table-cell>
          <table:table-cell office:value-type="string">
            <text:p>3-442-08830-5</text:p>
          </table:table-cell>
          <table:table-cell/>
        </table:table-row>
        <table:table-row table:style-name="ro1">
          <table:table-cell office:value-type="string">
            <text:p>Star Trek: Blutdurst</text:p>
          </table:table-cell>
          <table:table-cell office:value-type="string">
            <text:p>Bloodthirst</text:p>
          </table:table-cell>
          <table:table-cell office:value-type="string">
            <text:p>J. M. Dillard</text:p>
          </table:table-cell>
          <table:table-cell office:value-type="string">
            <text:p>deutsch</text:p>
          </table:table-cell>
          <table:table-cell office:value-type="string">
            <text:p>3-453-05850-X</text:p>
          </table:table-cell>
          <table:table-cell/>
        </table:table-row>
        <table:table-row table:style-name="ro1">
          <table:table-cell office:value-type="string">
            <text:p>Das Schiff von Orthis</text:p>
          </table:table-cell>
          <table:table-cell office:value-type="string">
            <text:p>The Starmen of Llyrdis</text:p>
          </table:table-cell>
          <table:table-cell office:value-type="string">
            <text:p>Leigh Brackett</text:p>
          </table:table-cell>
          <table:table-cell office:value-type="string">
            <text:p>deutsch</text:p>
          </table:table-cell>
          <table:table-cell table:number-columns-repeated="2"/>
        </table:table-row>
        <table:table-row table:style-name="ro1">
          <table:table-cell office:value-type="string">
            <text:p>Piraten zwischen Mars und Erde</text:p>
          </table:table-cell>
          <table:table-cell/>
          <table:table-cell office:value-type="string">
            <text:p>K. H. Scheer</text:p>
          </table:table-cell>
          <table:table-cell office:value-type="string">
            <text:p>deutsch</text:p>
          </table:table-cell>
          <table:table-cell table:number-columns-repeated="2"/>
        </table:table-row>
        <table:table-row table:style-name="ro1">
          <table:table-cell office:value-type="string">
            <text:p>Wie ich meinen Eltern den letzten Nerv raubte – Enthüllungen eines Säuglings</text:p>
          </table:table-cell>
          <table:table-cell office:value-type="string">
            <text:p>How to be a Little Sod</text:p>
          </table:table-cell>
          <table:table-cell office:value-type="string">
            <text:p>Simon Brett</text:p>
          </table:table-cell>
          <table:table-cell office:value-type="string">
            <text:p>deutsch</text:p>
          </table:table-cell>
          <table:table-cell office:value-type="string">
            <text:p>3-426-73012-X</text:p>
          </table:table-cell>
          <table:table-cell/>
        </table:table-row>
        <table:table-row table:style-name="ro1">
          <table:table-cell table:number-columns-repeated="2" office:value-type="string">
            <text:p>Sliver</text:p>
          </table:table-cell>
          <table:table-cell office:value-type="string">
            <text:p>Ira Levin</text:p>
          </table:table-cell>
          <table:table-cell office:value-type="string">
            <text:p>deutsch</text:p>
          </table:table-cell>
          <table:table-cell office:value-type="string">
            <text:p>3-442-41159-9</text:p>
          </table:table-cell>
          <table:table-cell/>
        </table:table-row>
        <table:table-row table:style-name="ro1">
          <table:table-cell office:value-type="string">
            <text:p>Star Trek: Generationen</text:p>
          </table:table-cell>
          <table:table-cell office:value-type="string">
            <text:p>Star Trek: Generations</text:p>
          </table:table-cell>
          <table:table-cell office:value-type="string">
            <text:p>John Vornholt</text:p>
          </table:table-cell>
          <table:table-cell office:value-type="string">
            <text:p>deutsch</text:p>
          </table:table-cell>
          <table:table-cell office:value-type="string">
            <text:p>3-453-09050-0</text:p>
          </table:table-cell>
          <table:table-cell/>
        </table:table-row>
        <table:table-row table:style-name="ro1">
          <table:table-cell office:value-type="string">
            <text:p>Raumschiff Enterprise: Klingonen-Gambit</text:p>
          </table:table-cell>
          <table:table-cell/>
          <table:table-cell office:value-type="string">
            <text:p>Sandra Marshak, Myrna Culbreath</text:p>
          </table:table-cell>
          <table:table-cell office:value-type="string">
            <text:p>deutsch</text:p>
          </table:table-cell>
          <table:table-cell office:value-type="string">
            <text:p>3-442-23601-0</text:p>
          </table:table-cell>
          <table:table-cell/>
        </table:table-row>
        <table:table-row table:style-name="ro1">
          <table:table-cell office:value-type="string">
            <text:p>Battle Isle Saga: Aristos Diener</text:p>
          </table:table-cell>
          <table:table-cell/>
          <table:table-cell office:value-type="string">
            <text:p>Stefan Piasecki</text:p>
          </table:table-cell>
          <table:table-cell office:value-type="string">
            <text:p>deutsch</text:p>
          </table:table-cell>
          <table:table-cell office:value-type="string">
            <text:p>3-404-13756-6</text:p>
          </table:table-cell>
          <table:table-cell/>
        </table:table-row>
        <table:table-row table:style-name="ro1">
          <table:table-cell office:value-type="string">
            <text:p>Star Trek: Sohn der Vergangenheit</text:p>
          </table:table-cell>
          <table:table-cell office:value-type="string">
            <text:p>Yesterday's Son</text:p>
          </table:table-cell>
          <table:table-cell office:value-type="string">
            <text:p>A. C. Crispin</text:p>
          </table:table-cell>
          <table:table-cell office:value-type="string">
            <text:p>deutsch</text:p>
          </table:table-cell>
          <table:table-cell office:value-type="string">
            <text:p>3-453-00444-2</text:p>
          </table:table-cell>
          <table:table-cell/>
        </table:table-row>
        <table:table-row table:style-name="ro1">
          <table:table-cell office:value-type="string">
            <text:p>Die Akte</text:p>
          </table:table-cell>
          <table:table-cell office:value-type="string">
            <text:p>The Pelican Brief</text:p>
          </table:table-cell>
          <table:table-cell office:value-type="string">
            <text:p>John Crisham</text:p>
          </table:table-cell>
          <table:table-cell office:value-type="string">
            <text:p>deutsch</text:p>
          </table:table-cell>
          <table:table-cell office:value-type="string">
            <text:p>3-453-07565-X</text:p>
          </table:table-cell>
          <table:table-cell/>
        </table:table-row>
        <table:table-row table:style-name="ro1">
          <table:table-cell office:value-type="string">
            <text:p>Raumschiff Orion: Die tödliche Ebene</text:p>
          </table:table-cell>
          <table:table-cell/>
          <table:table-cell office:value-type="string">
            <text:p>Hanns Kneifel</text:p>
          </table:table-cell>
          <table:table-cell office:value-type="string">
            <text:p>deutsch</text:p>
          </table:table-cell>
          <table:table-cell office:value-type="string">
            <text:p>3-442-23645-2</text:p>
          </table:table-cell>
          <table:table-cell/>
        </table:table-row>
        <table:table-row table:style-name="ro1">
          <table:table-cell office:value-type="string">
            <text:p>Die Jury</text:p>
          </table:table-cell>
          <table:table-cell office:value-type="string">
            <text:p>A Time to Kill</text:p>
          </table:table-cell>
          <table:table-cell office:value-type="string">
            <text:p>John Crisham</text:p>
          </table:table-cell>
          <table:table-cell office:value-type="string">
            <text:p>deutsch</text:p>
          </table:table-cell>
          <table:table-cell office:value-type="string">
            <text:p>3-453-06118-7</text:p>
          </table:table-cell>
          <table:table-cell/>
        </table:table-row>
        <table:table-row table:style-name="ro1">
          <table:table-cell table:number-columns-repeated="2" office:value-type="string">
            <text:p>Congo</text:p>
          </table:table-cell>
          <table:table-cell office:value-type="string">
            <text:p>Michael Crichton</text:p>
          </table:table-cell>
          <table:table-cell office:value-type="string">
            <text:p>deutsch</text:p>
          </table:table-cell>
          <table:table-cell office:value-type="string">
            <text:p>3-426-60290-3</text:p>
          </table:table-cell>
          <table:table-cell/>
        </table:table-row>
        <table:table-row table:style-name="ro1">
          <table:table-cell office:value-type="string">
            <text:p>The Flintstones – Die Familie Feuerstein</text:p>
          </table:table-cell>
          <table:table-cell office:value-type="string">
            <text:p>The Flintstones</text:p>
          </table:table-cell>
          <table:table-cell office:value-type="string">
            <text:p>Todd Strasser</text:p>
          </table:table-cell>
          <table:table-cell office:value-type="string">
            <text:p>deutsch</text:p>
          </table:table-cell>
          <table:table-cell office:value-type="string">
            <text:p>3-453-08328-8</text:p>
          </table:table-cell>
          <table:table-cell/>
        </table:table-row>
        <table:table-row table:style-name="ro1">
          <table:table-cell office:value-type="string">
            <text:p>Tödliche Rituale</text:p>
          </table:table-cell>
          <table:table-cell office:value-type="string">
            <text:p>Bad Blood</text:p>
          </table:table-cell>
          <table:table-cell office:value-type="string">
            <text:p>Anthony Bruno</text:p>
          </table:table-cell>
          <table:table-cell office:value-type="string">
            <text:p>deutsch</text:p>
          </table:table-cell>
          <table:table-cell office:value-type="string">
            <text:p>3-404-13345-5</text:p>
          </table:table-cell>
          <table:table-cell/>
        </table:table-row>
        <table:table-row table:style-name="ro1">
          <table:table-cell office:value-type="string">
            <text:p>Star Trek: Die verlorenen Jahre</text:p>
          </table:table-cell>
          <table:table-cell office:value-type="string">
            <text:p>The Lost Years</text:p>
          </table:table-cell>
          <table:table-cell office:value-type="string">
            <text:p>J. M. Dillard</text:p>
          </table:table-cell>
          <table:table-cell office:value-type="string">
            <text:p>deutsch</text:p>
          </table:table-cell>
          <table:table-cell office:value-type="string">
            <text:p>3-453-05389-3</text:p>
          </table:table-cell>
          <table:table-cell/>
        </table:table-row>
        <table:table-row table:style-name="ro1">
          <table:table-cell office:value-type="string">
            <text:p>Star Trek: Der Prüfstein ihrer Vergangenheit</text:p>
          </table:table-cell>
          <table:table-cell office:value-type="string">
            <text:p>Home is the Hunter</text:p>
          </table:table-cell>
          <table:table-cell office:value-type="string">
            <text:p>Dana Kramer-Rolls</text:p>
          </table:table-cell>
          <table:table-cell office:value-type="string">
            <text:p>deutsch</text:p>
          </table:table-cell>
          <table:table-cell office:value-type="string">
            <text:p>3-453-07984-1</text:p>
          </table:table-cell>
          <table:table-cell/>
        </table:table-row>
        <table:table-row table:style-name="ro1">
          <table:table-cell office:value-type="string">
            <text:p>Star Trek IV - Zurück in die Vergangenheit</text:p>
          </table:table-cell>
          <table:table-cell office:value-type="string">
            <text:p>Star Trek IV – The Voyage Home</text:p>
          </table:table-cell>
          <table:table-cell office:value-type="string">
            <text:p>Vonda N. McIntyre</text:p>
          </table:table-cell>
          <table:table-cell office:value-type="string">
            <text:p>deutsch</text:p>
          </table:table-cell>
          <table:table-cell office:value-type="string">
            <text:p>3-453-00534-1</text:p>
          </table:table-cell>
          <table:table-cell/>
        </table:table-row>
        <table:table-row table:style-name="ro1">
          <table:table-cell office:value-type="string">
            <text:p>Die letzte Nacht der Titanic</text:p>
          </table:table-cell>
          <table:table-cell office:value-type="string">
            <text:p>A Night to Remember</text:p>
          </table:table-cell>
          <table:table-cell office:value-type="string">
            <text:p>Walter Lord</text:p>
          </table:table-cell>
          <table:table-cell office:value-type="string">
            <text:p>deutsch</text:p>
          </table:table-cell>
          <table:table-cell office:value-type="string">
            <text:p>3-7043-2019-6</text:p>
          </table:table-cell>
          <table:table-cell/>
        </table:table-row>
        <table:table-row table:style-name="ro1">
          <table:table-cell office:value-type="string">
            <text:p>Das Bildbuch der deutschen Kriegsmarine</text:p>
          </table:table-cell>
          <table:table-cell/>
          <table:table-cell office:value-type="string">
            <text:p>Cajus Bekker</text:p>
          </table:table-cell>
          <table:table-cell office:value-type="string">
            <text:p>deutsch</text:p>
          </table:table-cell>
          <table:table-cell office:value-type="string">
            <text:p>3-453-00916-9</text:p>
          </table:table-cell>
          <table:table-cell/>
        </table:table-row>
        <table:table-row table:style-name="ro1">
          <table:table-cell office:value-type="string">
            <text:p>Auch die Waschmaschine ist nur ein Mensch</text:p>
          </table:table-cell>
          <table:table-cell/>
          <table:table-cell office:value-type="string">
            <text:p>Ephraim Kishon</text:p>
          </table:table-cell>
          <table:table-cell office:value-type="string">
            <text:p>deutsch</text:p>
          </table:table-cell>
          <table:table-cell office:value-type="string">
            <text:p>3-7766-1454-4</text:p>
          </table:table-cell>
          <table:table-cell/>
        </table:table-row>
        <table:table-row table:style-name="ro1">
          <table:table-cell office:value-type="string">
            <text:p>Der grosse Boss</text:p>
          </table:table-cell>
          <table:table-cell/>
          <table:table-cell office:value-type="string">
            <text:p>Fred Denger</text:p>
          </table:table-cell>
          <table:table-cell office:value-type="string">
            <text:p>deutsch</text:p>
          </table:table-cell>
          <table:table-cell table:number-columns-repeated="2"/>
        </table:table-row>
        <table:table-row table:style-name="ro1">
          <table:table-cell office:value-type="string">
            <text:p>Savvy</text:p>
          </table:table-cell>
          <table:table-cell/>
          <table:table-cell office:value-type="string">
            <text:p>Götz R. Richter</text:p>
          </table:table-cell>
          <table:table-cell office:value-type="string">
            <text:p>deutsch</text:p>
          </table:table-cell>
          <table:table-cell/>
          <table:table-cell office:value-type="string">
            <text:p>304/270/476/84-(17,5)</text:p>
          </table:table-cell>
        </table:table-row>
        <table:table-row table:style-name="ro1">
          <table:table-cell office:value-type="string">
            <text:p>Ein Apfel ist an allem schuld</text:p>
          </table:table-cell>
          <table:table-cell/>
          <table:table-cell office:value-type="string">
            <text:p>Ephraim Kishon</text:p>
          </table:table-cell>
          <table:table-cell office:value-type="string">
            <text:p>deutsch</text:p>
          </table:table-cell>
          <table:table-cell office:value-type="string">
            <text:p>3-404-12554-1</text:p>
          </table:table-cell>
          <table:table-cell/>
        </table:table-row>
        <table:table-row table:style-name="ro1">
          <table:table-cell office:value-type="string">
            <text:p>Essen ist meine Lieblingsspeise</text:p>
          </table:table-cell>
          <table:table-cell/>
          <table:table-cell office:value-type="string">
            <text:p>Ephraim Kishon</text:p>
          </table:table-cell>
          <table:table-cell office:value-type="string">
            <text:p>deutsch</text:p>
          </table:table-cell>
          <table:table-cell office:value-type="string">
            <text:p>978-3-548-23456-4</text:p>
          </table:table-cell>
          <table:table-cell/>
        </table:table-row>
        <table:table-row table:style-name="ro1">
          <table:table-cell office:value-type="string">
            <text:p>Des Teufels Werkstatt</text:p>
          </table:table-cell>
          <table:table-cell/>
          <table:table-cell office:value-type="string">
            <text:p>Adolf Burger</text:p>
          </table:table-cell>
          <table:table-cell office:value-type="string">
            <text:p>deutsch</text:p>
          </table:table-cell>
          <table:table-cell office:value-type="string">
            <text:p>3-355-00494-4</text:p>
          </table:table-cell>
          <table:table-cell/>
        </table:table-row>
        <table:table-row table:style-name="ro1">
          <table:table-cell office:value-type="string">
            <text:p>Das Geheimnis großer Feldherren</text:p>
          </table:table-cell>
          <table:table-cell table:style-name="ce4" office:value-type="string">
            <text:p>Секрет великих полководцев</text:p>
          </table:table-cell>
          <table:table-cell office:value-type="string">
            <text:p>Wladimir Abtschuk</text:p>
          </table:table-cell>
          <table:table-cell office:value-type="string">
            <text:p>deutsch</text:p>
          </table:table-cell>
          <table:table-cell table:number-columns-repeated="2"/>
        </table:table-row>
        <table:table-row table:style-name="ro1">
          <table:table-cell office:value-type="string">
            <text:p>Silberhuf</text:p>
          </table:table-cell>
          <table:table-cell office:value-type="string">
            <text:p>Silver Hooves</text:p>
          </table:table-cell>
          <table:table-cell office:value-type="string">
            <text:p>Alan Winnington</text:p>
          </table:table-cell>
          <table:table-cell office:value-type="string">
            <text:p>deutsch</text:p>
          </table:table-cell>
          <table:table-cell/>
          <table:table-cell office:value-type="string">
            <text:p>304/270/431/85-(100)</text:p>
          </table:table-cell>
        </table:table-row>
        <table:table-row table:style-name="ro2">
          <table:table-cell office:value-type="string">
            <text:p>Ich war ein schlechter Schüler</text:p>
          </table:table-cell>
          <table:table-cell table:style-name="ce5" office:value-type="string">
            <text:p>В<text:span text:style-name="T1">итя Малеев в школе и дома</text:span></text:p>
          </table:table-cell>
          <table:table-cell office:value-type="string">
            <text:p>Nikolai Nossow</text:p>
          </table:table-cell>
          <table:table-cell office:value-type="string">
            <text:p>deutsch</text:p>
          </table:table-cell>
          <table:table-cell/>
          <table:table-cell office:value-type="string">
            <text:p>304/270/161/61-(55-III A)</text:p>
          </table:table-cell>
        </table:table-row>
        <table:table-row table:style-name="ro1">
          <table:table-cell office:value-type="string">
            <text:p>Geschichten aus tausendundeiner Nacht</text:p>
          </table:table-cell>
          <table:table-cell/>
          <table:table-cell office:value-type="string">
            <text:p>diverse</text:p>
          </table:table-cell>
          <table:table-cell office:value-type="string">
            <text:p>deutsch</text:p>
          </table:table-cell>
          <table:table-cell/>
          <table:table-cell office:value-type="string">
            <text:p>363/340/96/86</text:p>
          </table:table-cell>
        </table:table-row>
        <table:table-row table:style-name="ro1">
          <table:table-cell office:value-type="string">
            <text:p>Journey to the Centre of the Earth</text:p>
          </table:table-cell>
          <table:table-cell/>
          <table:table-cell office:value-type="string">
            <text:p>Jules Verne</text:p>
          </table:table-cell>
          <table:table-cell office:value-type="string">
            <text:p>englisch</text:p>
          </table:table-cell>
          <table:table-cell office:value-type="string">
            <text:p>0-14-062139-3</text:p>
          </table:table-cell>
          <table:table-cell/>
        </table:table-row>
        <table:table-row table:style-name="ro1">
          <table:table-cell office:value-type="string">
            <text:p>Von Seeleuten und Schiffen</text:p>
          </table:table-cell>
          <table:table-cell/>
          <table:table-cell office:value-type="string">
            <text:p>Robert Rosentreter</text:p>
          </table:table-cell>
          <table:table-cell office:value-type="string">
            <text:p>deutsch</text:p>
          </table:table-cell>
          <table:table-cell office:value-type="string">
            <text:p>3-358-00359-0</text:p>
          </table:table-cell>
          <table:table-cell/>
        </table:table-row>
        <table:table-row table:style-name="ro1">
          <table:table-cell office:value-type="string">
            <text:p>Die Abenteuer von Sherlock Holmes</text:p>
          </table:table-cell>
          <table:table-cell office:value-type="string">
            <text:p>The Adventures of Sherlock Holmes</text:p>
          </table:table-cell>
          <table:table-cell office:value-type="string">
            <text:p>Arthur Conan Doyle</text:p>
          </table:table-cell>
          <table:table-cell office:value-type="string">
            <text:p>deutsch</text:p>
          </table:table-cell>
          <table:table-cell/>
          <table:table-cell office:value-type="string">
            <text:p>396/265/17/83</text:p>
          </table:table-cell>
        </table:table-row>
        <table:table-row table:style-name="ro1">
          <table:table-cell office:value-type="string">
            <text:p>Ein Quälgeist kommt selten allein</text:p>
          </table:table-cell>
          <table:table-cell office:value-type="string">
            <text:p>Not Another Little Sod!</text:p>
          </table:table-cell>
          <table:table-cell office:value-type="string">
            <text:p>Simon Brett</text:p>
          </table:table-cell>
          <table:table-cell office:value-type="string">
            <text:p>deutsch</text:p>
          </table:table-cell>
          <table:table-cell office:value-type="string">
            <text:p>3-426-73067-7</text:p>
          </table:table-cell>
          <table:table-cell/>
        </table:table-row>
        <table:table-row table:style-name="ro1">
          <table:table-cell office:value-type="string">
            <text:p>Kampfstern Galactica 3: Die Gräber von Kobol</text:p>
          </table:table-cell>
          <table:table-cell office:value-type="string">
            <text:p>Battlestar Galactica 3: The Tombs of Kobol</text:p>
          </table:table-cell>
          <table:table-cell office:value-type="string">
            <text:p>Glen A. Larson, Robert Thurston</text:p>
          </table:table-cell>
          <table:table-cell office:value-type="string">
            <text:p>deutsch</text:p>
          </table:table-cell>
          <table:table-cell office:value-type="string">
            <text:p>3-442-23750-5</text:p>
          </table:table-cell>
          <table:table-cell/>
        </table:table-row>
        <table:table-row table:style-name="ro1">
          <table:table-cell office:value-type="string">
            <text:p>Das silberne Dreieck</text:p>
          </table:table-cell>
          <table:table-cell office:value-type="string">
            <text:p>Again the Three</text:p>
          </table:table-cell>
          <table:table-cell office:value-type="string">
            <text:p>Edgar Wallace</text:p>
          </table:table-cell>
          <table:table-cell office:value-type="string">
            <text:p>deutsch</text:p>
          </table:table-cell>
          <table:table-cell office:value-type="string">
            <text:p>978-3-442-00154-5</text:p>
          </table:table-cell>
          <table:table-cell/>
        </table:table-row>
        <table:table-row table:style-name="ro1">
          <table:table-cell office:value-type="string">
            <text:p>Edward</text:p>
          </table:table-cell>
          <table:table-cell office:value-type="string">
            <text:p>What We Did to Father</text:p>
          </table:table-cell>
          <table:table-cell office:value-type="string">
            <text:p>Roy Lewis</text:p>
          </table:table-cell>
          <table:table-cell office:value-type="string">
            <text:p>deutsch</text:p>
          </table:table-cell>
          <table:table-cell office:value-type="string">
            <text:p>3-293-00215-3</text:p>
          </table:table-cell>
          <table:table-cell/>
        </table:table-row>
        <table:table-row table:style-name="ro1">
          <table:table-cell office:value-type="string">
            <text:p>Der Ochs im Dom</text:p>
          </table:table-cell>
          <table:table-cell/>
          <table:table-cell office:value-type="string">
            <text:p>E. R. Greulich</text:p>
          </table:table-cell>
          <table:table-cell office:value-type="string">
            <text:p>deutsch</text:p>
          </table:table-cell>
          <table:table-cell/>
          <table:table-cell office:value-type="string">
            <text:p>540/6/76</text:p>
          </table:table-cell>
        </table:table-row>
        <table:table-row table:style-name="ro1">
          <table:table-cell office:value-type="string">
            <text:p>Wem das Herz gehört</text:p>
          </table:table-cell>
          <table:table-cell/>
          <table:table-cell office:value-type="string">
            <text:p>diverse</text:p>
          </table:table-cell>
          <table:table-cell office:value-type="string">
            <text:p>deutsch</text:p>
          </table:table-cell>
          <table:table-cell/>
          <table:table-cell office:value-type="string">
            <text:p>420/205/113/66</text:p>
          </table:table-cell>
        </table:table-row>
        <table:table-row table:style-name="ro1">
          <table:table-cell office:value-type="string">
            <text:p>Eine kurze Geschichte der Zeit</text:p>
          </table:table-cell>
          <table:table-cell office:value-type="string">
            <text:p>A Brief History of Time</text:p>
          </table:table-cell>
          <table:table-cell office:value-type="string">
            <text:p>Stephen Hawking</text:p>
          </table:table-cell>
          <table:table-cell office:value-type="string">
            <text:p>deutsch</text:p>
          </table:table-cell>
          <table:table-cell office:value-type="string">
            <text:p>3-499-60555-4</text:p>
          </table:table-cell>
          <table:table-cell/>
        </table:table-row>
        <table:table-row table:style-name="ro1">
          <table:table-cell office:value-type="string">
            <text:p>Die Töchter des Drachen</text:p>
          </table:table-cell>
          <table:table-cell/>
          <table:table-cell office:value-type="string">
            <text:p>Wolfgang Hohlbein</text:p>
          </table:table-cell>
          <table:table-cell office:value-type="string">
            <text:p>deutsch</text:p>
          </table:table-cell>
          <table:table-cell office:value-type="string">
            <text:p>3-404-25261-6</text:p>
          </table:table-cell>
          <table:table-cell/>
        </table:table-row>
        <table:table-row table:style-name="ro1">
          <table:table-cell office:value-type="string">
            <text:p>Die Herrin vom Nil</text:p>
          </table:table-cell>
          <table:table-cell office:value-type="string">
            <text:p>Child of the Morning</text:p>
          </table:table-cell>
          <table:table-cell office:value-type="string">
            <text:p>Pauline Gedge</text:p>
          </table:table-cell>
          <table:table-cell office:value-type="string">
            <text:p>deutsch</text:p>
          </table:table-cell>
          <table:table-cell office:value-type="string">
            <text:p>978-3-499-15360-0</text:p>
          </table:table-cell>
          <table:table-cell/>
        </table:table-row>
        <table:table-row table:style-name="ro1">
          <table:table-cell office:value-type="string">
            <text:p>Im Land der Diamanten</text:p>
          </table:table-cell>
          <table:table-cell/>
          <table:table-cell office:value-type="string">
            <text:p>Jules Verne</text:p>
          </table:table-cell>
          <table:table-cell office:value-type="string">
            <text:p>deutsch</text:p>
          </table:table-cell>
          <table:table-cell table:number-columns-repeated="2"/>
        </table:table-row>
        <table:table-row table:style-name="ro1">
          <table:table-cell office:value-type="string">
            <text:p>Das Lied der Delphine</text:p>
          </table:table-cell>
          <table:table-cell/>
          <table:table-cell office:value-type="string">
            <text:p>Federica de Cesco</text:p>
          </table:table-cell>
          <table:table-cell office:value-type="string">
            <text:p>deutsch</text:p>
          </table:table-cell>
          <table:table-cell office:value-type="string">
            <text:p>3-473-54079-X</text:p>
          </table:table-cell>
          <table:table-cell/>
        </table:table-row>
        <table:table-row table:style-name="ro1">
          <table:table-cell office:value-type="string">
            <text:p>Vergessene Welt</text:p>
          </table:table-cell>
          <table:table-cell office:value-type="string">
            <text:p>The Lost World</text:p>
          </table:table-cell>
          <table:table-cell office:value-type="string">
            <text:p>Michael Crichton</text:p>
          </table:table-cell>
          <table:table-cell office:value-type="string">
            <text:p>deutsch</text:p>
          </table:table-cell>
          <table:table-cell office:value-type="string">
            <text:p>3-426-60684-4</text:p>
          </table:table-cell>
          <table:table-cell/>
        </table:table-row>
        <table:table-row table:style-name="ro1">
          <table:table-cell office:value-type="string">
            <text:p>Die Rückkehr der Götter (Enwor 6)</text:p>
          </table:table-cell>
          <table:table-cell/>
          <table:table-cell office:value-type="string">
            <text:p>Wolfgang Hohlbein</text:p>
          </table:table-cell>
          <table:table-cell office:value-type="string">
            <text:p>deutsch</text:p>
          </table:table-cell>
          <table:table-cell office:value-type="string">
            <text:p>3-442-23908-7</text:p>
          </table:table-cell>
          <table:table-cell/>
        </table:table-row>
        <table:table-row table:style-name="ro1">
          <table:table-cell office:value-type="string">
            <text:p>Das schweigende Netz (Enwor 7)</text:p>
          </table:table-cell>
          <table:table-cell/>
          <table:table-cell office:value-type="string">
            <text:p>Wolfgang Hohlbein</text:p>
          </table:table-cell>
          <table:table-cell office:value-type="string">
            <text:p>deutsch</text:p>
          </table:table-cell>
          <table:table-cell office:value-type="string">
            <text:p>978-3-442-23909-2</text:p>
          </table:table-cell>
          <table:table-cell/>
        </table:table-row>
        <table:table-row table:style-name="ro1">
          <table:table-cell office:value-type="string">
            <text:p>Der steinerne Wolf (Enwor 4)</text:p>
          </table:table-cell>
          <table:table-cell/>
          <table:table-cell office:value-type="string">
            <text:p>Wolfgang Hohlbein</text:p>
          </table:table-cell>
          <table:table-cell office:value-type="string">
            <text:p>deutsch</text:p>
          </table:table-cell>
          <table:table-cell office:value-type="string">
            <text:p>3-442-23840-4</text:p>
          </table:table-cell>
          <table:table-cell/>
        </table:table-row>
        <table:table-row table:style-name="ro1">
          <table:table-cell office:value-type="string">
            <text:p>Das tote Land (Enwor 3)</text:p>
          </table:table-cell>
          <table:table-cell/>
          <table:table-cell office:value-type="string">
            <text:p>Wolfgang Hohlbein</text:p>
          </table:table-cell>
          <table:table-cell office:value-type="string">
            <text:p>deutsch</text:p>
          </table:table-cell>
          <table:table-cell office:value-type="string">
            <text:p>978-3-442-23839-2</text:p>
          </table:table-cell>
          <table:table-cell/>
        </table:table-row>
        <table:table-row table:style-name="ro1">
          <table:table-cell office:value-type="string">
            <text:p>Die brennende Stadt (Enwor 2)</text:p>
          </table:table-cell>
          <table:table-cell/>
          <table:table-cell office:value-type="string">
            <text:p>Wolfgang Hohlbein</text:p>
          </table:table-cell>
          <table:table-cell office:value-type="string">
            <text:p>deutsch</text:p>
          </table:table-cell>
          <table:table-cell office:value-type="string">
            <text:p>3-442-23838-2</text:p>
          </table:table-cell>
          <table:table-cell/>
        </table:table-row>
        <table:table-row table:style-name="ro1">
          <table:table-cell office:value-type="string">
            <text:p>Der wandernde Wald (Enwor 1)</text:p>
          </table:table-cell>
          <table:table-cell/>
          <table:table-cell office:value-type="string">
            <text:p>Wolfgang Hohlbein</text:p>
          </table:table-cell>
          <table:table-cell office:value-type="string">
            <text:p>deutsch</text:p>
          </table:table-cell>
          <table:table-cell office:value-type="string">
            <text:p>3-442-23827-7</text:p>
          </table:table-cell>
          <table:table-cell/>
        </table:table-row>
        <table:table-row table:style-name="ro1">
          <table:table-cell office:value-type="string">
            <text:p>Die verbotenen Inseln (Enwor 10)</text:p>
          </table:table-cell>
          <table:table-cell/>
          <table:table-cell office:value-type="string">
            <text:p>Wolfgang Hohlbein</text:p>
          </table:table-cell>
          <table:table-cell office:value-type="string">
            <text:p>deutsch</text:p>
          </table:table-cell>
          <table:table-cell office:value-type="string">
            <text:p>978-3-442-23912-2</text:p>
          </table:table-cell>
          <table:table-cell/>
        </table:table-row>
        <table:table-row table:style-name="ro1">
          <table:table-cell office:value-type="string">
            <text:p>Das vergessene Heer (Enwor 9)</text:p>
          </table:table-cell>
          <table:table-cell/>
          <table:table-cell office:value-type="string">
            <text:p>Wolfgang Hohlbein</text:p>
          </table:table-cell>
          <table:table-cell office:value-type="string">
            <text:p>deutsch</text:p>
          </table:table-cell>
          <table:table-cell office:value-type="string">
            <text:p>978-3-442-23911-5</text:p>
          </table:table-cell>
          <table:table-cell/>
        </table:table-row>
        <table:table-row table:style-name="ro1">
          <table:table-cell office:value-type="string">
            <text:p>Das schwarze Schiff (Enwor 5)</text:p>
          </table:table-cell>
          <table:table-cell/>
          <table:table-cell office:value-type="string">
            <text:p>Wolfgang Hohlbein</text:p>
          </table:table-cell>
          <table:table-cell office:value-type="string">
            <text:p>deutsch</text:p>
          </table:table-cell>
          <table:table-cell office:value-type="string">
            <text:p>978-3-442-23850-7</text:p>
          </table:table-cell>
          <table:table-cell/>
        </table:table-row>
        <table:table-row table:style-name="ro1">
          <table:table-cell office:value-type="string">
            <text:p>Der flüsternde Turm (Enwor 8)</text:p>
          </table:table-cell>
          <table:table-cell/>
          <table:table-cell office:value-type="string">
            <text:p>Wolfgang Hohlbein</text:p>
          </table:table-cell>
          <table:table-cell office:value-type="string">
            <text:p>deutsch</text:p>
          </table:table-cell>
          <table:table-cell office:value-type="string">
            <text:p>978-3-442-23910-8</text:p>
          </table:table-cell>
          <table:table-cell/>
        </table:table-row>
        <table:table-row table:style-name="ro1">
          <table:table-cell office:value-type="string">
            <text:p>Die Karten von Mittelerde</text:p>
          </table:table-cell>
          <table:table-cell office:value-type="string">
            <text:p>The Map of Tolkien's Middle-Earth</text:p>
          </table:table-cell>
          <table:table-cell office:value-type="string">
            <text:p>Brian Sibley, Christopher Reuel Tolkien</text:p>
          </table:table-cell>
          <table:table-cell office:value-type="string">
            <text:p>deutsch</text:p>
          </table:table-cell>
          <table:table-cell office:value-type="string">
            <text:p>3-608-93378-6</text:p>
          </table:table-cell>
          <table:table-cell/>
        </table:table-row>
        <table:table-row table:style-name="ro1">
          <table:table-cell office:value-type="string">
            <text:p>Death's Domain</text:p>
          </table:table-cell>
          <table:table-cell/>
          <table:table-cell office:value-type="string">
            <text:p>Terry Pratchett, Paul Kidby</text:p>
          </table:table-cell>
          <table:table-cell office:value-type="string">
            <text:p>englisch</text:p>
          </table:table-cell>
          <table:table-cell office:value-type="string">
            <text:p>0-552-14672-2</text:p>
          </table:table-cell>
          <table:table-cell/>
        </table:table-row>
        <table:table-row table:style-name="ro1">
          <table:table-cell office:value-type="string">
            <text:p>A Field Guide to Irish Fairies</text:p>
          </table:table-cell>
          <table:table-cell/>
          <table:table-cell office:value-type="string">
            <text:p>Bob Curran</text:p>
          </table:table-cell>
          <table:table-cell office:value-type="string">
            <text:p>englisch</text:p>
          </table:table-cell>
          <table:table-cell office:value-type="string">
            <text:p>0-86281-634-3</text:p>
          </table:table-cell>
          <table:table-cell/>
        </table:table-row>
        <table:table-row table:style-name="ro1">
          <table:table-cell office:value-type="string">
            <text:p>Hauen &amp; Stechen</text:p>
          </table:table-cell>
          <table:table-cell office:value-type="string">
            <text:p>Slay and Rescue</text:p>
          </table:table-cell>
          <table:table-cell office:value-type="string">
            <text:p>John Moore</text:p>
          </table:table-cell>
          <table:table-cell office:value-type="string">
            <text:p>deutsch</text:p>
          </table:table-cell>
          <table:table-cell office:value-type="string">
            <text:p>3-453-21389-0</text:p>
          </table:table-cell>
          <table:table-cell/>
        </table:table-row>
        <table:table-row table:style-name="ro1">
          <table:table-cell office:value-type="string">
            <text:p>Das große Lesebuch der Fantasy</text:p>
          </table:table-cell>
          <table:table-cell/>
          <table:table-cell office:value-type="string">
            <text:p>diverse</text:p>
          </table:table-cell>
          <table:table-cell office:value-type="string">
            <text:p>deutsch</text:p>
          </table:table-cell>
          <table:table-cell office:value-type="string">
            <text:p>3-442-24665-2</text:p>
          </table:table-cell>
          <table:table-cell/>
        </table:table-row>
        <table:table-row table:style-name="ro1">
          <table:table-cell office:value-type="string">
            <text:p>Raumschiff Titanic</text:p>
          </table:table-cell>
          <table:table-cell office:value-type="string">
            <text:p>Starship Titanic</text:p>
          </table:table-cell>
          <table:table-cell office:value-type="string">
            <text:p>Douglas Adams, Terry Jones</text:p>
          </table:table-cell>
          <table:table-cell office:value-type="string">
            <text:p>deutsch</text:p>
          </table:table-cell>
          <table:table-cell office:value-type="string">
            <text:p>3-442-30798-8</text:p>
          </table:table-cell>
          <table:table-cell/>
        </table:table-row>
        <table:table-row table:style-name="ro1">
          <table:table-cell office:value-type="string">
            <text:p>Douglas Adams Das Leben, das Universum und der ganze Rest – Der Comic</text:p>
          </table:table-cell>
          <table:table-cell office:value-type="string">
            <text:p>Douglas Adams' Life, The Universe and Everything</text:p>
          </table:table-cell>
          <table:table-cell/>
          <table:table-cell office:value-type="string">
            <text:p>deutsch</text:p>
          </table:table-cell>
          <table:table-cell office:value-type="string">
            <text:p>3-453-16103-3</text:p>
          </table:table-cell>
          <table:table-cell/>
        </table:table-row>
        <table:table-row table:style-name="ro1">
          <table:table-cell office:value-type="string">
            <text:p>Douglas Adams Das Restaurant am Ende des Universums</text:p>
          </table:table-cell>
          <table:table-cell office:value-type="string">
            <text:p>Douglas Adams' The Restaurant at the End of the Universe</text:p>
          </table:table-cell>
          <table:table-cell/>
          <table:table-cell office:value-type="string">
            <text:p>deutsch</text:p>
          </table:table-cell>
          <table:table-cell office:value-type="string">
            <text:p>3-453-13149-5</text:p>
          </table:table-cell>
          <table:table-cell/>
        </table:table-row>
        <table:table-row table:style-name="ro1">
          <table:table-cell office:value-type="string">
            <text:p>Wallace &amp; Gromit – Catch of the Day</text:p>
          </table:table-cell>
          <table:table-cell table:number-columns-repeated="2"/>
          <table:table-cell office:value-type="string">
            <text:p>englisch</text:p>
          </table:table-cell>
          <table:table-cell office:value-type="string">
            <text:p>1-84023-495-4</text:p>
          </table:table-cell>
          <table:table-cell/>
        </table:table-row>
        <table:table-row table:style-name="ro1">
          <table:table-cell office:value-type="string">
            <text:p>Mort – Der Scheibenwelt-Comic</text:p>
          </table:table-cell>
          <table:table-cell office:value-type="string">
            <text:p>Mort</text:p>
          </table:table-cell>
          <table:table-cell office:value-type="string">
            <text:p>Terry Pratchett</text:p>
          </table:table-cell>
          <table:table-cell office:value-type="string">
            <text:p>deutsch</text:p>
          </table:table-cell>
          <table:table-cell office:value-type="string">
            <text:p>3-442-54523-4</text:p>
          </table:table-cell>
          <table:table-cell/>
        </table:table-row>
        <table:table-row table:style-name="ro1">
          <table:table-cell office:value-type="string">
            <text:p>Wachen! Wachen! - Der Scheibenwelt-Comic</text:p>
          </table:table-cell>
          <table:table-cell office:value-type="string">
            <text:p>Guards! Guards!</text:p>
          </table:table-cell>
          <table:table-cell office:value-type="string">
            <text:p>Terry Pratchett</text:p>
          </table:table-cell>
          <table:table-cell office:value-type="string">
            <text:p>deutsch</text:p>
          </table:table-cell>
          <table:table-cell office:value-type="string">
            <text:p>3-442-54533-1</text:p>
          </table:table-cell>
          <table:table-cell/>
        </table:table-row>
        <table:table-row table:style-name="ro1">
          <table:table-cell office:value-type="string">
            <text:p>Wahre Helden</text:p>
          </table:table-cell>
          <table:table-cell office:value-type="string">
            <text:p>The Last Hero</text:p>
          </table:table-cell>
          <table:table-cell office:value-type="string">
            <text:p>Terry Pratchett</text:p>
          </table:table-cell>
          <table:table-cell office:value-type="string">
            <text:p>deutsch</text:p>
          </table:table-cell>
          <table:table-cell office:value-type="string">
            <text:p>3-442-54531-5</text:p>
          </table:table-cell>
          <table:table-cell/>
        </table:table-row>
        <table:table-row table:style-name="ro1">
          <table:table-cell office:value-type="string">
            <text:p>Weihnachten mit Eloise</text:p>
          </table:table-cell>
          <table:table-cell office:value-type="string">
            <text:p>Eloise at Christmas Time</text:p>
          </table:table-cell>
          <table:table-cell office:value-type="string">
            <text:p>Kay Thompson</text:p>
          </table:table-cell>
          <table:table-cell office:value-type="string">
            <text:p>deutsch</text:p>
          </table:table-cell>
          <table:table-cell office:value-type="string">
            <text:p>3-8270-0382-2</text:p>
          </table:table-cell>
          <table:table-cell/>
        </table:table-row>
        <table:table-row table:style-name="ro1">
          <table:table-cell office:value-type="string">
            <text:p>Die Weihnachts-Erzählungen</text:p>
          </table:table-cell>
          <table:table-cell office:value-type="string">
            <text:p>Christmas Books</text:p>
          </table:table-cell>
          <table:table-cell office:value-type="string">
            <text:p>Charles Dickens</text:p>
          </table:table-cell>
          <table:table-cell office:value-type="string">
            <text:p>deutsch</text:p>
          </table:table-cell>
          <table:table-cell table:number-columns-repeated="2"/>
        </table:table-row>
        <table:table-row table:style-name="ro1">
          <table:table-cell office:value-type="string">
            <text:p>Der Thron der Libelle</text:p>
          </table:table-cell>
          <table:table-cell/>
          <table:table-cell office:value-type="string">
            <text:p>Wolfgang Hohlbein</text:p>
          </table:table-cell>
          <table:table-cell office:value-type="string">
            <text:p>deutsch</text:p>
          </table:table-cell>
          <table:table-cell office:value-type="string">
            <text:p>3-404-25262-4</text:p>
          </table:table-cell>
          <table:table-cell/>
        </table:table-row>
        <table:table-row table:style-name="ro1">
          <table:table-cell office:value-type="string">
            <text:p>Die Moorhexe</text:p>
          </table:table-cell>
          <table:table-cell/>
          <table:table-cell office:value-type="string">
            <text:p>Wolfgang Hohlbein</text:p>
          </table:table-cell>
          <table:table-cell office:value-type="string">
            <text:p>deutsch</text:p>
          </table:table-cell>
          <table:table-cell office:value-type="string">
            <text:p>3-404-25268-3</text:p>
          </table:table-cell>
          <table:table-cell/>
        </table:table-row>
        <table:table-row table:style-name="ro1">
          <table:table-cell office:value-type="string">
            <text:p>Das grosse Wolfgang-Hohlbein-Buch</text:p>
          </table:table-cell>
          <table:table-cell/>
          <table:table-cell office:value-type="string">
            <text:p>Wolfgang Hohlbein</text:p>
          </table:table-cell>
          <table:table-cell office:value-type="string">
            <text:p>deutsch</text:p>
          </table:table-cell>
          <table:table-cell office:value-type="string">
            <text:p>3-404-25269-1</text:p>
          </table:table-cell>
          <table:table-cell/>
        </table:table-row>
        <table:table-row table:style-name="ro1">
          <table:table-cell office:value-type="string">
            <text:p>Neues vom Hexer von Salem</text:p>
          </table:table-cell>
          <table:table-cell/>
          <table:table-cell office:value-type="string">
            <text:p>Wolfgang Hohlbein</text:p>
          </table:table-cell>
          <table:table-cell office:value-type="string">
            <text:p>deutsch</text:p>
          </table:table-cell>
          <table:table-cell office:value-type="string">
            <text:p>3-404-25264-0</text:p>
          </table:table-cell>
          <table:table-cell/>
        </table:table-row>
        <table:table-row table:style-name="ro1">
          <table:table-cell office:value-type="string">
            <text:p>Der Hexer von Salem</text:p>
          </table:table-cell>
          <table:table-cell/>
          <table:table-cell office:value-type="string">
            <text:p>Wolfgang Hohlbein</text:p>
          </table:table-cell>
          <table:table-cell office:value-type="string">
            <text:p>deutsch</text:p>
          </table:table-cell>
          <table:table-cell office:value-type="string">
            <text:p>3-404-25263-2</text:p>
          </table:table-cell>
          <table:table-cell/>
        </table:table-row>
        <table:table-row table:style-name="ro1">
          <table:table-cell office:value-type="string">
            <text:p>Indiana Jones und das Geheimnis der Arche</text:p>
          </table:table-cell>
          <table:table-cell office:value-type="string">
            <text:p>Indiana Jones and the Genesis Deluge</text:p>
          </table:table-cell>
          <table:table-cell office:value-type="string">
            <text:p>Rob MacGregor</text:p>
          </table:table-cell>
          <table:table-cell office:value-type="string">
            <text:p>deutsch</text:p>
          </table:table-cell>
          <table:table-cell office:value-type="string">
            <text:p>3-442-42824-6</text:p>
          </table:table-cell>
          <table:table-cell/>
        </table:table-row>
        <table:table-row table:style-name="ro1">
          <table:table-cell office:value-type="string">
            <text:p>Indiana Jones und das Vermächtnis des Einhorns</text:p>
          </table:table-cell>
          <table:table-cell office:value-type="string">
            <text:p>Indiana Jones and the Unicorn's Legacy</text:p>
          </table:table-cell>
          <table:table-cell office:value-type="string">
            <text:p>Rob MacGregor</text:p>
          </table:table-cell>
          <table:table-cell office:value-type="string">
            <text:p>deutsch</text:p>
          </table:table-cell>
          <table:table-cell office:value-type="string">
            <text:p>3-442-43052-6</text:p>
          </table:table-cell>
          <table:table-cell/>
        </table:table-row>
        <table:table-row table:style-name="ro1">
          <table:table-cell office:value-type="string">
            <text:p>Indiana Jones und das Gold von El Dorado</text:p>
          </table:table-cell>
          <table:table-cell/>
          <table:table-cell office:value-type="string">
            <text:p>Wolfgang Hohlbein</text:p>
          </table:table-cell>
          <table:table-cell office:value-type="string">
            <text:p>deutsch</text:p>
          </table:table-cell>
          <table:table-cell office:value-type="string">
            <text:p>978-3-442-09725-8</text:p>
          </table:table-cell>
          <table:table-cell/>
        </table:table-row>
        <table:table-row table:style-name="ro1">
          <table:table-cell office:value-type="string">
            <text:p>Indiana Jones und die Herren der toten Stadt</text:p>
          </table:table-cell>
          <table:table-cell office:value-type="string">
            <text:p>Indiana Jones and the Seven Veils</text:p>
          </table:table-cell>
          <table:table-cell office:value-type="string">
            <text:p>Rob MacGregor</text:p>
          </table:table-cell>
          <table:table-cell office:value-type="string">
            <text:p>deutsch</text:p>
          </table:table-cell>
          <table:table-cell office:value-type="string">
            <text:p>978-3-442-42330-9</text:p>
          </table:table-cell>
          <table:table-cell/>
        </table:table-row>
        <table:table-row table:style-name="ro1">
          <table:table-cell office:value-type="string">
            <text:p>Jäger des verlorenen Schatzes / Indiana Jones und der Tempel des Todes / Der Letzte Kreuzug</text:p>
          </table:table-cell>
          <table:table-cell office:value-type="string">
            <text:p>Raiders of the Lost Ark / Indiana Jones and the Temple of Doom / Indiana Jones and the Last Crusade</text:p>
          </table:table-cell>
          <table:table-cell office:value-type="string">
            <text:p>Campbell Black, James Kahn, Rob MacGregor</text:p>
          </table:table-cell>
          <table:table-cell office:value-type="string">
            <text:p>deutsch</text:p>
          </table:table-cell>
          <table:table-cell office:value-type="string">
            <text:p>978-3-442-11592-1</text:p>
          </table:table-cell>
          <table:table-cell/>
        </table:table-row>
        <table:table-row table:style-name="ro1">
          <table:table-cell office:value-type="string">
            <text:p>Indiana Jones und das Labyrinth des Horus</text:p>
          </table:table-cell>
          <table:table-cell/>
          <table:table-cell office:value-type="string">
            <text:p>Wolfgang Hohlbein</text:p>
          </table:table-cell>
          <table:table-cell office:value-type="string">
            <text:p>deutsch</text:p>
          </table:table-cell>
          <table:table-cell office:value-type="string">
            <text:p>3-442-41145-9</text:p>
          </table:table-cell>
          <table:table-cell/>
        </table:table-row>
        <table:table-row table:style-name="ro1">
          <table:table-cell office:value-type="string">
            <text:p>Indiana Jones und der Tanz der Giganten</text:p>
          </table:table-cell>
          <table:table-cell office:value-type="string">
            <text:p>Indiana Jones and the Dance of the Giants</text:p>
          </table:table-cell>
          <table:table-cell office:value-type="string">
            <text:p>Rob MacGregor</text:p>
          </table:table-cell>
          <table:table-cell office:value-type="string">
            <text:p>deutsch</text:p>
          </table:table-cell>
          <table:table-cell office:value-type="string">
            <text:p>978-3-442-42329-3</text:p>
          </table:table-cell>
          <table:table-cell/>
        </table:table-row>
        <table:table-row table:style-name="ro1">
          <table:table-cell office:value-type="string">
            <text:p>Indiana Jones und die Hyänen des Himmels</text:p>
          </table:table-cell>
          <table:table-cell office:value-type="string">
            <text:p>Indiana Jones and the Skypirates</text:p>
          </table:table-cell>
          <table:table-cell office:value-type="string">
            <text:p>Martin Caidin</text:p>
          </table:table-cell>
          <table:table-cell office:value-type="string">
            <text:p>deutsch</text:p>
          </table:table-cell>
          <table:table-cell office:value-type="string">
            <text:p>3-442-43163-8</text:p>
          </table:table-cell>
          <table:table-cell/>
        </table:table-row>
        <table:table-row table:style-name="ro1">
          <table:table-cell office:value-type="string">
            <text:p>Indiana Jones und das verschwundene Volk</text:p>
          </table:table-cell>
          <table:table-cell/>
          <table:table-cell office:value-type="string">
            <text:p>Wolfgang Hohlbein</text:p>
          </table:table-cell>
          <table:table-cell office:value-type="string">
            <text:p>deutsch</text:p>
          </table:table-cell>
          <table:table-cell office:value-type="string">
            <text:p>3-442-41028-2</text:p>
          </table:table-cell>
          <table:table-cell/>
        </table:table-row>
        <table:table-row table:style-name="ro1">
          <table:table-cell office:value-type="string">
            <text:p>Indiana Jones und das Schiff der Götter</text:p>
          </table:table-cell>
          <table:table-cell/>
          <table:table-cell office:value-type="string">
            <text:p>Wolfgang Hohlbein</text:p>
          </table:table-cell>
          <table:table-cell office:value-type="string">
            <text:p>deutsch</text:p>
          </table:table-cell>
          <table:table-cell office:value-type="string">
            <text:p>978-3-442-09723-4</text:p>
          </table:table-cell>
          <table:table-cell/>
        </table:table-row>
        <table:table-row table:style-name="ro1">
          <table:table-cell office:value-type="string">
            <text:p>Indiana Jones und das Erbe von Avalon</text:p>
          </table:table-cell>
          <table:table-cell/>
          <table:table-cell office:value-type="string">
            <text:p>Wolfgang Hohlbein</text:p>
          </table:table-cell>
          <table:table-cell office:value-type="string">
            <text:p>deutsch</text:p>
          </table:table-cell>
          <table:table-cell office:value-type="string">
            <text:p>978-3-442-41144-3</text:p>
          </table:table-cell>
          <table:table-cell/>
        </table:table-row>
        <table:table-row table:style-name="ro1">
          <table:table-cell office:value-type="string">
            <text:p>Indiana Jones und das Schwert des Dschinghis Khan / Indiana Jones und das Geheimnis der Osterinseln</text:p>
          </table:table-cell>
          <table:table-cell/>
          <table:table-cell office:value-type="string">
            <text:p>Wolfgang Hohlbein</text:p>
          </table:table-cell>
          <table:table-cell office:value-type="string">
            <text:p>deutsch</text:p>
          </table:table-cell>
          <table:table-cell office:value-type="string">
            <text:p>978-3-442-11636-2</text:p>
          </table:table-cell>
          <table:table-cell/>
        </table:table-row>
        <table:table-row table:style-name="ro1">
          <table:table-cell office:value-type="string">
            <text:p>Die Heldenmutter</text:p>
          </table:table-cell>
          <table:table-cell/>
          <table:table-cell office:value-type="string">
            <text:p>Wolfgang Hohlbein, Heike Hohlbein</text:p>
          </table:table-cell>
          <table:table-cell office:value-type="string">
            <text:p>deutsch</text:p>
          </table:table-cell>
          <table:table-cell office:value-type="string">
            <text:p>3-404-25267-5</text:p>
          </table:table-cell>
          <table:table-cell/>
        </table:table-row>
        <table:table-row table:style-name="ro1">
          <table:table-cell office:value-type="string">
            <text:p>Geisterstunde</text:p>
          </table:table-cell>
          <table:table-cell/>
          <table:table-cell office:value-type="string">
            <text:p>Wolfgang Hohlbein</text:p>
          </table:table-cell>
          <table:table-cell office:value-type="string">
            <text:p>deutsch</text:p>
          </table:table-cell>
          <table:table-cell office:value-type="string">
            <text:p>3-404-25260-8</text:p>
          </table:table-cell>
          <table:table-cell/>
        </table:table-row>
        <table:table-row table:style-name="ro1">
          <table:table-cell office:value-type="string">
            <text:p>A Very Lizzie Christmas</text:p>
          </table:table-cell>
          <table:table-cell/>
          <table:table-cell office:value-type="string">
            <text:p>diverse</text:p>
          </table:table-cell>
          <table:table-cell office:value-type="string">
            <text:p>englisch</text:p>
          </table:table-cell>
          <table:table-cell office:value-type="string">
            <text:p>0-7868-4617-8</text:p>
          </table:table-cell>
          <table:table-cell/>
        </table:table-row>
        <table:table-row table:style-name="ro1">
          <table:table-cell office:value-type="string">
            <text:p>Andromeda</text:p>
          </table:table-cell>
          <table:table-cell office:value-type="string">
            <text:p>The Andromeda Strain</text:p>
          </table:table-cell>
          <table:table-cell office:value-type="string">
            <text:p>Michael Crichton</text:p>
          </table:table-cell>
          <table:table-cell office:value-type="string">
            <text:p>deutsch</text:p>
          </table:table-cell>
          <table:table-cell office:value-type="string">
            <text:p>3-426-03258-9</text:p>
          </table:table-cell>
          <table:table-cell/>
        </table:table-row>
        <table:table-row table:style-name="ro1">
          <table:table-cell office:value-type="string">
            <text:p>Die ihre Toten Essen</text:p>
          </table:table-cell>
          <table:table-cell office:value-type="string">
            <text:p>Eaters of the Dead</text:p>
          </table:table-cell>
          <table:table-cell office:value-type="string">
            <text:p>Michael Crichton</text:p>
          </table:table-cell>
          <table:table-cell office:value-type="string">
            <text:p>deutsch</text:p>
          </table:table-cell>
          <table:table-cell office:value-type="string">
            <text:p>3-426-60289-X</text:p>
          </table:table-cell>
          <table:table-cell/>
        </table:table-row>
        <table:table-row table:style-name="ro1">
          <table:table-cell office:value-type="string">
            <text:p>Zu viele Nächte</text:p>
          </table:table-cell>
          <table:table-cell office:value-type="string">
            <text:p>A Night Without Armor</text:p>
          </table:table-cell>
          <table:table-cell office:value-type="string">
            <text:p>Jewel</text:p>
          </table:table-cell>
          <table:table-cell office:value-type="string">
            <text:p>deutsch</text:p>
          </table:table-cell>
          <table:table-cell office:value-type="string">
            <text:p>3-442-44533-7</text:p>
          </table:table-cell>
          <table:table-cell/>
        </table:table-row>
        <table:table-row table:style-name="ro1">
          <table:table-cell office:value-type="string">
            <text:p>Schindlers Liste</text:p>
          </table:table-cell>
          <table:table-cell office:value-type="string">
            <text:p>Schindler's List</text:p>
          </table:table-cell>
          <table:table-cell office:value-type="string">
            <text:p>Thomas Keneally</text:p>
          </table:table-cell>
          <table:table-cell office:value-type="string">
            <text:p>deutsch</text:p>
          </table:table-cell>
          <table:table-cell office:value-type="string">
            <text:p>978-3-442-42529-7</text:p>
          </table:table-cell>
          <table:table-cell/>
        </table:table-row>
        <table:table-row table:style-name="ro1">
          <table:table-cell office:value-type="string">
            <text:p>Charity: Der dritte Mond</text:p>
          </table:table-cell>
          <table:table-cell/>
          <table:table-cell office:value-type="string">
            <text:p>Wolfgang Hohlbein</text:p>
          </table:table-cell>
          <table:table-cell office:value-type="string">
            <text:p>deutsch</text:p>
          </table:table-cell>
          <table:table-cell office:value-type="string">
            <text:p>3-404-23213-5</text:p>
          </table:table-cell>
          <table:table-cell/>
        </table:table-row>
        <table:table-row table:style-name="ro1">
          <table:table-cell office:value-type="string">
            <text:p>Charity: In den Ruinen von Paris</text:p>
          </table:table-cell>
          <table:table-cell/>
          <table:table-cell office:value-type="string">
            <text:p>Wolfgang Hohlbein</text:p>
          </table:table-cell>
          <table:table-cell office:value-type="string">
            <text:p>deutsch</text:p>
          </table:table-cell>
          <table:table-cell office:value-type="string">
            <text:p>3-404-23102-3</text:p>
          </table:table-cell>
          <table:table-cell/>
        </table:table-row>
        <table:table-row table:style-name="ro1">
          <table:table-cell office:value-type="string">
            <text:p>Charity: Die dunkle Seite des Mondes</text:p>
          </table:table-cell>
          <table:table-cell/>
          <table:table-cell office:value-type="string">
            <text:p>Wolfgang Hohlbein</text:p>
          </table:table-cell>
          <table:table-cell office:value-type="string">
            <text:p>deutsch</text:p>
          </table:table-cell>
          <table:table-cell office:value-type="string">
            <text:p>3-404-23121-X</text:p>
          </table:table-cell>
          <table:table-cell/>
        </table:table-row>
        <table:table-row table:style-name="ro1">
          <table:table-cell office:value-type="string">
            <text:p>Charity: Das Sternen-Inferno</text:p>
          </table:table-cell>
          <table:table-cell/>
          <table:table-cell office:value-type="string">
            <text:p>Wolfgang Hohlbein</text:p>
          </table:table-cell>
          <table:table-cell office:value-type="string">
            <text:p>deutsch</text:p>
          </table:table-cell>
          <table:table-cell office:value-type="string">
            <text:p>3-404-23117-1</text:p>
          </table:table-cell>
          <table:table-cell/>
        </table:table-row>
        <table:table-row table:style-name="ro1">
          <table:table-cell office:value-type="string">
            <text:p>Charity: Der Spinnen-Krieg</text:p>
          </table:table-cell>
          <table:table-cell/>
          <table:table-cell office:value-type="string">
            <text:p>Wolfgang Hohlbein</text:p>
          </table:table-cell>
          <table:table-cell office:value-type="string">
            <text:p>deutsch</text:p>
          </table:table-cell>
          <table:table-cell office:value-type="string">
            <text:p>3-404-23115-5</text:p>
          </table:table-cell>
          <table:table-cell/>
        </table:table-row>
        <table:table-row table:style-name="ro1">
          <table:table-cell office:value-type="string">
            <text:p>Charity: Die schwarze Festung</text:p>
          </table:table-cell>
          <table:table-cell/>
          <table:table-cell office:value-type="string">
            <text:p>Wolfgang Hohlbein</text:p>
          </table:table-cell>
          <table:table-cell office:value-type="string">
            <text:p>deutsch</text:p>
          </table:table-cell>
          <table:table-cell office:value-type="string">
            <text:p>3-404-23110-4</text:p>
          </table:table-cell>
          <table:table-cell/>
        </table:table-row>
        <table:table-row table:style-name="ro1">
          <table:table-cell office:value-type="string">
            <text:p>Charity: Die beste Frau der Space Force</text:p>
          </table:table-cell>
          <table:table-cell/>
          <table:table-cell office:value-type="string">
            <text:p>Wolfgang Hohlbein</text:p>
          </table:table-cell>
          <table:table-cell office:value-type="string">
            <text:p>deutsch</text:p>
          </table:table-cell>
          <table:table-cell office:value-type="string">
            <text:p>3-404-23096-5</text:p>
          </table:table-cell>
          <table:table-cell/>
        </table:table-row>
        <table:table-row table:style-name="ro1">
          <table:table-cell office:value-type="string">
            <text:p>Charity: Dunkel ist die Zukunft</text:p>
          </table:table-cell>
          <table:table-cell/>
          <table:table-cell office:value-type="string">
            <text:p>Wolfgang Hohlbein</text:p>
          </table:table-cell>
          <table:table-cell office:value-type="string">
            <text:p>deutsch</text:p>
          </table:table-cell>
          <table:table-cell office:value-type="string">
            <text:p>3-404-23098-1</text:p>
          </table:table-cell>
          <table:table-cell/>
        </table:table-row>
        <table:table-row table:style-name="ro1">
          <table:table-cell office:value-type="string">
            <text:p>Charity: Die Königin der Rebellen</text:p>
          </table:table-cell>
          <table:table-cell/>
          <table:table-cell office:value-type="string">
            <text:p>Wolfgang Hohlbein</text:p>
          </table:table-cell>
          <table:table-cell office:value-type="string">
            <text:p>deutsch</text:p>
          </table:table-cell>
          <table:table-cell office:value-type="string">
            <text:p>3-404-23100-7</text:p>
          </table:table-cell>
          <table:table-cell/>
        </table:table-row>
        <table:table-row table:style-name="ro1">
          <table:table-cell office:value-type="string">
            <text:p>Charity: Überfall auf Skytown</text:p>
          </table:table-cell>
          <table:table-cell/>
          <table:table-cell office:value-type="string">
            <text:p>Wolfgang Hohlbein</text:p>
          </table:table-cell>
          <table:table-cell office:value-type="string">
            <text:p>deutsch</text:p>
          </table:table-cell>
          <table:table-cell office:value-type="string">
            <text:p>3-404-23207-0</text:p>
          </table:table-cell>
          <table:table-cell/>
        </table:table-row>
        <table:table-row table:style-name="ro1">
          <table:table-cell office:value-type="string">
            <text:p>Charity: Die schlafende Armee</text:p>
          </table:table-cell>
          <table:table-cell/>
          <table:table-cell office:value-type="string">
            <text:p>Wolfgang Hohlbein</text:p>
          </table:table-cell>
          <table:table-cell office:value-type="string">
            <text:p>deutsch</text:p>
          </table:table-cell>
          <table:table-cell office:value-type="string">
            <text:p>3-404-23104-X</text:p>
          </table:table-cell>
          <table:table-cell/>
        </table:table-row>
        <table:table-row table:style-name="ro1">
          <table:table-cell office:value-type="string">
            <text:p>Charity: Hölle aus Feuer und Eis</text:p>
          </table:table-cell>
          <table:table-cell/>
          <table:table-cell office:value-type="string">
            <text:p>Wolfgang Hohlbein</text:p>
          </table:table-cell>
          <table:table-cell office:value-type="string">
            <text:p>deutsch</text:p>
          </table:table-cell>
          <table:table-cell office:value-type="string">
            <text:p>3-404-23106-6</text:p>
          </table:table-cell>
          <table:table-cell/>
        </table:table-row>
        <table:table-row table:style-name="ro1">
          <table:table-cell office:value-type="string">
            <text:p>Harry Potter and the Deathly Hallows</text:p>
          </table:table-cell>
          <table:table-cell/>
          <table:table-cell office:value-type="string">
            <text:p>J. K. Rowling</text:p>
          </table:table-cell>
          <table:table-cell office:value-type="string">
            <text:p>englisch</text:p>
          </table:table-cell>
          <table:table-cell office:value-type="string">
            <text:p>978-0-7475-9105-4</text:p>
          </table:table-cell>
          <table:table-cell/>
        </table:table-row>
        <table:table-row table:style-name="ro1">
          <table:table-cell office:value-type="string">
            <text:p>Harry Potter and the Half-Blood Prince</text:p>
          </table:table-cell>
          <table:table-cell/>
          <table:table-cell office:value-type="string">
            <text:p>J. K. Rowling</text:p>
          </table:table-cell>
          <table:table-cell office:value-type="string">
            <text:p>englisch</text:p>
          </table:table-cell>
          <table:table-cell office:value-type="string">
            <text:p>0-7475-8108-8</text:p>
          </table:table-cell>
          <table:table-cell/>
        </table:table-row>
        <table:table-row table:style-name="ro1">
          <table:table-cell office:value-type="string">
            <text:p>Drei lustige Gesellen – Erstes Buch</text:p>
          </table:table-cell>
          <table:table-cell office:value-type="string">
            <text:p>Naksitrallid</text:p>
          </table:table-cell>
          <table:table-cell office:value-type="string">
            <text:p>Eno Raud</text:p>
          </table:table-cell>
          <table:table-cell office:value-type="string">
            <text:p>deutsch</text:p>
          </table:table-cell>
          <table:table-cell table:number-columns-repeated="2"/>
        </table:table-row>
        <table:table-row table:style-name="ro1">
          <table:table-cell office:value-type="string">
            <text:p>Drei lustige Gesellen – Zweites Buch</text:p>
          </table:table-cell>
          <table:table-cell office:value-type="string">
            <text:p>Naksitrallid, Teine raamat</text:p>
          </table:table-cell>
          <table:table-cell office:value-type="string">
            <text:p>Eno Raud</text:p>
          </table:table-cell>
          <table:table-cell office:value-type="string">
            <text:p>deutsch</text:p>
          </table:table-cell>
          <table:table-cell table:number-columns-repeated="2"/>
        </table:table-row>
        <table:table-row table:style-name="ro1">
          <table:table-cell office:value-type="string">
            <text:p>Drei lustige Gesellen – Drittes Buch</text:p>
          </table:table-cell>
          <table:table-cell office:value-type="string">
            <text:p>Jälle need naksitrallid, Esimene raamat</text:p>
          </table:table-cell>
          <table:table-cell office:value-type="string">
            <text:p>Eno Raud</text:p>
          </table:table-cell>
          <table:table-cell office:value-type="string">
            <text:p>deutsch</text:p>
          </table:table-cell>
          <table:table-cell table:number-columns-repeated="2"/>
        </table:table-row>
        <table:table-row table:style-name="ro1">
          <table:table-cell office:value-type="string">
            <text:p>Drei lustige Gesellen – Viertes Buch</text:p>
          </table:table-cell>
          <table:table-cell office:value-type="string">
            <text:p>Jälle need naksitrallid, Teine raamat</text:p>
          </table:table-cell>
          <table:table-cell office:value-type="string">
            <text:p>Eno Raud</text:p>
          </table:table-cell>
          <table:table-cell office:value-type="string">
            <text:p>deutsch</text:p>
          </table:table-cell>
          <table:table-cell table:number-columns-repeated="2"/>
        </table:table-row>
        <table:table-row table:style-name="ro1">
          <table:table-cell office:value-type="string">
            <text:p>A Series of Unfortunate Events: The Bad Beginning</text:p>
          </table:table-cell>
          <table:table-cell/>
          <table:table-cell office:value-type="string">
            <text:p>Lemony Snicket</text:p>
          </table:table-cell>
          <table:table-cell office:value-type="string">
            <text:p>englisch</text:p>
          </table:table-cell>
          <table:table-cell office:value-type="string">
            <text:p>0-06-440766-7</text:p>
          </table:table-cell>
          <table:table-cell/>
        </table:table-row>
        <table:table-row table:style-name="ro1">
          <table:table-cell office:value-type="string">
            <text:p>Märchenmond</text:p>
          </table:table-cell>
          <table:table-cell/>
          <table:table-cell office:value-type="string">
            <text:p>Wolfgang Hohlbein, Heike Hohlbein</text:p>
          </table:table-cell>
          <table:table-cell office:value-type="string">
            <text:p>deutsch</text:p>
          </table:table-cell>
          <table:table-cell office:value-type="string">
            <text:p>3-453-13720-5</text:p>
          </table:table-cell>
          <table:table-cell/>
        </table:table-row>
        <table:table-row table:style-name="ro1">
          <table:table-cell office:value-type="string">
            <text:p>Harry Potter and the Sorcerer's Stone</text:p>
          </table:table-cell>
          <table:table-cell/>
          <table:table-cell office:value-type="string">
            <text:p>J. K. Rowling</text:p>
          </table:table-cell>
          <table:table-cell office:value-type="string">
            <text:p>englisch</text:p>
          </table:table-cell>
          <table:table-cell office:value-type="string">
            <text:p>0-590-35342-X</text:p>
          </table:table-cell>
          <table:table-cell/>
        </table:table-row>
        <table:table-row table:style-name="ro1">
          <table:table-cell office:value-type="string">
            <text:p>Harry Potter and the Order of the Phoenix</text:p>
          </table:table-cell>
          <table:table-cell/>
          <table:table-cell office:value-type="string">
            <text:p>J. K. Rowling</text:p>
          </table:table-cell>
          <table:table-cell office:value-type="string">
            <text:p>englisch</text:p>
          </table:table-cell>
          <table:table-cell office:value-type="string">
            <text:p>0-7475-7072-8</text:p>
          </table:table-cell>
          <table:table-cell/>
        </table:table-row>
        <table:table-row table:style-name="ro1">
          <table:table-cell office:value-type="string">
            <text:p>Harry Potter and the Goblet of Fire</text:p>
          </table:table-cell>
          <table:table-cell/>
          <table:table-cell office:value-type="string">
            <text:p>J. K. Rowling</text:p>
          </table:table-cell>
          <table:table-cell office:value-type="string">
            <text:p>englisch</text:p>
          </table:table-cell>
          <table:table-cell office:value-type="string">
            <text:p>0-7475-5099-9</text:p>
          </table:table-cell>
          <table:table-cell/>
        </table:table-row>
        <table:table-row table:style-name="ro1">
          <table:table-cell office:value-type="string">
            <text:p>Die Geschichte des großen Ringkrieges: Der Hobbit / Der Herr der Ringe</text:p>
          </table:table-cell>
          <table:table-cell office:value-type="string">
            <text:p>The Hobbit / The Lord of the Rings</text:p>
          </table:table-cell>
          <table:table-cell office:value-type="string">
            <text:p>J. R. R. Tolkien</text:p>
          </table:table-cell>
          <table:table-cell office:value-type="string">
            <text:p>deutsch</text:p>
          </table:table-cell>
          <table:table-cell office:value-type="string">
            <text:p>3-608-93320-4</text:p>
          </table:table-cell>
          <table:table-cell/>
        </table:table-row>
        <table:table-row table:style-name="ro1">
          <table:table-cell office:value-type="string">
            <text:p>Ein gutes Omen</text:p>
          </table:table-cell>
          <table:table-cell office:value-type="string">
            <text:p>Good Omens</text:p>
          </table:table-cell>
          <table:table-cell office:value-type="string">
            <text:p>Terry Pratchett, Neil Gaiman</text:p>
          </table:table-cell>
          <table:table-cell office:value-type="string">
            <text:p>deutsch</text:p>
          </table:table-cell>
          <table:table-cell office:value-type="string">
            <text:p>3-453-12677-7</text:p>
          </table:table-cell>
          <table:table-cell/>
        </table:table-row>
        <table:table-row table:style-name="ro1">
          <table:table-cell office:value-type="string">
            <text:p>You Don't Have To Be Evil To Work Here, But It Helps</text:p>
          </table:table-cell>
          <table:table-cell/>
          <table:table-cell office:value-type="string">
            <text:p>Tom Holt</text:p>
          </table:table-cell>
          <table:table-cell office:value-type="string">
            <text:p>englisch</text:p>
          </table:table-cell>
          <table:table-cell office:value-type="string">
            <text:p>978-1-84149-284-1</text:p>
          </table:table-cell>
          <table:table-cell/>
        </table:table-row>
        <table:table-row table:style-name="ro1">
          <table:table-cell office:value-type="string">
            <text:p>Der ganze Wahnsinn</text:p>
          </table:table-cell>
          <table:table-cell/>
          <table:table-cell office:value-type="string">
            <text:p>Terry Pratchett</text:p>
          </table:table-cell>
          <table:table-cell office:value-type="string">
            <text:p>deutsch</text:p>
          </table:table-cell>
          <table:table-cell office:value-type="string">
            <text:p>978-3-492-70155-6</text:p>
          </table:table-cell>
          <table:table-cell/>
        </table:table-row>
        <table:table-row table:style-name="ro1">
          <table:table-cell office:value-type="string">
            <text:p>Und übrigens noch was...</text:p>
          </table:table-cell>
          <table:table-cell office:value-type="string">
            <text:p>And Another Thing...</text:p>
          </table:table-cell>
          <table:table-cell office:value-type="string">
            <text:p>Eoin Colfer</text:p>
          </table:table-cell>
          <table:table-cell office:value-type="string">
            <text:p>deutsch</text:p>
          </table:table-cell>
          <table:table-cell office:value-type="string">
            <text:p>978-3-453-26640-7</text:p>
          </table:table-cell>
          <table:table-cell/>
        </table:table-row>
        <table:table-row table:style-name="ro1">
          <table:table-cell office:value-type="string">
            <text:p>Buffy the Vampire Slayer Staffel 8, Band 1: Die Rückkehr der Jägerin</text:p>
          </table:table-cell>
          <table:table-cell office:value-type="string">
            <text:p>Buffy the Vampire Slayer Season Eight Vol. 1: The Long Way Home</text:p>
          </table:table-cell>
          <table:table-cell office:value-type="string">
            <text:p>Joss Whedon</text:p>
          </table:table-cell>
          <table:table-cell office:value-type="string">
            <text:p>deutsch</text:p>
          </table:table-cell>
          <table:table-cell office:value-type="string">
            <text:p>978-3-866-07477-4</text:p>
          </table:table-cell>
          <table:table-cell/>
        </table:table-row>
        <table:table-row table:style-name="ro1">
          <table:table-cell office:value-type="string">
            <text:p>Die Gelehrten der Scheibenwelt</text:p>
          </table:table-cell>
          <table:table-cell office:value-type="string">
            <text:p>The Science of Discworld</text:p>
          </table:table-cell>
          <table:table-cell office:value-type="string">
            <text:p>Terry Pratchett, Ian Stewart, Jack Cohen</text:p>
          </table:table-cell>
          <table:table-cell office:value-type="string">
            <text:p>deutsch</text:p>
          </table:table-cell>
          <table:table-cell office:value-type="string">
            <text:p>3-453-17330-9</text:p>
          </table:table-cell>
          <table:table-cell/>
        </table:table-row>
        <table:table-row table:style-name="ro1">
          <table:table-cell office:value-type="string">
            <text:p>Einfache Fahrt</text:p>
          </table:table-cell>
          <table:table-cell/>
          <table:table-cell office:value-type="string">
            <text:p>Anne Sell</text:p>
          </table:table-cell>
          <table:table-cell office:value-type="string">
            <text:p>deutsch</text:p>
          </table:table-cell>
          <table:table-cell office:value-type="string">
            <text:p>3-89656-067-0</text:p>
          </table:table-cell>
          <table:table-cell/>
        </table:table-row>
        <table:table-row table:style-name="ro1">
          <table:table-cell office:value-type="string">
            <text:p>Unseen Academicals</text:p>
          </table:table-cell>
          <table:table-cell/>
          <table:table-cell office:value-type="string">
            <text:p>Terry Pratchett</text:p>
          </table:table-cell>
          <table:table-cell office:value-type="string">
            <text:p>englisch</text:p>
          </table:table-cell>
          <table:table-cell office:value-type="string">
            <text:p>978-0-3856-0934-0</text:p>
          </table:table-cell>
          <table:table-cell/>
        </table:table-row>
        <table:table-row table:style-name="ro1">
          <table:table-cell office:value-type="string">
            <text:p>Verblendung</text:p>
          </table:table-cell>
          <table:table-cell/>
          <table:table-cell office:value-type="string">
            <text:p>Stieg Larsson</text:p>
          </table:table-cell>
          <table:table-cell office:value-type="string">
            <text:p>deutsch</text:p>
          </table:table-cell>
          <table:table-cell office:value-type="string">
            <text:p>978-3-453-43245-1</text:p>
          </table:table-cell>
          <table:table-cell/>
        </table:table-row>
        <table:table-row table:style-name="ro1">
          <table:table-cell office:value-type="string">
            <text:p>Vergebung</text:p>
          </table:table-cell>
          <table:table-cell/>
          <table:table-cell office:value-type="string">
            <text:p>Stieg Larsson</text:p>
          </table:table-cell>
          <table:table-cell office:value-type="string">
            <text:p>deutsch</text:p>
          </table:table-cell>
          <table:table-cell office:value-type="string">
            <text:p>978-3-453-43406-6</text:p>
          </table:table-cell>
          <table:table-cell/>
        </table:table-row>
        <table:table-row table:style-name="ro1">
          <table:table-cell office:value-type="string">
            <text:p>Verdammnis</text:p>
          </table:table-cell>
          <table:table-cell/>
          <table:table-cell office:value-type="string">
            <text:p>Stieg Larsson</text:p>
          </table:table-cell>
          <table:table-cell office:value-type="string">
            <text:p>deutsch</text:p>
          </table:table-cell>
          <table:table-cell office:value-type="string">
            <text:p>978-3-453-43317-5</text:p>
          </table:table-cell>
          <table:table-cell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4">14.05.2010</text:date>, <text:time>11:4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11H35M11S</meta:editing-duration>
    <meta:editing-cycles>29</meta:editing-cycles>
    <meta:generator>OpenOffice.org/3.1$Win32 OpenOffice.org_project/310m19$Build-9420</meta:generator>
    <dc:date>2010-05-14T11:42:24.46</dc:date>
    <dc:creator>Stefan Stiller</dc:creator>
    <meta:document-statistic meta:table-count="3" meta:cell-count="1454" meta:object-count="0"/>
    <meta:user-defined meta:name="Info 1"/>
    <meta:user-defined meta:name="Info 2"/>
    <meta:user-defined meta:name="Info 3"/>
    <meta:user-defined meta:name="Info 4"/>
  </office:meta>
</office:document-meta>
</file>